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parent-style-name="DefaultParagraphFont" style:family="text">
      <style:text-properties fo:font-weight="bold"/>
    </style:style>
    <style:style style:name="T2" style:parent-style-name="DefaultParagraphFont" style:family="text">
      <style:text-properties fo:font-size="22.000000000000000pt" fo:font-weight="bold"/>
    </style:style>
    <style:style style:name="T3" style:parent-style-name="DefaultParagraphFont" style:family="text">
      <style:text-properties fo:font-size="20.000000000000000pt" fo:font-weight="bold" style:text-underline-style="solid" style:text-underline-type="single" style:text-underline-width="auto"/>
    </style:style>
    <style:style style:name="T4" style:parent-style-name="DefaultParagraphFont" style:family="text">
      <style:text-properties fo:font-size="16.000000000000000pt" fo:font-weight="bold"/>
    </style:style>
    <style:style style:name="T5" style:parent-style-name="DefaultParagraphFont" style:family="text">
      <style:text-properties fo:font-weight="100"/>
    </style:style>
    <style:style style:name="T6" style:parent-style-name="DefaultParagraphFont" style:family="text">
      <style:text-properties fo:font-size="12.000000000000000pt"/>
    </style:style>
    <style:style style:name="T7" style:family="text">
      <style:text-properties fo:font-weight="bold"/>
    </style:style>
    <style:style style:name="T8" style:family="text">
      <style:text-properties fo:font-weight="100"/>
    </style:style>
    <style:style style:name="T9" style:family="text">
      <style:text-properties fo:font-size="16.000000000000000pt" fo:font-weight="bold"/>
    </style:style>
    <style:style style:name="T10" style:family="text">
      <style:text-properties fo:background-color="transparent" fo:font-family="Sans Serif" fo:font-size="16.000000000000000pt" fo:font-style="normal" fo:font-variant="normal" fo:font-weight="bold" fo:text-transform="none" style:text-line-through-style="none" style:text-line-through-type="none" style:text-underline-color="font-color" style:text-underline-style="none" style:text-underline-type="none"/>
    </style:style>
    <style:style style:name="T11" style:parent-style-name="DefaultParagraphFont" style:family="text">
      <style:text-properties fo:font-size="14.000000000000000pt" fo:font-weight="bold" style:text-underline-style="solid" style:text-underline-type="single" style:text-underline-width="auto"/>
    </style:style>
    <style:style style:name="T13" style:parent-style-name="DefaultParagraphFont" style:family="text">
      <style:text-properties fo:font-size="12.000000000000000pt" fo:font-style="italic" fo:font-weight="bold"/>
    </style:style>
    <style:style style:name="T14" style:parent-style-name="DefaultParagraphFont" style:family="text">
      <style:text-properties fo:color="#000000" fo:font-size="16.000000000000000pt" fo:font-weight="bold"/>
    </style:style>
    <style:style style:name="T15" style:parent-style-name="DefaultParagraphFont" style:family="text">
      <style:text-properties fo:font-size="16.000000000000000pt"/>
    </style:style>
    <style:style style:name="T16" style:parent-style-name="DefaultParagraphFont" style:family="text">
      <style:text-properties fo:font-size="12.000000000000000pt" fo:font-weight="bold"/>
    </style:style>
    <style:style style:name="T17" style:parent-style-name="DefaultParagraphFont" style:family="text">
      <style:text-properties fo:font-size="12.000000000000000pt" fo:font-weight="bold" style:text-position="super"/>
    </style:style>
    <style:style style:name="T18" style:parent-style-name="DefaultParagraphFont" style:family="text">
      <style:text-properties fo:font-size="12.000000000000000pt" style:text-position="super"/>
    </style:style>
    <style:style style:name="T19" style:parent-style-name="texhtml" style:family="text">
      <style:text-properties fo:background-color="#ffffff" fo:color="#222222" fo:font-size="12.000000000000000pt" fo:font-weight="bold"/>
    </style:style>
    <style:style style:name="T20" style:parent-style-name="apple-converted-space" style:family="text">
      <style:text-properties fo:background-color="#ffffff" fo:color="#222222" fo:font-size="12.000000000000000pt" fo:font-weight="bold"/>
    </style:style>
    <style:style style:name="T21" style:parent-style-name="texhtml" style:family="text">
      <style:text-properties fo:background-color="#ffffff" fo:color="#222222" fo:font-size="12.000000000000000pt" fo:font-weight="bold" style:text-position="super"/>
    </style:style>
    <style:style style:name="T22" style:parent-style-name="DefaultParagraphFont" style:family="text">
      <style:text-properties fo:background-color="#ffffff" fo:color="#222222" fo:font-size="12.000000000000000pt" fo:font-weight="bold"/>
    </style:style>
    <style:style style:name="T23" style:parent-style-name="DefaultParagraphFont" style:family="text">
      <style:text-properties fo:background-color="#ffffff" fo:color="#222222" fo:font-size="12.000000000000000pt"/>
    </style:style>
    <style:style style:name="T24" style:parent-style-name="apple-converted-space" style:family="text">
      <style:text-properties fo:background-color="#ffffff" fo:color="#222222" fo:font-size="12.000000000000000pt"/>
    </style:style>
    <style:style style:name="T25" style:parent-style-name="DefaultParagraphFont" style:family="text">
      <style:text-properties fo:font-size="12.000000000000000pt" fo:font-weight="bold" style:text-position="sub"/>
    </style:style>
    <style:style style:name="T26" style:parent-style-name="DefaultParagraphFont" style:family="text">
      <style:text-properties fo:font-size="12.000000000000000pt" style:text-position="sub"/>
    </style:style>
    <style:style style:name="T27" style:parent-style-name="DefaultParagraphFont" style:family="text">
      <style:text-properties style:text-underline-style="solid" style:text-underline-type="single" style:text-underline-width="auto"/>
    </style:style>
    <style:style style:name="T28" style:parent-style-name="DefaultParagraphFont" style:family="text">
      <style:text-properties fo:font-style="italic"/>
    </style:style>
    <style:style style:name="T30" style:parent-style-name="DefaultParagraphFont" style:family="text">
      <style:text-properties style:text-position="sub"/>
    </style:style>
    <style:style style:name="T31" style:parent-style-name="DefaultParagraphFont" style:family="text">
      <style:text-properties fo:font-style="italic" style:text-position="sub"/>
    </style:style>
    <style:style style:name="T32" style:parent-style-name="DefaultParagraphFont" style:family="text">
      <style:text-properties style:text-position="super"/>
    </style:style>
    <style:style style:name="T33" style:parent-style-name="DefaultParagraphFont" style:family="text">
      <style:text-properties fo:background-color="#ffffff" fo:font-size="12.000000000000000pt" fo:font-weight="bold"/>
    </style:style>
    <style:style style:name="T34" style:parent-style-name="DefaultParagraphFont" style:family="text">
      <style:text-properties fo:font-weight="bold" style:text-position="sub"/>
    </style:style>
    <style:style style:name="T35" style:parent-style-name="DefaultParagraphFont" style:family="text">
      <style:text-properties fo:background-color="#ffffff" fo:font-size="12.000000000000000pt"/>
    </style:style>
    <style:style style:name="T36" style:parent-style-name="apple-converted-space" style:family="text">
      <style:text-properties fo:background-color="#ffffff" fo:font-size="12.000000000000000pt"/>
    </style:style>
    <style:style style:name="T37" style:parent-style-name="DefaultParagraphFont" style:family="text">
      <style:text-properties fo:background-color="#ffffff" fo:color="#222222" fo:font-size="12.000000000000000pt" fo:font-style="italic"/>
    </style:style>
    <style:style style:name="T38" style:parent-style-name="DefaultParagraphFont" style:family="text">
      <style:text-properties fo:background-color="#ffffff" fo:color="#222222" fo:font-size="12.000000000000000pt" fo:font-weight="bold" style:text-position="sub"/>
    </style:style>
    <style:style style:name="T39" style:parent-style-name="apple-converted-space" style:family="text">
      <style:text-properties fo:background-color="#ffffff" fo:color="#222222" fo:font-size="12.000000000000000pt" fo:font-weight="bold" style:text-position="sub"/>
    </style:style>
    <style:style style:name="T40" style:parent-style-name="apple-converted-space" style:family="text">
      <style:text-properties fo:background-color="#ffffff" fo:color="#222222" fo:font-size="12.000000000000000pt" style:text-position="sub"/>
    </style:style>
    <style:style style:name="T41" style:parent-style-name="DefaultParagraphFont" style:family="text">
      <style:text-properties fo:color="#222222" fo:font-size="12.000000000000000pt"/>
    </style:style>
    <style:style style:name="T42" style:parent-style-name="apple-converted-space" style:family="text">
      <style:text-properties fo:color="#222222" fo:font-size="12.000000000000000pt"/>
    </style:style>
    <style:style style:name="T43" style:parent-style-name="DefaultParagraphFont" style:family="text">
      <style:text-properties fo:color="#222222" fo:font-size="12.000000000000000pt" fo:font-weight="bold"/>
    </style:style>
    <style:style style:name="T44" style:parent-style-name="DefaultParagraphFont" style:family="text">
      <style:text-properties fo:color="#222222" fo:font-size="12.000000000000000pt" fo:font-weight="bold" style:text-position="sub"/>
    </style:style>
    <style:style style:name="T45" style:parent-style-name="apple-converted-space" style:family="text">
      <style:text-properties fo:color="#222222" fo:font-size="12.000000000000000pt" fo:font-weight="bold" style:text-position="sub"/>
    </style:style>
    <style:style style:name="T46" style:parent-style-name="apple-converted-space" style:family="text">
      <style:text-properties fo:color="#222222" fo:font-size="12.000000000000000pt" style:text-position="sub"/>
    </style:style>
    <style:style style:name="T47" style:parent-style-name="apple-converted-space" style:family="text">
      <style:text-properties fo:color="#222222" fo:font-size="12.000000000000000pt" fo:font-weight="bold"/>
    </style:style>
    <style:style style:name="T48" style:parent-style-name="apple-converted-space" style:family="text">
      <style:text-properties fo:color="#222222" fo:font-family="Calibri"/>
    </style:style>
    <style:style style:name="T49" style:parent-style-name="apple-converted-space" style:family="text">
      <style:text-properties fo:color="#222222" fo:font-family="Calibri" fo:font-weight="bold"/>
    </style:style>
    <style:style style:name="T50" style:parent-style-name="apple-converted-space" style:family="text">
      <style:text-properties fo:color="#222222" fo:font-family="Calibri" fo:font-weight="bold" style:text-position="sub"/>
    </style:style>
    <style:style style:name="T51" style:parent-style-name="DefaultParagraphFont" style:family="text">
      <style:text-properties fo:background-color="#ffffff" fo:color="#222222" fo:font-size="12.000000000000000pt" fo:font-style="italic" fo:font-weight="bold"/>
    </style:style>
    <style:style style:name="T52" style:parent-style-name="DefaultParagraphFont" style:family="text">
      <style:text-properties fo:background-color="#ffffff" fo:color="#222222" fo:font-style="italic" style:text-underline-style="solid" style:text-underline-type="single" style:text-underline-width="auto"/>
    </style:style>
    <style:style style:name="T53" style:parent-style-name="DefaultParagraphFont" style:family="text">
      <style:text-properties fo:background-color="#ffffff" fo:color="#222222" fo:font-weight="bold"/>
    </style:style>
    <style:style style:name="T54" style:parent-style-name="DefaultParagraphFont" style:family="text">
      <style:text-properties fo:background-color="#ffffff" fo:color="#222222"/>
    </style:style>
    <style:style style:name="T55" style:parent-style-name="DefaultParagraphFont" style:family="text">
      <style:text-properties fo:background-color="#ffffff" fo:color="#222222" fo:font-style="italic"/>
    </style:style>
    <style:style style:name="T56" style:parent-style-name="DefaultParagraphFont" style:family="text">
      <style:text-properties fo:background-color="#ffffff" fo:color="#222222" fo:font-size="10.500000000000000pt"/>
    </style:style>
    <style:style style:name="T57" style:parent-style-name="DefaultParagraphFont" style:family="text">
      <style:text-properties fo:country="IN" fo:font-size="12.000000000000000pt" fo:font-weight="bold"/>
    </style:style>
    <style:style style:name="T59" style:parent-style-name="DefaultParagraphFont" style:family="text">
      <style:text-properties fo:font-size="12.000000000000000pt" fo:font-style="italic"/>
    </style:style>
    <style:style style:name="T60" style:parent-style-name="DefaultParagraphFont" style:family="text">
      <style:text-properties fo:font-size="14.000000000000000pt" fo:font-weight="bold"/>
    </style:style>
    <style:style style:name="T61" style:parent-style-name="DefaultParagraphFont" style:family="text">
      <style:text-properties fo:font-size="14.000000000000000pt"/>
    </style:style>
    <style:style style:name="T62" style:parent-style-name="DefaultParagraphFont" style:family="text">
      <style:text-properties fo:font-weight="bold" style:text-underline-style="solid" style:text-underline-type="single" style:text-underline-width="auto"/>
    </style:style>
    <style:style style:name="T63" style:parent-style-name="DefaultParagraphFont" style:family="text">
      <style:text-properties fo:country="IN"/>
    </style:style>
    <style:style style:name="T64" style:parent-style-name="DefaultParagraphFont" style:family="text">
      <style:text-properties fo:country="IN" fo:font-style="italic"/>
    </style:style>
    <style:style style:name="T65" style:parent-style-name="DefaultParagraphFont" style:family="text">
      <style:text-properties fo:country="IN" style:text-position="super"/>
    </style:style>
    <style:style style:name="T66" style:parent-style-name="DefaultParagraphFont" style:family="text">
      <style:text-properties fo:font-style="italic" style:text-position="super"/>
    </style:style>
    <style:style style:name="T67" style:parent-style-name="DefaultParagraphFont" style:family="text">
      <style:text-properties fo:background-color="#ffffff" fo:color="#222222" fo:font-size="16.000000000000000pt" fo:font-weight="bold"/>
    </style:style>
    <style:style style:name="T68" style:parent-style-name="DefaultParagraphFont" style:family="text">
      <style:text-properties fo:font-size="12.000000000000000pt" fo:font-style="italic" style:text-position="super"/>
    </style:style>
    <style:style style:name="T69" style:parent-style-name="DefaultParagraphFont" style:family="text">
      <style:text-properties fo:font-size="14.000000000000000pt" fo:font-weight="bold" style:text-position="super"/>
    </style:style>
    <style:style style:name="T70" style:parent-style-name="DefaultParagraphFont" style:family="text">
      <style:text-properties fo:font-size="12.000000000000000pt" fo:font-weight="bold" style:text-underline-style="solid" style:text-underline-type="single" style:text-underline-width="auto"/>
    </style:style>
    <style:style style:name="T73" style:parent-style-name="Hyperlink" style:family="text">
      <style:text-properties fo:background-color="#ffffff" fo:font-size="12.000000000000000pt"/>
    </style:style>
    <style:style style:name="T74" style:parent-style-name="Hyperlink" style:family="text">
      <style:text-properties fo:font-size="12.000000000000000pt"/>
    </style:style>
    <style:style style:name="P1" style:parent-style-name="Normal" style:family="paragraph" style:master-page-name="Standard1">
      <style:paragraph-properties fo:line-height="100%" fo:margin-bottom="10.000000000000000pt" style:tab-stop-distance="36.000000000000000pt"/>
      <style:text-properties fo:country="US" fo:font-family="Calibri" fo:font-size="11.000000000000000pt" fo:language="en" style:use-window-font-color="true"/>
    </style:style>
    <style:style style:name="P2" style:parent-style-name="Normal" style:family="paragraph">
      <style:paragraph-properties fo:line-height="100%" fo:margin-bottom="10.000000000000000pt" style:tab-stop-distance="36.000000000000000pt"/>
      <style:text-properties fo:country="US" fo:font-family="Calibri" fo:font-size="20.000000000000000pt" fo:font-weight="bold" fo:language="en" style:text-underline-style="solid" style:text-underline-type="single" style:text-underline-width="auto" style:use-window-font-color="true"/>
    </style:style>
    <style:style style:name="P3" style:parent-style-name="Normal" style:family="paragraph">
      <style:paragraph-properties fo:line-height="100%" fo:margin-bottom="10.000000000000000pt" style:tab-stop-distance="36.000000000000000pt"/>
      <style:text-properties fo:country="US" fo:font-family="Calibri" fo:font-size="11.000000000000000pt" fo:language="en" style:use-window-font-color="true"/>
    </style:style>
    <style:style style:name="P4" style:parent-style-name="Normal" style:family="paragraph">
      <style:paragraph-properties fo:line-height="100%" fo:margin-bottom="10.000000000000000pt" fo:text-align="justify" style:tab-stop-distance="36.000000000000000pt"/>
      <style:text-properties fo:country="US" fo:font-family="Calibri" fo:font-size="11.000000000000000pt" fo:language="en" style:use-window-font-color="true"/>
    </style:style>
    <style:style style:name="P5" style:parent-style-name="Normal" style:family="paragraph">
      <style:paragraph-properties fo:line-height="100%" fo:margin-bottom="10.000000000000000pt" fo:text-align="justify" style:tab-stop-distance="36.000000000000000pt"/>
      <style:text-properties fo:country="US" fo:font-family="Calibri" fo:font-size="16.000000000000000pt" fo:font-weight="bold" fo:language="en" style:use-window-font-color="true"/>
    </style:style>
    <style:style style:name="P6" style:parent-style-name="Normal" style:family="paragraph">
      <style:paragraph-properties fo:line-height="100%" fo:margin-bottom="10.000000000000000pt" style:tab-stop-distance="36.000000000000000pt"/>
      <style:text-properties fo:country="US" fo:font-family="Calibri" fo:font-size="14.000000000000000pt" fo:font-weight="bold" fo:language="en" style:text-underline-style="solid" style:text-underline-type="single" style:text-underline-width="auto" style:use-window-font-color="true"/>
    </style:style>
    <style:style style:name="P7" style:parent-style-name="ListParagraph" style:family="paragraph" style:list-style-name="L11">
      <style:paragraph-properties fo:line-height="100%" fo:margin-bottom="10.000000000000000pt" fo:text-align="justify" style:tab-stop-distance="36.000000000000000pt"/>
      <style:text-properties fo:country="US" fo:font-family="Calibri" fo:font-size="11.000000000000000pt" fo:language="en" style:use-window-font-color="true"/>
    </style:style>
    <style:style style:name="P8" style:parent-style-name="ListParagraph" style:family="paragraph">
      <style:paragraph-properties fo:line-height="100%" fo:margin-bottom="10.000000000000000pt" fo:text-align="justify" style:tab-stop-distance="36.000000000000000pt"/>
      <style:text-properties fo:country="US" fo:font-family="Calibri" fo:font-size="11.000000000000000pt" fo:language="en" style:use-window-font-color="true"/>
    </style:style>
    <style:style style:name="P9" style:parent-style-name="ListParagraph" style:family="paragraph">
      <style:paragraph-properties fo:line-height="100%" fo:margin-bottom="10.000000000000000pt" fo:text-align="justify" style:tab-stop-distance="36.000000000000000pt"/>
      <style:text-properties fo:country="US" fo:font-family="Calibri" fo:font-size="12.000000000000000pt" fo:language="en" style:use-window-font-color="true"/>
    </style:style>
    <style:style style:name="P10" style:parent-style-name="Normal" style:family="paragraph">
      <style:paragraph-properties fo:line-height="100%" fo:margin-bottom="10.000000000000000pt" fo:text-align="justify" style:tab-stop-distance="36.000000000000000pt"/>
      <style:text-properties fo:color="#000000" fo:country="US" fo:font-family="Calibri" fo:font-size="16.000000000000000pt" fo:font-weight="bold" fo:language="en"/>
    </style:style>
    <style:style style:name="P11" style:parent-style-name="Normal" style:family="paragraph">
      <style:paragraph-properties fo:line-height="100%" fo:margin-bottom="10.000000000000000pt" fo:text-align="justify" style:tab-stop-distance="36.000000000000000pt"/>
      <style:text-properties fo:country="US" fo:font-family="Calibri" fo:font-size="14.000000000000000pt" fo:font-weight="bold" fo:language="en" style:use-window-font-color="true"/>
    </style:style>
    <style:style style:name="P12" style:parent-style-name="Normal" style:family="paragraph">
      <style:paragraph-properties fo:line-height="100%" fo:margin-bottom="10.000000000000000pt" fo:margin-left="72.000000000000000pt" fo:text-align="justify" fo:text-indent="36.000000000000000pt" style:tab-stop-distance="36.000000000000000pt"/>
      <style:text-properties fo:country="US" fo:font-family="Calibri" fo:font-size="12.000000000000000pt" fo:font-weight="bold" fo:language="en" style:use-window-font-color="true"/>
    </style:style>
    <style:style style:name="P13" style:parent-style-name="Normal" style:family="paragraph">
      <style:paragraph-properties fo:line-height="100%" fo:margin-bottom="10.000000000000000pt" fo:margin-left="72.000000000000000pt" fo:text-align="justify" fo:text-indent="36.000000000000000pt" style:tab-stop-distance="36.000000000000000pt"/>
      <style:text-properties fo:country="US" fo:font-family="Calibri" fo:font-size="11.000000000000000pt" fo:language="en" style:use-window-font-color="true"/>
    </style:style>
    <style:style style:name="P14" style:parent-style-name="Normal" style:family="paragraph">
      <style:paragraph-properties fo:line-height="100%" fo:margin-bottom="10.000000000000000pt" fo:text-align="justify" style:tab-stop-distance="36.000000000000000pt"/>
      <style:text-properties fo:country="US" fo:font-family="Calibri" fo:font-size="12.000000000000000pt" fo:font-weight="bold" fo:language="en" style:text-underline-style="solid" style:text-underline-type="single" style:text-underline-width="auto" style:use-window-font-color="true"/>
    </style:style>
    <style:style style:name="P15" style:parent-style-name="ListParagraph" style:family="paragraph" style:list-style-name="L2">
      <style:paragraph-properties fo:line-height="100%" fo:margin-bottom="10.000000000000000pt" fo:text-align="justify" style:tab-stop-distance="36.000000000000000pt"/>
      <style:text-properties fo:country="US" fo:font-family="Calibri" fo:font-size="11.000000000000000pt" fo:language="en" style:use-window-font-color="true"/>
    </style:style>
    <style:style style:name="P16" style:parent-style-name="Normal" style:family="paragraph">
      <style:paragraph-properties fo:line-height="100%" fo:margin-bottom="0.000000000000000pt" fo:text-align="justify" style:tab-stop-distance="36.000000000000000pt"/>
      <style:text-properties fo:country="US" fo:font-family="Calibri" fo:font-size="11.000000000000000pt" fo:language="en" style:use-window-font-color="true"/>
    </style:style>
    <style:style style:name="P17" style:parent-style-name="Normal" style:family="paragraph">
      <style:paragraph-properties fo:line-height="100%" fo:margin-bottom="0.000000000000000pt" fo:text-align="justify" fo:text-indent="36.000000000000000pt" style:tab-stop-distance="36.000000000000000pt"/>
      <style:text-properties fo:country="US" fo:font-family="Calibri" fo:font-size="11.000000000000000pt" fo:language="en" style:use-window-font-color="true"/>
    </style:style>
    <style:style style:name="P18" style:parent-style-name="Normal" style:family="paragraph">
      <style:paragraph-properties fo:line-height="100%" fo:margin-bottom="0.000000000000000pt" fo:margin-left="36.000000000000000pt" fo:text-align="justify" style:tab-stop-distance="36.000000000000000pt"/>
      <style:text-properties fo:country="US" fo:font-family="Calibri" fo:font-size="11.000000000000000pt" fo:language="en" style:use-window-font-color="true"/>
    </style:style>
    <style:style style:name="P19" style:parent-style-name="Normal" style:family="paragraph">
      <style:paragraph-properties fo:line-height="100%" fo:margin-bottom="0.000000000000000pt" fo:margin-left="36.000000000000000pt" fo:text-align="justify" fo:text-indent="36.000000000000000pt" style:tab-stop-distance="36.000000000000000pt"/>
      <style:text-properties fo:country="US" fo:font-family="Calibri" fo:font-size="11.000000000000000pt" fo:language="en" style:use-window-font-color="true"/>
    </style:style>
    <style:style style:name="P20" style:parent-style-name="Normal" style:family="paragraph">
      <style:paragraph-properties fo:line-height="115%" fo:margin-bottom="10.000000000000000pt" style:tab-stop-distance="36.000000000000000pt"/>
      <style:text-properties fo:country="US" fo:font-family="Calibri" fo:font-size="11.000000000000000pt" fo:language="en" style:use-window-font-color="true"/>
    </style:style>
    <style:style style:name="P21" style:parent-style-name="Normal" style:family="paragraph">
      <style:paragraph-properties fo:line-height="100%" fo:margin-bottom="10.000000000000000pt" style:tab-stop-distance="36.000000000000000pt"/>
      <style:text-properties fo:country="US" fo:font-family="Calibri" fo:font-size="14.000000000000000pt" fo:font-weight="bold" fo:language="en" style:use-window-font-color="true"/>
    </style:style>
    <style:style style:name="P22" style:parent-style-name="Normal" style:family="paragraph">
      <style:paragraph-properties fo:line-height="100%" fo:margin-bottom="10.000000000000000pt" style:tab-stop-distance="36.000000000000000pt"/>
      <style:text-properties fo:country="US" fo:font-family="Calibri" fo:font-size="16.000000000000000pt" fo:font-weight="bold" fo:language="en" style:use-window-font-color="true"/>
    </style:style>
    <style:style style:name="P23" style:parent-style-name="Normal" style:family="paragraph">
      <style:paragraph-properties fo:line-height="100%" fo:margin-bottom="10.000000000000000pt" fo:margin-left="108.000000000000000pt" fo:text-align="justify" fo:text-indent="36.000000000000000pt" style:tab-stop-distance="36.000000000000000pt"/>
      <style:text-properties fo:country="US" fo:font-family="Calibri" fo:font-size="11.000000000000000pt" fo:language="en" style:use-window-font-color="true"/>
    </style:style>
    <style:style style:name="P24" style:parent-style-name="Normal" style:family="paragraph">
      <style:paragraph-properties fo:line-height="100%" fo:margin-bottom="10.000000000000000pt" style:tab-stop-distance="36.000000000000000pt"/>
      <style:text-properties fo:color="#222222" fo:country="US" fo:font-family="Calibri" fo:font-size="11.000000000000000pt" fo:language="en"/>
    </style:style>
    <style:style style:name="P25" style:parent-style-name="NormalWeb" style:family="paragraph">
      <style:paragraph-properties fo:background-color="#ffffff" fo:margin-top="6.000000000000000pt" fo:text-align="justify" style:tab-stop-distance="36.000000000000000pt"/>
      <style:text-properties style:use-window-font-color="true"/>
    </style:style>
    <style:style style:name="P26" style:parent-style-name="Normal" style:family="paragraph">
      <style:paragraph-properties fo:background-color="#ffffff" fo:line-height="100%" fo:margin-bottom="10.000000000000000pt" fo:margin-top="6.000000000000000pt" style:tab-stop-distance="36.000000000000000pt"/>
      <style:text-properties fo:country="US" fo:font-family="Calibri" fo:font-size="11.000000000000000pt" fo:language="en" style:use-window-font-color="true"/>
    </style:style>
    <style:style style:name="P27" style:parent-style-name="Normal" style:family="paragraph">
      <style:paragraph-properties fo:line-height="115%" fo:margin-bottom="10.000000000000000pt" style:tab-stop-distance="36.000000000000000pt"/>
      <style:text-properties fo:country="US" fo:font-family="Calibri" fo:font-size="11.000000000000000pt" fo:font-weight="bold" fo:language="en" style:use-window-font-color="true"/>
    </style:style>
    <style:style style:name="P28" style:parent-style-name="Normal" style:family="paragraph">
      <style:paragraph-properties fo:background-color="#ffffff" fo:line-height="100%" fo:margin-bottom="10.000000000000000pt" fo:margin-top="6.000000000000000pt" style:tab-stop-distance="36.000000000000000pt"/>
      <style:text-properties fo:color="#222222" fo:country="US" fo:font-family="Calibri" fo:font-size="11.000000000000000pt" fo:language="en"/>
    </style:style>
    <style:style style:name="P29" style:parent-style-name="Normal" style:family="paragraph" style:list-style-name="L31">
      <style:paragraph-properties fo:background-color="#ffffff" fo:line-height="100%" fo:margin-bottom="10.000000000000000pt" fo:margin-left="19.200000000000003pt" fo:margin-top="5.000000000000000pt" style:tab-stop-distance="36.000000000000000pt"/>
      <style:text-properties fo:country="US" fo:font-family="Calibri" fo:font-size="11.000000000000000pt" fo:language="en" style:use-window-font-color="true"/>
    </style:style>
    <style:style style:name="P30" style:parent-style-name="Normal" style:family="paragraph">
      <style:paragraph-properties fo:background-color="#ffffff" fo:line-height="100%" fo:margin-bottom="10.000000000000000pt" fo:margin-left="91.200000000000003pt" fo:margin-top="5.000000000000000pt" style:tab-stop-distance="36.000000000000000pt"/>
      <style:text-properties fo:country="US" fo:font-family="Calibri" fo:font-size="11.000000000000000pt" fo:language="en" style:use-window-font-color="true"/>
    </style:style>
    <style:style style:name="P31" style:parent-style-name="Normal" style:family="paragraph">
      <style:paragraph-properties fo:background-color="#ffffff" fo:line-height="100%" fo:margin-bottom="10.000000000000000pt" fo:margin-left="1.200000000000000pt" fo:margin-top="5.000000000000000pt" style:tab-stop-distance="36.000000000000000pt"/>
      <style:text-properties fo:country="US" fo:font-family="Calibri" fo:font-size="11.000000000000000pt" fo:language="en" style:use-window-font-color="true"/>
    </style:style>
    <style:style style:name="P32" style:parent-style-name="Normal" style:family="paragraph">
      <style:paragraph-properties fo:line-height="100%" fo:margin-bottom="10.000000000000000pt" fo:text-align="justify" style:tab-stop-distance="36.000000000000000pt"/>
      <style:text-properties fo:country="US" fo:font-family="Calibri" fo:font-size="12.000000000000000pt" fo:language="en" style:text-position="sub" style:use-window-font-color="true"/>
    </style:style>
    <style:style style:name="P33" style:parent-style-name="Normal" style:family="paragraph">
      <style:paragraph-properties fo:line-height="100%" fo:margin-bottom="0.000000000000000pt" fo:text-align="justify" style:tab-stop-distance="36.000000000000000pt"/>
      <style:text-properties fo:background-color="#ffffff" fo:color="#222222" fo:country="US" fo:font-family="Calibri" fo:font-size="11.000000000000000pt" fo:language="en"/>
    </style:style>
    <style:style style:name="P34" style:parent-style-name="Normal" style:family="paragraph">
      <style:paragraph-properties fo:line-height="100%" fo:margin-bottom="10.000000000000000pt" fo:text-align="justify" style:tab-stop-distance="36.000000000000000pt"/>
      <style:text-properties fo:background-color="#ffffff" fo:color="#222222" fo:country="US" fo:font-family="Calibri" fo:font-size="16.000000000000000pt" fo:font-weight="bold" fo:language="en"/>
    </style:style>
    <style:style style:name="P35" style:parent-style-name="Normal" style:family="paragraph">
      <style:paragraph-properties fo:line-height="100%" fo:margin-bottom="10.000000000000000pt" style:tab-stop-distance="36.000000000000000pt"/>
      <style:text-properties fo:country="US" fo:font-family="Calibri" fo:font-size="16.000000000000000pt" fo:language="en" style:use-window-font-color="true"/>
    </style:style>
    <style:style style:name="P36" style:parent-style-name="ListParagraph" style:family="paragraph" style:list-style-name="L11">
      <style:paragraph-properties fo:line-height="100%" fo:margin-bottom="10.000000000000000pt" style:tab-stop-distance="36.000000000000000pt"/>
      <style:text-properties fo:country="US" fo:font-family="Calibri" fo:font-size="11.000000000000000pt" fo:language="en" style:use-window-font-color="true"/>
    </style:style>
    <style:style style:name="P37" style:parent-style-name="ListParagraph" style:family="paragraph" style:list-style-name="L41">
      <style:paragraph-properties fo:line-height="115%" fo:margin-bottom="10.000000000000000pt" style:tab-stop-distance="36.000000000000000pt"/>
      <style:text-properties fo:country="US" fo:font-family="Calibri" fo:font-size="11.000000000000000pt" fo:language="en" style:use-window-font-color="true"/>
    </style:style>
    <style:style style:name="P38" style:parent-style-name="Normal" style:family="paragraph">
      <style:paragraph-properties fo:line-height="100%" fo:margin-bottom="10.000000000000000pt" style:tab-stop-distance="36.000000000000000pt"/>
      <style:text-properties fo:country="US" fo:font-family="Calibri" fo:font-size="12.000000000000000pt" fo:language="en" style:use-window-font-color="true"/>
    </style:style>
    <style:style style:name="P39" style:parent-style-name="ListParagraph" style:family="paragraph" style:list-style-name="L51">
      <style:paragraph-properties fo:line-height="100%" fo:margin-bottom="10.000000000000000pt" fo:text-align="justify" style:tab-stop-distance="36.000000000000000pt"/>
      <style:text-properties fo:country="US" fo:font-family="Calibri" fo:font-size="11.000000000000000pt" fo:language="en" style:use-window-font-color="true"/>
    </style:style>
    <style:style style:name="P40" style:parent-style-name="ListParagraph" style:family="paragraph" style:list-style-name="L61">
      <style:paragraph-properties fo:line-height="100%" fo:margin-bottom="10.000000000000000pt" fo:text-align="justify" style:tab-stop-distance="36.000000000000000pt"/>
      <style:text-properties fo:country="US" fo:font-family="Calibri" fo:font-size="11.000000000000000pt" fo:language="en" style:use-window-font-color="true"/>
    </style:style>
    <style:style style:name="P41" style:parent-style-name="ListParagraph" style:family="paragraph">
      <style:paragraph-properties fo:line-height="100%" fo:margin-bottom="10.000000000000000pt" style:tab-stop-distance="36.000000000000000pt"/>
      <style:text-properties fo:country="US" fo:font-family="Calibri" fo:font-size="12.000000000000000pt" fo:language="en" style:use-window-font-color="true"/>
    </style:style>
    <style:style style:name="P42" style:parent-style-name="Normal" style:family="paragraph" style:list-style-name="L8">
      <style:paragraph-properties fo:line-height="100%" fo:margin-bottom="10.000000000000000pt" fo:text-align="justify" style:tab-stop-distance="36.000000000000000pt"/>
      <style:text-properties fo:country="US" fo:font-family="Calibri" fo:font-size="11.000000000000000pt" fo:language="en" style:use-window-font-color="true"/>
    </style:style>
    <style:style style:name="P43" style:parent-style-name="ListParagraph" style:family="paragraph" style:list-style-name="L7">
      <style:paragraph-properties fo:line-height="115%" fo:margin-bottom="10.000000000000000pt" style:tab-stop-distance="36.000000000000000pt"/>
      <style:text-properties fo:country="US" fo:font-family="Calibri" fo:font-size="11.000000000000000pt" fo:language="en" style:use-window-font-color="true"/>
    </style:style>
    <style:style style:name="P44" style:parent-style-name="ListParagraph" style:family="paragraph" style:list-style-name="L9">
      <style:paragraph-properties fo:line-height="100%" fo:margin-bottom="10.000000000000000pt" fo:text-align="justify" style:tab-stop-distance="36.000000000000000pt"/>
      <style:text-properties fo:country="US" fo:font-family="Calibri" fo:font-size="11.000000000000000pt" fo:language="en" style:use-window-font-color="true"/>
    </style:style>
    <style:style style:name="P45" style:parent-style-name="ListParagraph" style:family="paragraph" style:list-style-name="L101">
      <style:paragraph-properties fo:line-height="100%" fo:margin-bottom="10.000000000000000pt" fo:text-align="justify" style:tab-stop-distance="36.000000000000000pt"/>
      <style:text-properties fo:country="US" fo:font-family="Calibri" fo:font-size="11.000000000000000pt" fo:language="en" style:use-window-font-color="true"/>
    </style:style>
    <style:style style:name="P46" style:parent-style-name="Normal" style:family="paragraph">
      <style:paragraph-properties fo:line-height="100%" fo:margin-bottom="10.000000000000000pt" fo:text-align="justify" fo:text-indent="36.000000000000000pt" style:tab-stop-distance="36.000000000000000pt"/>
      <style:text-properties fo:country="US" fo:font-family="Calibri" fo:font-size="11.000000000000000pt" fo:language="en" style:use-window-font-color="true"/>
    </style:style>
    <style:style style:name="P47" style:parent-style-name="Normal" style:family="paragraph">
      <style:paragraph-properties fo:line-height="100%" fo:margin-bottom="10.000000000000000pt" fo:text-align="justify" fo:text-indent="36.000000000000000pt" style:tab-stop-distance="36.000000000000000pt"/>
      <style:text-properties fo:country="US" fo:font-family="Calibri" fo:font-size="12.000000000000000pt" fo:font-weight="bold" fo:language="en" style:use-window-font-color="true"/>
    </style:style>
    <style:style style:name="P48" style:parent-style-name="Normal" style:family="paragraph" style:list-style-name="L12">
      <style:paragraph-properties fo:line-height="100%" fo:margin-bottom="10.000000000000000pt" fo:text-align="justify" fo:text-indent="36.000000000000000pt" style:tab-stop-distance="36.000000000000000pt"/>
      <style:text-properties fo:country="US" fo:font-family="Calibri" fo:font-size="11.000000000000000pt" fo:language="en" style:use-window-font-color="true"/>
    </style:style>
    <style:style style:name="P49" style:parent-style-name="ListParagraph" style:family="paragraph" style:list-style-name="L115">
      <style:paragraph-properties fo:line-height="115%" fo:margin-bottom="10.000000000000000pt" style:tab-stop-distance="36.000000000000000pt"/>
      <style:text-properties fo:country="US" fo:font-family="Calibri" fo:font-size="11.000000000000000pt" fo:language="en" style:use-window-font-color="true"/>
    </style:style>
    <style:style style:name="P50" style:parent-style-name="Normal" style:family="paragraph" style:list-style-name="L2">
      <style:paragraph-properties fo:line-height="100%" fo:margin-bottom="10.000000000000000pt" fo:text-align="justify" style:tab-stop-distance="36.000000000000000pt"/>
      <style:text-properties fo:country="US" fo:font-family="Calibri" fo:font-size="11.000000000000000pt" fo:language="en" style:use-window-font-color="true"/>
    </style:style>
    <style:style style:name="P51" style:parent-style-name="Normal" style:family="paragraph">
      <style:paragraph-properties fo:line-height="100%" fo:margin-bottom="10.000000000000000pt" fo:text-align="justify" style:tab-stop-distance="36.000000000000000pt"/>
      <style:text-properties fo:country="US" fo:font-family="Calibri" fo:font-size="12.000000000000000pt" fo:language="en" style:use-window-font-color="true"/>
    </style:style>
    <style:style style:name="P52" style:parent-style-name="Normal" style:family="paragraph">
      <style:paragraph-properties fo:line-height="100%" fo:margin-bottom="10.000000000000000pt" fo:text-align="justify" style:tab-stop-distance="36.000000000000000pt"/>
      <style:text-properties fo:country="US" fo:font-family="Calibri" fo:font-size="12.000000000000000pt" fo:font-weight="bold" fo:language="en" style:use-window-font-color="true"/>
    </style:style>
    <style:style style:name="P53" style:parent-style-name="ListParagraph" style:family="paragraph" style:list-style-name="L13">
      <style:paragraph-properties fo:line-height="150%" fo:margin-bottom="10.000000000000000pt" fo:text-align="justify" style:tab-stop-distance="36.000000000000000pt"/>
      <style:text-properties fo:country="US" fo:font-family="Calibri" fo:font-size="11.000000000000000pt" fo:language="en" style:use-window-font-color="true"/>
    </style:style>
    <style:style style:name="P54" style:parent-style-name="ListParagraph" style:family="paragraph">
      <style:paragraph-properties fo:line-height="150%" fo:margin-bottom="10.000000000000000pt" fo:margin-left="54.000000000000000pt" fo:text-align="justify" style:tab-stop-distance="36.000000000000000pt"/>
      <style:text-properties fo:country="US" fo:font-family="Calibri" fo:font-size="11.000000000000000pt" fo:language="en" style:use-window-font-color="true"/>
    </style:style>
    <style:style style:name="P55" style:parent-style-name="ListParagraph" style:family="paragraph" style:list-style-name="L14">
      <style:paragraph-properties fo:line-height="100%" fo:margin-bottom="10.000000000000000pt" fo:text-align="justify" style:tab-stop-distance="36.000000000000000pt"/>
      <style:text-properties fo:country="US" fo:font-family="Calibri" fo:font-size="11.000000000000000pt" fo:language="en" style:use-window-font-color="true"/>
    </style:style>
    <style:style style:name="P56" style:parent-style-name="ListParagraph" style:family="paragraph">
      <style:paragraph-properties fo:line-height="100%" fo:margin-bottom="10.000000000000000pt" fo:text-align="justify" fo:text-indent="36.000000000000000pt" style:tab-stop-distance="36.000000000000000pt"/>
      <style:text-properties fo:country="US" fo:font-family="Calibri" fo:font-size="11.000000000000000pt" fo:language="en" style:use-window-font-color="true"/>
    </style:style>
    <style:style style:name="P57" style:parent-style-name="ListParagraph" style:family="paragraph">
      <style:paragraph-properties fo:line-height="100%" fo:margin-bottom="10.000000000000000pt" fo:margin-left="25.100000000000001pt" fo:text-align="justify" style:tab-stop-distance="36.000000000000000pt"/>
      <style:text-properties fo:country="US" fo:font-family="Calibri" fo:font-size="20.000000000000000pt" fo:font-weight="bold" fo:language="en" style:text-underline-style="solid" style:text-underline-type="single" style:text-underline-width="auto" style:use-window-font-color="true"/>
    </style:style>
    <style:style style:name="P58" style:parent-style-name="ListParagraph" style:family="paragraph">
      <style:paragraph-properties fo:line-height="100%" fo:margin-bottom="10.000000000000000pt" fo:margin-left="25.100000000000001pt" fo:text-align="justify" style:tab-stop-distance="36.000000000000000pt"/>
      <style:text-properties fo:country="US" fo:font-family="Calibri" fo:font-size="11.000000000000000pt" fo:language="en" style:use-window-font-color="true"/>
    </style:style>
    <style:style style:name="P59" style:parent-style-name="ListParagraph" style:family="paragraph" style:list-style-name="L15">
      <style:paragraph-properties fo:line-height="100%" fo:margin-bottom="10.000000000000000pt" fo:text-align="justify" style:tab-stop-distance="36.000000000000000pt"/>
      <style:text-properties fo:country="US" fo:font-family="Calibri" fo:font-size="11.000000000000000pt" fo:language="en" style:use-window-font-color="true"/>
    </style:style>
    <style:style style:name="P60" style:parent-style-name="ListParagraph" style:family="paragraph">
      <style:paragraph-properties fo:line-height="100%" fo:margin-bottom="10.000000000000000pt" fo:margin-left="61.100000000000001pt" fo:text-align="justify" style:tab-stop-distance="36.000000000000000pt"/>
      <style:text-properties fo:country="US" fo:font-family="Calibri" fo:font-size="16.000000000000000pt" fo:language="en" style:use-window-font-color="true"/>
    </style:style>
    <style:style style:name="P61" style:parent-style-name="ListParagraph" style:family="paragraph">
      <style:paragraph-properties fo:line-height="100%" fo:margin-bottom="0.000000000000000pt" fo:margin-left="61.100000000000001pt" fo:text-align="justify" style:tab-stop-distance="36.000000000000000pt"/>
      <style:text-properties fo:country="US" fo:font-family="Calibri" fo:font-size="11.000000000000000pt" fo:language="en" style:use-window-font-color="true"/>
    </style:style>
    <style:style style:name="P62" style:parent-style-name="ListParagraph" style:family="paragraph">
      <style:paragraph-properties fo:line-height="100%" fo:margin-bottom="0.000000000000000pt" fo:margin-left="61.100000000000001pt" fo:text-align="justify" style:tab-stop-distance="36.000000000000000pt"/>
      <style:text-properties fo:country="US" fo:font-family="Calibri" fo:font-size="12.000000000000000pt" fo:language="en" style:use-window-font-color="true"/>
    </style:style>
    <style:style style:name="P63" style:parent-style-name="Normal" style:family="paragraph">
      <style:paragraph-properties fo:line-height="100%" fo:margin-bottom="0.000000000000000pt" fo:text-align="justify" style:tab-stop-distance="36.000000000000000pt"/>
      <style:text-properties fo:country="US" fo:font-family="Calibri" fo:font-size="12.000000000000000pt" fo:language="en" style:use-window-font-color="true"/>
    </style:style>
    <style:style style:name="P64" style:parent-style-name="Normal" style:family="paragraph">
      <style:paragraph-properties fo:line-height="100%" fo:margin-bottom="0.000000000000000pt" fo:margin-left="25.100000000000001pt" fo:text-align="justify" fo:text-indent="36.000000000000000pt" style:tab-stop-distance="36.000000000000000pt"/>
      <style:text-properties fo:country="US" fo:font-family="Calibri" fo:font-size="11.000000000000000pt" fo:language="en" style:use-window-font-color="true"/>
    </style:style>
    <style:style style:name="P65" style:parent-style-name="Normal" style:family="paragraph">
      <style:paragraph-properties fo:line-height="100%" fo:margin-bottom="0.000000000000000pt" fo:margin-left="61.100000000000001pt" fo:text-align="justify" fo:text-indent="36.000000000000000pt" style:tab-stop-distance="36.000000000000000pt"/>
      <style:text-properties fo:country="US" fo:font-family="Calibri" fo:font-size="11.000000000000000pt" fo:language="en" style:use-window-font-color="true"/>
    </style:style>
    <style:style style:name="P66" style:parent-style-name="ListParagraph" style:family="paragraph">
      <style:paragraph-properties fo:line-height="100%" fo:margin-bottom="0.000000000000000pt" fo:text-align="justify" style:tab-stop-distance="36.000000000000000pt"/>
      <style:text-properties fo:country="US" fo:font-family="Calibri" fo:font-size="11.000000000000000pt" fo:language="en" style:use-window-font-color="true"/>
    </style:style>
    <style:style style:name="P67" style:parent-style-name="Normal" style:family="paragraph">
      <style:paragraph-properties fo:line-height="100%" fo:margin-bottom="0.000000000000000pt" fo:text-align="justify" style:tab-stop-distance="36.000000000000000pt"/>
      <style:text-properties fo:country="US" fo:font-family="Calibri" fo:font-size="12.000000000000000pt" fo:font-weight="bold" fo:language="en" style:use-window-font-color="true"/>
    </style:style>
    <style:style style:name="P68" style:parent-style-name="ListParagraph" style:family="paragraph">
      <style:paragraph-properties fo:line-height="100%" fo:margin-bottom="0.000000000000000pt" fo:margin-left="38.750000000000000pt" fo:text-align="justify" style:tab-stop-distance="36.000000000000000pt"/>
      <style:text-properties fo:country="US" fo:font-family="Calibri" fo:font-size="12.000000000000000pt" fo:font-weight="bold" fo:language="en" style:use-window-font-color="true"/>
    </style:style>
    <style:style style:name="P69" style:parent-style-name="ListParagraph" style:family="paragraph" style:list-style-name="L161">
      <style:paragraph-properties fo:line-height="100%" fo:margin-bottom="0.000000000000000pt" fo:text-align="justify" style:tab-stop-distance="36.000000000000000pt"/>
      <style:text-properties fo:country="US" fo:font-family="Calibri" fo:font-size="11.000000000000000pt" fo:language="en" style:use-window-font-color="true"/>
    </style:style>
    <style:style style:name="P70" style:parent-style-name="Normal" style:family="paragraph">
      <style:paragraph-properties fo:line-height="100%" fo:margin-bottom="0.000000000000000pt" fo:margin-left="2.750000000000000pt" fo:text-align="justify" fo:text-indent="36.000000000000000pt" style:tab-stop-distance="36.000000000000000pt"/>
      <style:text-properties fo:country="US" fo:font-family="Calibri" fo:font-size="11.000000000000000pt" fo:language="en" style:use-window-font-color="true"/>
    </style:style>
    <style:style style:name="P71" style:parent-style-name="Normal" style:family="paragraph">
      <style:paragraph-properties fo:line-height="100%" fo:margin-bottom="0.000000000000000pt" fo:margin-left="20.750000000000000pt" fo:text-align="justify" style:tab-stop-distance="36.000000000000000pt"/>
      <style:text-properties fo:country="US" fo:font-family="Calibri" fo:font-size="12.000000000000000pt" fo:language="en" style:use-window-font-color="true"/>
    </style:style>
    <style:style style:name="P72" style:parent-style-name="ListParagraph" style:family="paragraph" style:list-style-name="L11">
      <style:paragraph-properties fo:line-height="100%" fo:margin-bottom="0.000000000000000pt" fo:text-align="justify" style:tab-stop-distance="36.000000000000000pt"/>
      <style:text-properties fo:country="US" fo:font-family="Calibri" fo:font-size="11.000000000000000pt" fo:language="en" style:use-window-font-color="true"/>
    </style:style>
    <style:style style:name="P73" style:parent-style-name="ListParagraph" style:family="paragraph">
      <style:paragraph-properties fo:line-height="100%" fo:margin-bottom="10.000000000000000pt" fo:margin-left="25.100000000000001pt" fo:text-align="justify" style:tab-stop-distance="36.000000000000000pt"/>
      <style:text-properties fo:country="US" fo:font-family="Calibri" fo:font-size="14.000000000000000pt" fo:font-weight="bold" fo:language="en" style:use-window-font-color="true"/>
    </style:style>
    <style:style style:name="P74" style:parent-style-name="ListParagraph" style:family="paragraph" style:list-style-name="L17">
      <style:paragraph-properties fo:line-height="115%" fo:margin-bottom="10.000000000000000pt" fo:text-align="justify" style:tab-stop-distance="36.000000000000000pt"/>
      <style:text-properties fo:country="US" fo:font-family="Calibri" fo:font-size="11.000000000000000pt" fo:language="en" style:use-window-font-color="true"/>
    </style:style>
    <style:style style:name="P75" style:parent-style-name="ListParagraph" style:family="paragraph" style:list-style-name="L18">
      <style:paragraph-properties fo:line-height="115%" fo:margin-bottom="10.000000000000000pt" fo:text-align="justify" style:tab-stop-distance="36.000000000000000pt"/>
      <style:text-properties fo:country="US" fo:font-family="Calibri" fo:font-size="11.000000000000000pt" fo:language="en" style:use-window-font-color="true"/>
    </style:style>
    <style:style style:name="P76" style:parent-style-name="ListParagraph" style:family="paragraph" style:list-style-name="L19">
      <style:paragraph-properties fo:line-height="115%" fo:margin-bottom="10.000000000000000pt" fo:text-align="justify" style:tab-stop-distance="36.000000000000000pt"/>
      <style:text-properties fo:country="US" fo:font-family="Calibri" fo:font-size="11.000000000000000pt" fo:language="en" style:use-window-font-color="true"/>
    </style:style>
    <style:style style:name="P77" style:parent-style-name="ListParagraph" style:family="paragraph" style:list-style-name="L17">
      <style:paragraph-properties fo:line-height="115%" fo:margin-bottom="0.000000000000000pt" fo:text-align="justify" style:tab-stop-distance="36.000000000000000pt"/>
      <style:text-properties fo:country="US" fo:font-family="Calibri" fo:font-size="11.000000000000000pt" fo:language="en" style:use-window-font-color="true"/>
    </style:style>
    <style:style style:name="gr1" style:family="graphic">
      <style:graphic-properties draw:fill="solid" draw:fill-color="#ffffff" draw:shadow="visible" draw:shadow-color="#868686" draw:shadow-offset-x="2pt" draw:shadow-offset-y="2pt" draw:stroke="solid" draw:stroke-linejoin="miter" draw:textarea-horizontal-align="justify" draw:textarea-vertical-align="top" fo:margin-bottom="0.000000000000000pt" fo:margin-left="9.359999999999999pt" fo:margin-right="9.359999999999999pt" fo:margin-top="0.000000000000000pt" style:flow-with-text="false" style:horizontal-pos="from-left" style:horizontal-rel="paragraph" style:vertical-pos="from-top" style:vertical-rel="paragraph" style:wrap="run-through" style:wrap-contour="false" style:wrap-dynamic-threshold="0.000000000000000pt" svg:fill-rule="nonzero" svg:stroke-color="#000000" svg:stroke-linecap="square" svg:stroke-opacity="1" svg:stroke-width="2.500000000000000pt"/>
    </style:style>
    <style:style style:name="gr2" style:family="graphic">
      <style:graphic-properties draw:fill="solid" draw:fill-color="#ffffff" draw:shadow="visible" draw:shadow-color="#868686" draw:shadow-offset-x="2pt" draw:shadow-offset-y="2pt" draw:stroke="solid" draw:stroke-linejoin="miter" draw:textarea-horizontal-align="left" draw:textarea-vertical-align="top" fo:margin-bottom="0.000000000000000pt" fo:margin-left="9.359999999999999pt" fo:margin-right="9.359999999999999pt" fo:margin-top="0.000000000000000pt" style:flow-with-text="false" style:horizontal-pos="from-left" style:horizontal-rel="paragraph" style:vertical-pos="from-top" style:vertical-rel="paragraph" style:wrap="run-through" style:wrap-contour="false" style:wrap-dynamic-threshold="0.000000000000000pt" svg:fill-rule="nonzero" svg:stroke-color="#000000" svg:stroke-linecap="square" svg:stroke-opacity="1" svg:stroke-width="2.500000000000000pt"/>
    </style:style>
    <text:list-style style:name="L1" style:display-name="L1">
      <text:list-level-style-bullet text:bullet-char="" text:style-name="T12" text:level="1">
        <style:list-level-properties text:list-level-position-and-space-mode="label-alignment" fo:text-align="left">
          <style:list-level-label-alignment text:label-followed-by="listtab" text:list-tab-stop-position="0.00000000000pt" fo:text-indent="-18.00000000000pt" fo:margin-left="36.00000000000pt"/>
        </style:list-level-properties>
      </text:list-level-style-bullet>
    </text:list-style>
    <text:list-style style:name="L21" style:display-name="L2">
      <text:list-level-style-number text:start-value="1" text:display-levels="1" style:num-format="1" text:style-name="T29" text:level="1" style:num-suffix=".">
        <style:list-level-properties text:list-level-position-and-space-mode="label-alignment" fo:text-align="left">
          <style:list-level-label-alignment text:label-followed-by="listtab" text:list-tab-stop-position="0.00000000000pt" fo:text-indent="-18.00000000000pt" fo:margin-left="36.00000000000pt"/>
        </style:list-level-properties>
      </text:list-level-style-number>
    </text:list-style>
    <text:list-style style:name="L22" style:display-name="L2">
      <text:list-level-style-number text:start-value="1" text:display-levels="1" style:num-format="1" text:style-name="T29" text:level="1" style:num-suffix=".">
        <style:list-level-properties text:list-level-position-and-space-mode="label-alignment" fo:text-align="left">
          <style:list-level-label-alignment text:label-followed-by="listtab" text:list-tab-stop-position="0.00000000000pt" fo:text-indent="-18.00000000000pt" fo:margin-left="36.00000000000pt"/>
        </style:list-level-properties>
      </text:list-level-style-number>
    </text:list-style>
    <text:list-style style:name="L23" style:display-name="L2">
      <text:list-level-style-number text:start-value="1" text:display-levels="1" style:num-format="1" text:style-name="T29" text:level="1" style:num-suffix=".">
        <style:list-level-properties text:list-level-position-and-space-mode="label-alignment" fo:text-align="left">
          <style:list-level-label-alignment text:label-followed-by="listtab" text:list-tab-stop-position="0.00000000000pt" fo:text-indent="-18.00000000000pt" fo:margin-left="36.00000000000pt"/>
        </style:list-level-properties>
      </text:list-level-style-number>
    </text:list-style>
    <text:list-style style:name="L3" style:display-name="L3">
      <text:list-level-style-bullet text:bullet-char="" text:style-name="T58" text:level="1">
        <style:list-level-properties text:list-level-position-and-space-mode="label-alignment" fo:text-align="left">
          <style:list-level-label-alignment text:label-followed-by="listtab" text:list-tab-stop-position="0.00000000000pt" fo:text-indent="-18.00000000000pt" fo:margin-left="36.00000000000pt"/>
        </style:list-level-properties>
      </text:list-level-style-bullet>
    </text:list-style>
    <text:list-style style:name="L5" style:display-name="L5">
      <text:list-level-style-bullet text:bullet-char="" text:style-name="T72" text:level="1">
        <style:list-level-properties text:list-level-position-and-space-mode="label-alignment" fo:text-align="left">
          <style:list-level-label-alignment text:label-followed-by="listtab" text:list-tab-stop-position="0.00000000000pt" fo:text-indent="-18.00000000000pt" fo:margin-left="36.00000000000pt"/>
        </style:list-level-properties>
      </text:list-level-style-bullet>
    </text:list-style>
    <text:list-style style:name="L6" style:display-name="L6">
      <text:list-level-style-bullet text:bullet-char="" text:style-name="T12" text:level="1">
        <style:list-level-properties text:list-level-position-and-space-mode="label-alignment" fo:text-align="left">
          <style:list-level-label-alignment text:label-followed-by="listtab" text:list-tab-stop-position="0.00000000000pt" fo:text-indent="-18.00000000000pt" fo:margin-left="90.00000000000pt"/>
        </style:list-level-properties>
      </text:list-level-style-bullet>
    </text:list-style>
    <text:list-style style:name="L81" style:display-name="L8">
      <text:list-level-style-number text:start-value="1" text:display-levels="1" style:num-format="1" text:style-name="T77" text:level="1" style:num-suffix=".">
        <style:list-level-properties text:list-level-position-and-space-mode="label-alignment" fo:text-align="left">
          <style:list-level-label-alignment text:label-followed-by="listtab" text:list-tab-stop-position="0.00000000000pt" fo:text-indent="-18.00000000000pt" fo:margin-left="36.00000000000pt"/>
        </style:list-level-properties>
      </text:list-level-style-number>
    </text:list-style>
    <text:list-style style:name="L91" style:display-name="L9">
      <text:list-level-style-number text:start-value="1" text:display-levels="1" style:num-format="1" text:style-name="T77" text:level="2" style:num-suffix=".">
        <style:list-level-properties text:list-level-position-and-space-mode="label-alignment" fo:text-align="left">
          <style:list-level-label-alignment text:label-followed-by="listtab" text:list-tab-stop-position="0.00000000000pt" fo:text-indent="-36.00000000000pt" fo:margin-left="36.00000000000pt"/>
        </style:list-level-properties>
      </text:list-level-style-number>
    </text:list-style>
    <text:list-style style:name="L24" style:display-name="L2">
      <text:list-level-style-number text:start-value="1" text:display-levels="1" style:num-format="1" text:style-name="T29" text:level="1" style:num-suffix=".">
        <style:list-level-properties text:list-level-position-and-space-mode="label-alignment" fo:text-align="left">
          <style:list-level-label-alignment text:label-followed-by="listtab" text:list-tab-stop-position="0.00000000000pt" fo:text-indent="-18.00000000000pt" fo:margin-left="36.00000000000pt"/>
        </style:list-level-properties>
      </text:list-level-style-number>
    </text:list-style>
    <text:list-style style:name="L10" style:display-name="L10">
      <text:list-level-style-bullet text:bullet-char="" text:style-name="T12" text:level="1">
        <style:list-level-properties text:list-level-position-and-space-mode="label-alignment" fo:text-align="left">
          <style:list-level-label-alignment text:label-followed-by="listtab" text:list-tab-stop-position="0.00000000000pt" fo:text-indent="-18.00000000000pt" fo:margin-left="72.00000000000pt"/>
        </style:list-level-properties>
      </text:list-level-style-bullet>
    </text:list-style>
    <text:list-style style:name="L25" style:display-name="L2">
      <text:list-level-style-number text:start-value="1" text:display-levels="1" style:num-format="1" text:style-name="T29" text:level="1" style:num-suffix=".">
        <style:list-level-properties text:list-level-position-and-space-mode="label-alignment" fo:text-align="left">
          <style:list-level-label-alignment text:label-followed-by="listtab" text:list-tab-stop-position="0.00000000000pt" fo:text-indent="-18.00000000000pt" fo:margin-left="36.00000000000pt"/>
        </style:list-level-properties>
      </text:list-level-style-number>
    </text:list-style>
    <text:list-style style:name="L26" style:display-name="L2">
      <text:list-level-style-number text:start-value="1" text:display-levels="1" style:num-format="1" text:style-name="T29" text:level="1" style:num-suffix=".">
        <style:list-level-properties text:list-level-position-and-space-mode="label-alignment" fo:text-align="left">
          <style:list-level-label-alignment text:label-followed-by="listtab" text:list-tab-stop-position="0.00000000000pt" fo:text-indent="-18.00000000000pt" fo:margin-left="36.00000000000pt"/>
        </style:list-level-properties>
      </text:list-level-style-number>
    </text:list-style>
    <text:list-style style:name="L27" style:display-name="L2">
      <text:list-level-style-number text:start-value="1" text:display-levels="1" style:num-format="1" text:style-name="T29" text:level="1" style:num-suffix=".">
        <style:list-level-properties text:list-level-position-and-space-mode="label-alignment" fo:text-align="left">
          <style:list-level-label-alignment text:label-followed-by="listtab" text:list-tab-stop-position="0.00000000000pt" fo:text-indent="-18.00000000000pt" fo:margin-left="36.00000000000pt"/>
        </style:list-level-properties>
      </text:list-level-style-number>
    </text:list-style>
    <text:list-style style:name="L121" style:display-name="L12">
      <text:list-level-style-number text:start-value="1" text:display-levels="1" style:num-format="1" text:style-name="T82" text:level="1" style:num-suffix=".">
        <style:list-level-properties text:list-level-position-and-space-mode="label-alignment" fo:text-align="left">
          <style:list-level-label-alignment text:label-followed-by="listtab" text:list-tab-stop-position="0.00000000000pt" fo:text-indent="-18.00000000000pt" fo:margin-left="36.00000000000pt"/>
        </style:list-level-properties>
      </text:list-level-style-number>
    </text:list-style>
    <text:list-style style:name="L92" style:display-name="L9">
      <text:list-level-style-number text:start-value="1" text:display-levels="1" style:num-format="1" text:style-name="T77" text:level="2" style:num-suffix=".">
        <style:list-level-properties text:list-level-position-and-space-mode="label-alignment" fo:text-align="left">
          <style:list-level-label-alignment text:label-followed-by="listtab" text:list-tab-stop-position="0.00000000000pt" fo:text-indent="-36.00000000000pt" fo:margin-left="36.00000000000pt"/>
        </style:list-level-properties>
      </text:list-level-style-number>
    </text:list-style>
    <text:list-style style:name="L28" style:display-name="L2">
      <text:list-level-style-number text:start-value="1" text:display-levels="1" style:num-format="1" text:style-name="T29" text:level="1" style:num-suffix=".">
        <style:list-level-properties text:list-level-position-and-space-mode="label-alignment" fo:text-align="left">
          <style:list-level-label-alignment text:label-followed-by="listtab" text:list-tab-stop-position="0.00000000000pt" fo:text-indent="-18.00000000000pt" fo:margin-left="36.00000000000pt"/>
        </style:list-level-properties>
      </text:list-level-style-number>
    </text:list-style>
    <text:list-style style:name="L131" style:display-name="L13">
      <text:list-level-style-number text:start-value="1" text:display-levels="1" style:num-format="1" text:style-name="T29" text:level="1" style:num-suffix=".">
        <style:list-level-properties text:list-level-position-and-space-mode="label-alignment" fo:text-align="left">
          <style:list-level-label-alignment text:label-followed-by="listtab" text:list-tab-stop-position="0.00000000000pt" fo:text-indent="-18.00000000000pt" fo:margin-left="54.00000000000pt"/>
        </style:list-level-properties>
      </text:list-level-style-number>
    </text:list-style>
    <text:list-style style:name="L132" style:display-name="L13">
      <text:list-level-style-number text:start-value="1" text:display-levels="1" style:num-format="1" text:style-name="T29" text:level="1" style:num-suffix=".">
        <style:list-level-properties text:list-level-position-and-space-mode="label-alignment" fo:text-align="left">
          <style:list-level-label-alignment text:label-followed-by="listtab" text:list-tab-stop-position="0.00000000000pt" fo:text-indent="-18.00000000000pt" fo:margin-left="54.00000000000pt"/>
        </style:list-level-properties>
      </text:list-level-style-number>
    </text:list-style>
    <text:list-style style:name="L133" style:display-name="L13">
      <text:list-level-style-number text:start-value="1" text:display-levels="1" style:num-format="1" text:style-name="T29" text:level="1" style:num-suffix=".">
        <style:list-level-properties text:list-level-position-and-space-mode="label-alignment" fo:text-align="left">
          <style:list-level-label-alignment text:label-followed-by="listtab" text:list-tab-stop-position="0.00000000000pt" fo:text-indent="-18.00000000000pt" fo:margin-left="54.00000000000pt"/>
        </style:list-level-properties>
      </text:list-level-style-number>
    </text:list-style>
    <text:list-style style:name="L134" style:display-name="L13">
      <text:list-level-style-number text:start-value="1" text:display-levels="1" style:num-format="1" text:style-name="T29" text:level="1" style:num-suffix=".">
        <style:list-level-properties text:list-level-position-and-space-mode="label-alignment" fo:text-align="left">
          <style:list-level-label-alignment text:label-followed-by="listtab" text:list-tab-stop-position="0.00000000000pt" fo:text-indent="-18.00000000000pt" fo:margin-left="54.00000000000pt"/>
        </style:list-level-properties>
      </text:list-level-style-number>
    </text:list-style>
    <text:list-style style:name="L135" style:display-name="L13">
      <text:list-level-style-number text:start-value="1" text:display-levels="1" style:num-format="1" text:style-name="T29" text:level="1" style:num-suffix=".">
        <style:list-level-properties text:list-level-position-and-space-mode="label-alignment" fo:text-align="left">
          <style:list-level-label-alignment text:label-followed-by="listtab" text:list-tab-stop-position="0.00000000000pt" fo:text-indent="-18.00000000000pt" fo:margin-left="54.00000000000pt"/>
        </style:list-level-properties>
      </text:list-level-style-number>
    </text:list-style>
    <text:list-style style:name="L136" style:display-name="L13">
      <text:list-level-style-number text:start-value="1" text:display-levels="1" style:num-format="1" text:style-name="T29" text:level="1" style:num-suffix=".">
        <style:list-level-properties text:list-level-position-and-space-mode="label-alignment" fo:text-align="left">
          <style:list-level-label-alignment text:label-followed-by="listtab" text:list-tab-stop-position="0.00000000000pt" fo:text-indent="-18.00000000000pt" fo:margin-left="54.00000000000pt"/>
        </style:list-level-properties>
      </text:list-level-style-number>
    </text:list-style>
    <text:list-style style:name="L137" style:display-name="L13">
      <text:list-level-style-number text:start-value="1" text:display-levels="1" style:num-format="1" text:style-name="T29" text:level="1" style:num-suffix=".">
        <style:list-level-properties text:list-level-position-and-space-mode="label-alignment" fo:text-align="left">
          <style:list-level-label-alignment text:label-followed-by="listtab" text:list-tab-stop-position="0.00000000000pt" fo:text-indent="-18.00000000000pt" fo:margin-left="54.00000000000pt"/>
        </style:list-level-properties>
      </text:list-level-style-number>
    </text:list-style>
    <text:list-style style:name="L141" style:display-name="L14">
      <text:list-level-style-number text:start-value="4" text:display-levels="1" style:num-format="1" text:style-name="T87" text:level="2" style:num-suffix=".">
        <style:list-level-properties text:list-level-position-and-space-mode="label-alignment" fo:text-align="left">
          <style:list-level-label-alignment text:label-followed-by="listtab" text:list-tab-stop-position="0.00000000000pt" fo:text-indent="-36.00000000000pt" fo:margin-left="36.00000000000pt"/>
        </style:list-level-properties>
      </text:list-level-style-number>
    </text:list-style>
    <text:list-style style:name="L151" style:display-name="L15">
      <text:list-level-style-number text:start-value="1" text:display-levels="1" style:num-format="1" text:style-name="T77" text:level="2" style:num-suffix=".">
        <style:list-level-properties text:list-level-position-and-space-mode="label-alignment" fo:text-align="left">
          <style:list-level-label-alignment text:label-followed-by="listtab" text:list-tab-stop-position="0.00000000000pt" fo:text-indent="-36.00000000000pt" fo:margin-left="61.10000000000pt"/>
        </style:list-level-properties>
      </text:list-level-style-number>
    </text:list-style>
    <text:list-style style:name="L16" style:display-name="L16">
      <text:list-level-style-bullet text:bullet-char="" text:style-name="T12" text:level="1">
        <style:list-level-properties text:list-level-position-and-space-mode="label-alignment" fo:text-align="left">
          <style:list-level-label-alignment text:label-followed-by="listtab" text:list-tab-stop-position="0.00000000000pt" fo:text-indent="-18.00000000000pt" fo:margin-left="38.75000000000pt"/>
        </style:list-level-properties>
      </text:list-level-style-bullet>
    </text:list-style>
    <text:list-style style:name="L171" style:display-name="L17">
      <text:list-level-style-number text:start-value="1" text:display-levels="1" style:num-format="1" text:style-name="T91" text:level="1" style:num-suffix=".">
        <style:list-level-properties text:list-level-position-and-space-mode="label-alignment" fo:text-align="left">
          <style:list-level-label-alignment text:label-followed-by="listtab" text:list-tab-stop-position="0.00000000000pt" fo:text-indent="-18.00000000000pt" fo:margin-left="25.10000000000pt"/>
        </style:list-level-properties>
      </text:list-level-style-number>
    </text:list-style>
    <text:list-style style:name="L181" style:display-name="L18">
      <text:list-level-style-number text:start-value="1" text:display-levels="1" style:num-format="1" text:style-name="T92" text:level="1" style:num-suffix=".">
        <style:list-level-properties text:list-level-position-and-space-mode="label-alignment" fo:text-align="left">
          <style:list-level-label-alignment text:label-followed-by="listtab" text:list-tab-stop-position="0.00000000000pt" fo:text-indent="-18.00000000000pt" fo:margin-left="25.10000000000pt"/>
        </style:list-level-properties>
      </text:list-level-style-number>
    </text:list-style>
    <text:list-style style:name="L182" style:display-name="L18">
      <text:list-level-style-number text:start-value="1" text:display-levels="1" style:num-format="1" text:style-name="T92" text:level="1" style:num-suffix=".">
        <style:list-level-properties text:list-level-position-and-space-mode="label-alignment" fo:text-align="left">
          <style:list-level-label-alignment text:label-followed-by="listtab" text:list-tab-stop-position="0.00000000000pt" fo:text-indent="-18.00000000000pt" fo:margin-left="25.10000000000pt"/>
        </style:list-level-properties>
      </text:list-level-style-number>
    </text:list-style>
    <text:list-style style:name="L191" style:display-name="L19">
      <text:list-level-style-number text:start-value="1" text:display-levels="1" style:num-format="1" text:style-name="T93" text:level="1" style:num-suffix=".">
        <style:list-level-properties text:list-level-position-and-space-mode="label-alignment" fo:text-align="left">
          <style:list-level-label-alignment text:label-followed-by="listtab" text:list-tab-stop-position="0.00000000000pt" fo:text-indent="-18.00000000000pt" fo:margin-left="25.10000000000pt"/>
        </style:list-level-properties>
      </text:list-level-style-number>
    </text:list-style>
    <text:list-style style:name="L172" style:display-name="L17">
      <text:list-level-style-number text:start-value="1" text:display-levels="1" style:num-format="1" text:style-name="T91" text:level="1" style:num-suffix=".">
        <style:list-level-properties text:list-level-position-and-space-mode="label-alignment" fo:text-align="left">
          <style:list-level-label-alignment text:label-followed-by="listtab" text:list-tab-stop-position="0.00000000000pt" fo:text-indent="-18.00000000000pt" fo:margin-left="25.10000000000pt"/>
        </style:list-level-properties>
      </text:list-level-style-number>
    </text:list-style>
    <text:list-style style:name="L173" style:display-name="L17">
      <text:list-level-style-number text:start-value="1" text:display-levels="1" style:num-format="1" text:style-name="T91" text:level="1" style:num-suffix=".">
        <style:list-level-properties text:list-level-position-and-space-mode="label-alignment" fo:text-align="left">
          <style:list-level-label-alignment text:label-followed-by="listtab" text:list-tab-stop-position="0.00000000000pt" fo:text-indent="-18.00000000000pt" fo:margin-left="25.10000000000pt"/>
        </style:list-level-properties>
      </text:list-level-style-number>
    </text:list-style>
    <text:list-style style:name="L174" style:display-name="L17">
      <text:list-level-style-number text:start-value="1" text:display-levels="1" style:num-format="1" text:style-name="T91" text:level="1" style:num-suffix=".">
        <style:list-level-properties text:list-level-position-and-space-mode="label-alignment" fo:text-align="left">
          <style:list-level-label-alignment text:label-followed-by="listtab" text:list-tab-stop-position="0.00000000000pt" fo:text-indent="-18.00000000000pt" fo:margin-left="25.10000000000pt"/>
        </style:list-level-properties>
      </text:list-level-style-number>
    </text:list-style>
    <text:list-style style:name="L175" style:display-name="L17">
      <text:list-level-style-number text:start-value="1" text:display-levels="1" style:num-format="1" text:style-name="T91" text:level="1" style:num-suffix=".">
        <style:list-level-properties text:list-level-position-and-space-mode="label-alignment" fo:text-align="left">
          <style:list-level-label-alignment text:label-followed-by="listtab" text:list-tab-stop-position="0.00000000000pt" fo:text-indent="-18.00000000000pt" fo:margin-left="25.10000000000pt"/>
        </style:list-level-properties>
      </text:list-level-style-number>
    </text:list-style>
    <text:list-style style:name="L4" style:display-name="L4">
      <text:list-level-style-bullet text:bullet-char="" text:style-name="T71" text:level="1">
        <style:list-level-properties text:list-level-position-and-space-mode="label-alignment" fo:text-align="left">
          <style:list-level-label-alignment text:label-followed-by="listtab" text:list-tab-stop-position="0.00000000000pt" fo:text-indent="-18.00000000000pt" fo:margin-left="36.00000000000pt"/>
        </style:list-level-properties>
      </text:list-level-style-bullet>
    </text:list-style>
    <text:list-style style:name="L71" style:display-name="L7">
      <text:list-level-style-number text:start-value="1" text:display-levels="1" style:num-format="1" text:style-name="T76" text:level="1" style:num-suffix=".">
        <style:list-level-properties text:list-level-position-and-space-mode="label-alignment" fo:text-align="left">
          <style:list-level-label-alignment text:label-followed-by="listtab" text:list-tab-stop-position="0.00000000000pt" fo:text-indent="-18.00000000000pt" fo:margin-left="36.00000000000pt"/>
        </style:list-level-properties>
      </text:list-level-style-number>
    </text:list-style>
    <text:list-style style:name="L72" style:display-name="L7">
      <text:list-level-style-number text:start-value="1" text:display-levels="1" style:num-format="1" text:style-name="T76" text:level="1" style:num-suffix=".">
        <style:list-level-properties text:list-level-position-and-space-mode="label-alignment" fo:text-align="left">
          <style:list-level-label-alignment text:label-followed-by="listtab" text:list-tab-stop-position="0.00000000000pt" fo:text-indent="-18.00000000000pt" fo:margin-left="36.00000000000pt"/>
        </style:list-level-properties>
      </text:list-level-style-number>
    </text:list-style>
    <text:list-style style:name="L73" style:display-name="L7">
      <text:list-level-style-number text:start-value="1" text:display-levels="1" style:num-format="1" text:style-name="T76" text:level="1" style:num-suffix=".">
        <style:list-level-properties text:list-level-position-and-space-mode="label-alignment" fo:text-align="left">
          <style:list-level-label-alignment text:label-followed-by="listtab" text:list-tab-stop-position="0.00000000000pt" fo:text-indent="-18.00000000000pt" fo:margin-left="36.00000000000pt"/>
        </style:list-level-properties>
      </text:list-level-style-number>
    </text:list-style>
    <text:list-style style:name="L74" style:display-name="L7">
      <text:list-level-style-number text:start-value="1" text:display-levels="1" style:num-format="1" text:style-name="T76" text:level="1" style:num-suffix=".">
        <style:list-level-properties text:list-level-position-and-space-mode="label-alignment" fo:text-align="left">
          <style:list-level-label-alignment text:label-followed-by="listtab" text:list-tab-stop-position="0.00000000000pt" fo:text-indent="-18.00000000000pt" fo:margin-left="36.00000000000pt"/>
        </style:list-level-properties>
      </text:list-level-style-number>
    </text:list-style>
    <text:list-style style:name="L75" style:display-name="L7">
      <text:list-level-style-number text:start-value="1" text:display-levels="1" style:num-format="1" text:style-name="T76" text:level="1" style:num-suffix=".">
        <style:list-level-properties text:list-level-position-and-space-mode="label-alignment" fo:text-align="left">
          <style:list-level-label-alignment text:label-followed-by="listtab" text:list-tab-stop-position="0.00000000000pt" fo:text-indent="-18.00000000000pt" fo:margin-left="36.00000000000pt"/>
        </style:list-level-properties>
      </text:list-level-style-number>
    </text:list-style>
    <text:list-style style:name="L111" style:display-name="L11">
      <text:list-level-style-number text:start-value="1" text:display-levels="1" style:num-format="1" text:style-name="T79" text:level="1" style:num-suffix=".">
        <style:list-level-properties text:list-level-position-and-space-mode="label-alignment" fo:text-align="left">
          <style:list-level-label-alignment text:label-followed-by="listtab" text:list-tab-stop-position="0.00000000000pt" fo:text-indent="-18.00000000000pt" fo:margin-left="36.00000000000pt"/>
        </style:list-level-properties>
      </text:list-level-style-number>
    </text:list-style>
    <text:list-style style:name="L112" style:display-name="L11">
      <text:list-level-style-number text:start-value="1" text:display-levels="1" style:num-format="1" text:style-name="T79" text:level="1" style:num-suffix=".">
        <style:list-level-properties text:list-level-position-and-space-mode="label-alignment" fo:text-align="left">
          <style:list-level-label-alignment text:label-followed-by="listtab" text:list-tab-stop-position="0.00000000000pt" fo:text-indent="-18.00000000000pt" fo:margin-left="36.00000000000pt"/>
        </style:list-level-properties>
      </text:list-level-style-number>
    </text:list-style>
    <text:list-style style:name="L113" style:display-name="L11">
      <text:list-level-style-number text:start-value="1" text:display-levels="1" style:num-format="1" text:style-name="T79" text:level="1" style:num-suffix=".">
        <style:list-level-properties text:list-level-position-and-space-mode="label-alignment" fo:text-align="left">
          <style:list-level-label-alignment text:label-followed-by="listtab" text:list-tab-stop-position="0.00000000000pt" fo:text-indent="-18.00000000000pt" fo:margin-left="36.00000000000pt"/>
        </style:list-level-properties>
      </text:list-level-style-number>
    </text:list-style>
    <text:list-style style:name="L114" style:display-name="L11">
      <text:list-level-style-number text:start-value="1" text:display-levels="1" style:num-format="1" text:style-name="T79" text:level="1" style:num-suffix=".">
        <style:list-level-properties text:list-level-position-and-space-mode="label-alignment" fo:text-align="left">
          <style:list-level-label-alignment text:label-followed-by="listtab" text:list-tab-stop-position="0.00000000000pt" fo:text-indent="-18.00000000000pt" fo:margin-left="36.00000000000pt"/>
        </style:list-level-properties>
      </text:list-level-style-number>
    </text:list-style>
    <text:list-style style:name="L76" style:display-name="L7">
      <text:list-level-style-number text:start-value="1" text:display-levels="1" style:num-format="1" text:style-name="T76" text:level="1" style:num-suffix=".">
        <style:list-level-properties text:list-level-position-and-space-mode="label-alignment" fo:text-align="left">
          <style:list-level-label-alignment text:label-followed-by="listtab" text:list-tab-stop-position="0.00000000000pt" fo:text-indent="-18.00000000000pt" fo:margin-left="36.00000000000pt"/>
        </style:list-level-properties>
      </text:list-level-style-number>
    </text:list-style>
    <text:list-style style:name="L77" style:display-name="L7">
      <text:list-level-style-number text:start-value="1" text:display-levels="1" style:num-format="1" text:style-name="T76" text:level="1" style:num-suffix=".">
        <style:list-level-properties text:list-level-position-and-space-mode="label-alignment" fo:text-align="left">
          <style:list-level-label-alignment text:label-followed-by="listtab" text:list-tab-stop-position="0.00000000000pt" fo:text-indent="-18.00000000000pt" fo:margin-left="36.00000000000pt"/>
        </style:list-level-properties>
      </text:list-level-style-number>
    </text:list-style>
  </office:automatic-styles>
  <office:body>
    <office:text>
      <text:tracked-changes text:track-changes="false"/>
      <text:p text:style-name="P1"><text:span text:style-name="T1"><text:tab/><text:tab/><text:tab/></text:span><text:span text:style-name="T2"><text:s text:c="3"/>RSA CRYPTOGRAPHY</text:span></text:p>
      <text:p text:style-name="P2"/>
      <text:p text:style-name="P3"><text:span text:style-name="T3">1. INTRODUCTION</text:span></text:p>
      <text:p text:style-name="P3"><text:span text:style-name="T4">1.1. Cryptography<text:s/></text:span></text:p>
      <text:p text:style-name="P3"><text:span text:style-name="T5">"Cryptography is the art and science of making a cryptosystem that is capable of providing information security."<text:s/></text:span></text:p>
      <text:p text:style-name="P3"><text:span text:style-name="T1">1.1.1 Origin</text:span></text:p>
      <text:p text:style-name="P4"><text:span text:style-name="T6">"Cryptography is a term derived from a set of Greek words Kryptos, which means hidden/secret, and graphein, which means writing." [1]</text:span></text:p>
      <text:p text:style-name="P4">Along with art of writing cryptography is said to be born. Early humans got grouped into tribes,groups,and kingdoms as time passed away, which generated the ideas of power, battles, politics etc., This led to people to communicate secretly to specific person. Cryptography is said to be found early in Roman and Egyptian civilizations.</text:p>
      <text:p text:style-name="P4"><text:span text:style-name="T7">1.1.2. Evolution</text:span></text:p>
      <text:p text:style-name="P4">Lot of evolution has taken place in the field of cryptography since European civilization.<text:s/></text:p>
      <text:p text:style-name="P4">During 15th century, Vigenere coding(moving letters with a number of variable places instead of moving them same number of places)came into existence.</text:p>
      <text:p text:style-name="P4">After 19th century, cryptography is more sophisticated towards arts and science of information security.</text:p>
      <text:p text:style-name="P4">In early 20th century, Engima rotor machine provided advanced and efficient means of coding the information.</text:p>
      <text:p text:style-name="P4">During World war II, it became more mathematical.</text:p>
      <text:p text:style-name="P4"><text:s/><text:span text:style-name="T7">1.1.3. Security Services</text:span></text:p>
      <text:p text:style-name="P4"><text:span text:style-name="T8"><text:tab/>1. Confidentiality</text:span></text:p>
      <text:p text:style-name="P4"><text:span text:style-name="T8"><text:tab/>2. Data Integrity</text:span></text:p>
      <text:p text:style-name="P4"><text:span text:style-name="T8"><text:tab/>3. Authentication</text:span></text:p>
      <text:p text:style-name="P4"><text:span text:style-name="T8"><text:tab/>4. Non-repudiation</text:span></text:p>
      <text:p text:style-name="P4"><text:span text:style-name="T9">1.2. Cryptosystem</text:span></text:p>
      <text:p text:style-name="P4"><text:span text:style-name="T7">1.2.1.Definition</text:span></text:p>
      <text:p text:style-name="P4">Implementation of cryptographic techniques to provide information security services. It is also referred to as cipher system.</text:p>
      <text:p text:style-name="P4">Objective at the end of the process is that only the sender and receiver will know the plain text.</text:p>
      <text:p text:style-name="P4"><text:span text:style-name="T10">1.2.2.Components</text:span></text:p>
      <text:p text:style-name="P4"><text:tab/>1. Plaintext</text:p>
      <text:p text:style-name="P4"><text:tab/>2. Encryption Algorithm</text:p>
      <text:p text:style-name="P4"><text:tab/>3. Ciphertext</text:p>
      <text:p text:style-name="P4"><text:tab/>4. Decryption Algorithm</text:p>
      <text:p text:style-name="P4"><text:tab/>5. Encryption Key</text:p>
      <text:p text:style-name="P4"><text:tab/>6. Decryption Key</text:p>
      <text:p text:style-name="P4"><text:span text:style-name="T7">1.2.3.Types of Cryptosystems</text:span></text:p>
      <text:p text:style-name="P4">Main difference is the relationship between encryption and decryption key.</text:p>
      <text:p text:style-name="P4"><text:tab/>1. Symmetric Key Encryption</text:p>
      <text:p text:style-name="P4">Process where same keys are used for encryption and decryption process. Study is called symmetric cryptography. To prevent attack keys are to be changed.</text:p>
      <text:p text:style-name="P4">Examples: DES,3DES,BLOWFISH</text:p>
      <text:p text:style-name="P4">Challenges: Key Establishment- <text:tab/>Both sender and receive need to agree on same <text:s/><text:tab/><text:tab/><text:tab/><text:tab/><text:tab/><text:tab/><text:tab/>symmetric key.</text:p>
      <text:p text:style-name="P4"><text:tab/><text:tab/>Trust Issue- <text:s/>Sender and receiver should trust each other as both share <text:tab/><text:tab/><text:tab/><text:tab/><text:tab/><text:tab/>the same key.</text:p>
      <text:p text:style-name="P4"/>
      <text:p text:style-name="P4"><text:tab/>2. Asymetric Key Encryption</text:p>
      <text:p text:style-name="P4">Was invented in 20th century. Process where different keys are used for encryption and decryption process. Study is called public-key cryptography. Keys are mathematical related to each other.</text:p>
      <text:p text:style-name="P4"><text:span text:style-name="T9">1.3. Classic Cryptography</text:span></text:p>
      <text:p text:style-name="P4">Earlier cyrptographic systems are based on Symmetric-Key encryption. These are reffered to as ciphers (algorithm for performing both encryption and decryption).</text:p>
      <text:p text:style-name="P4"><text:span text:style-name="T7">Caesar/Shift Cipher:</text:span></text:p>
      <text:p text:style-name="P4">It's monoalphabetic cipher where each letter is substituted by another letter by shifting some fixed number (0 to 25) generally 3 letters in Caesar cipher to form cipher text. Fixed number is the encryption key.</text:p>
      <text:p text:style-name="P4">Encryption Process:</text:p>
      <text:p text:style-name="P4">1. Replace each letter by it's respective element i.e., 0 to 25. A-&gt;00,B-&gt;01.... Z-&gt;25</text:p>
      <text:p text:style-name="P4">2. Encryption Method: f(p) = (p+3) mod 26</text:p>
      <text:p text:style-name="P4"><text:tab/><text:tab/>where p -&gt; non-negative integer<text:tab/> &lt;=25<text:s/></text:p>
      <text:p text:style-name="P4"><text:tab/><text:tab/><text:tab/>{0,1,2,...,25}</text:p>
      <text:p text:style-name="P4">Security: Not a secure system as there are just 26 possible keys to try.</text:p>
      <text:p text:style-name="P4"/>
      <text:p text:style-name="P4"><text:span text:style-name="T9">1.4.Cryptanalysis</text:span></text:p>
      <text:p text:style-name="P4"><text:span text:style-name="T8">Recovering plaintext from ciphertext without knowledge of encryption method and the key is known as crytanalysis or breaking codes.</text:span></text:p>
      <text:p text:style-name="P5"><text:span text:style-name="T8">When encryption process is unknown crypt-analysis is difficult.</text:span></text:p>
      <text:p text:style-name="P3"/>
      <text:p text:style-name="P3"><text:span text:style-name="T4">1.5. RSA Cryptosystem</text:span></text:p>
      <text:p text:style-name="P3"/>
      <text:p text:style-name="P3"><text:span text:style-name="T11">1.5.1. History</text:span></text:p>
      <text:p text:style-name="P4"><text:span text:style-name="T6">RSA is an public key cryptosystem introduced by <text:s/>Ron Rivest, Adi Shamir, and Leonard Adleman, in the year 1976 and named from the initials of inventors.</text:span></text:p>
      <text:p text:style-name="P4"><text:span text:style-name="T6">"The idea is published in 1976 by Whitfield Diffie and Martin Hellman. They introduced digital signatures and tried to apply number theory for formulating a shared secret key which is created from exponentiation of some number, modulus of prime numbers. Problem of realizing a one-way function was left open, possibly because the difficulty of factoring was not well studied at the time."[2]</text:span></text:p>
      <text:p text:style-name="P4"><text:span text:style-name="T6">"Ron Rivest, Adi Shamir and Leonard Adleman at MIT made several attempts over the course of a year to create a one-way function that is hard to invert. Rivest and Shamir, as computer scientists, proposed many potential functions while Adleman, as a mathematician, was responsible for finding their weaknesses. They tried many approaches including "knapsack-based" and "permutation polynomials". For a time they thought it was impossible for what they wanted to achieve due to contradictory requirements. In April 1977, Rivest, unable to sleep, lay on the couch with a math textbook and started thinking about their one-way function. He spent the rest of the night formalizing his idea and had much of the paper ready by daybreak. The algorithm is now known as RSA – the initials of their surnames in same order as their paper."[2]</text:span></text:p>
      <text:p text:style-name="P6"><text:span text:style-name="DefaultParagraphFont1">1.5.2. About RSA</text:span></text:p>
      <text:p text:style-name="P4"><text:span text:style-name="T6">In RSA cryptosystem, encryption key is different from decryption key as it is a public key cryptosystem. Encryption key is public-key and decryption key is the private key which is kept secret. Asymmetry in RSA is based on factoring problem.</text:span></text:p>
      <text:p text:style-name="P4"><text:span text:style-name="T6">Encryption key(n,e) is know to every individual, as it is considered to be the public key where n=pq, modulus is the product of two large primes p and q</text:span></text:p>
      <text:p text:style-name="P4"><text:span text:style-name="T6"><text:tab/><text:tab/><text:tab/>e, encryption key which is exponent relatively prime to (p-1) and (q-1)</text:span></text:p>
      <text:p text:style-name="P4">Decryption key (d,p,q) is know only to the receiver, <text:s/>as it is considered to be the private key where p,q are the two large primes</text:p>
      <text:p text:style-name="P4"><text:span text:style-name="T6">A user of RSA creates and then publishes a public key based on two large prime numbers, along with an auxiliary value. The prime numbers must be kept secret. Anyone can use the public key to encrypt a message, but with currently published methods, if the public key is large enough, only someone with knowledge of the prime numbers can feasibly decode the message.</text:span></text:p>
      <text:p text:style-name="P3"><text:span text:style-name="T6"><text:s/></text:span></text:p>
      <text:p text:style-name="P3"><text:span text:style-name="T11">1.2.3. Terms used in RSA</text:span></text:p>
      <text:p text:style-name="P3"><text:span text:style-name="T6">Plain Text: It is the readable message or text before encryption.</text:span></text:p>
      <text:p text:style-name="P3"><text:span text:style-name="T6">Encryption: This performs various transformations on the plain text.</text:span></text:p>
      <text:p text:style-name="P3"><text:span text:style-name="T6">Public Key: It is the mod of the product of prime numbers and encryption exponent.</text:span></text:p>
      <text:p text:style-name="P3"><text:span text:style-name="T6">Private Key: It is the mod of the product of prime numbers and decryption exponent which must be kept secret.</text:span></text:p>
      <text:p text:style-name="P3"><text:span text:style-name="T6">Cipher text: After encryption, the original/plain text gets converted into cipher text, which is unreadable by a human on a computer.</text:span></text:p>
      <text:p text:style-name="P3"><text:span text:style-name="T6">Decryption: This retrieves the original message from the cipher text.</text:span></text:p>
      <text:p text:style-name="P4"><text:bookmark-start text:name="_GoBack"/></text:p>
      <text:p text:style-name="P4"><text:span text:style-name="T3">2. BACKGROUND</text:span></text:p>
      <text:p text:style-name="P5"/>
      <text:p text:style-name="P4"><text:span text:style-name="T4">2.1. Basic Number Theory</text:span></text:p>
      <text:list text:style-name="L1" xml:id="list-0a399039-9830-47d9-8237-17f378b90154">
        <text:list-item>
          <text:p text:style-name="P7"><text:span text:style-name="T6">A prime number is defined as an integer, greater than one, which only has positive integer divisors (factors) of the number one and itself.<text:s/></text:span></text:p>
        </text:list-item>
      </text:list>
      <text:p text:style-name="P8"><text:span text:style-name="T6">For example, both 7 and 11 are prime but 4 and 9 are not.<text:s/></text:span></text:p>
      <text:p text:style-name="P9"/>
      <text:list text:style-name="L1" xml:id="list-3cbf5131-f843-4404-9eb9-04b446297d2a">
        <text:list-item>
          <text:p text:style-name="P7"><text:soft-page-break/><text:span text:style-name="T6">Two numbers a and b which have no common factors other than one are said to be coprime or relatively prime. For example, 4 and 9 are coprime but 15 and 25 are not.<text:s/></text:span></text:p>
        </text:list-item>
      </text:list>
      <text:list text:style-name="L1" xml:id="list-07d5d996-e760-4e4c-ac8f-fb34fcef8484">
        <text:list-item>
          <text:p text:style-name="P7"><text:span text:style-name="T6">The greatest common divisor of two integers a and b is the largest integer that divides both numbers and is denoted by ‘gcd(a, b)’.<text:s/></text:span></text:p>
        </text:list-item>
      </text:list>
      <text:p text:style-name="P8"><text:span text:style-name="T6">For example, gcd(25, 15) = 5 and gcd(4, 9) = 1.<text:s/></text:span></text:p>
      <text:p text:style-name="P9"/>
      <text:list text:style-name="L1" xml:id="list-8b4e6f00-cde6-4f40-ad83-f78644c2b9d7">
        <text:list-item>
          <text:p text:style-name="P7"><text:span text:style-name="T6">a and b are coprime if and only if<text:s/></text:span><text:span text:style-name="T13">gcd(a, b) = 1</text:span><text:span text:style-name="T6">.</text:span></text:p>
        </text:list-item>
      </text:list>
      <text:p text:style-name="P9"/>
      <text:list text:style-name="L1" xml:id="list-c95f0121-7f25-4f96-8a4d-7d532922d2a9">
        <text:list-item>
          <text:p text:style-name="P7"><text:span text:style-name="T6">If m and n are coprime and a ≡ b (mod m) and a ≡ b (mod n), then<text:s/></text:span><text:span text:style-name="T13">a ≡ b (mod mn)</text:span><text:span text:style-name="T6">.</text:span></text:p>
        </text:list-item>
      </text:list>
      <text:p text:style-name="P9"/>
      <text:list text:style-name="L1" xml:id="list-9fac67c5-e386-4f58-a6f1-5b42c796b148">
        <text:list-item>
          <text:p text:style-name="P7"><text:span text:style-name="T6">φ(n) is the Euler phi function or totient function defined to be the number of positive integers not exceeding n which are relatively prime to n, (φ(1) = 1). For any prime p, φ(p) = p − 1.</text:span></text:p>
        </text:list-item>
      </text:list>
      <text:p text:style-name="P9"/>
      <text:list text:style-name="L1" xml:id="list-118d2914-43c5-48be-993d-1bff2794d212">
        <text:list-item>
          <text:p text:style-name="P7"><text:span text:style-name="T6">If m and n are coprime, then φ(m)φ(n) = φ(mn).<text:s/></text:span></text:p>
        </text:list-item>
      </text:list>
      <text:p text:style-name="P9"/>
      <text:list text:style-name="L1" xml:id="list-012d1019-51e8-47eb-8644-600339615af0">
        <text:list-item>
          <text:p text:style-name="P7"><text:span text:style-name="T13">Fermat’s Little Theorem:</text:span><text:span text:style-name="T6"><text:s/>If p is a prime and a is any integer, then a p ≡ a (mod p). If gcd(a, p) = 1, then a p−1 ≡ 1 (mod p).</text:span></text:p>
        </text:list-item>
      </text:list>
      <text:p text:style-name="P9"/>
      <text:list text:style-name="L1" xml:id="list-e215231b-a217-4ca4-aef5-13fa6f250fc9">
        <text:list-item>
          <text:p text:style-name="P7"><text:span text:style-name="T6">The<text:s/></text:span><text:span text:style-name="T13">modular multiplicative inverse</text:span><text:span text:style-name="T6"><text:s/>or modular inverse of an integer a modulo n is an integer x such that ax≡1 (mod n). We write x = a-1 mod n or x = (1/a)mod n. A modular inverse exists if and only if gcd(a,n) =1.<text:s/></text:span></text:p>
        </text:list-item>
      </text:list>
      <text:p text:style-name="P9"/>
      <text:list text:style-name="L1" xml:id="list-b81ad837-bd59-418d-871b-af6af344191c">
        <text:list-item>
          <text:p text:style-name="P7"><text:span text:style-name="T13">Euler-Fermat Theorem:</text:span><text:span text:style-name="T6"><text:s/>If n is a positive integer and a is any integer with gcd(a,n)=1, then aᴓ(n) ≡1(mod n)<text:s/></text:span></text:p>
        </text:list-item>
      </text:list>
      <text:p text:style-name="P10"/>
      <text:p text:style-name="P4"><text:span text:style-name="T14">2.2. Modular exponentiation:</text:span></text:p>
      <text:p text:style-name="P4"><text:span text:style-name="T4">(</text:span><text:span text:style-name="T15">Exponentiation performed over a modulus</text:span><text:span text:style-name="T4">)</text:span></text:p>
      <text:p text:style-name="P11"/>
      <text:p text:style-name="P4"><text:span text:style-name="T11">Operation:</text:span><text:span text:style-name="T6"><text:s text:c="2"/>Calculates the remainder when an integer<text:s/></text:span><text:span text:style-name="T16">b</text:span><text:span text:style-name="T6"><text:s/>(the base) is raised to the<text:s/></text:span><text:span text:style-name="T16">e</text:span><text:span text:style-name="T17">th</text:span><text:span text:style-name="T6"><text:s/>power (the exponent) i.e.,<text:s/></text:span><text:span text:style-name="T16">b</text:span><text:span text:style-name="T17">e</text:span><text:span text:style-name="T18"><text:s text:c="2"/></text:span><text:span text:style-name="T6">, is divided by a positive integer<text:s/></text:span><text:span text:style-name="T16">m<text:s/></text:span><text:span text:style-name="T6">(the modulus).<text:s/></text:span></text:p>
      <text:p text:style-name="P4"><text:span text:style-name="T6">The modular exponentiation<text:s/></text:span><text:span text:style-name="T16">c</text:span><text:span text:style-name="T6"><text:s/>is :<text:s/></text:span></text:p>
      <text:p text:style-name="P12"/>
      <text:p text:style-name="P13"><text:span text:style-name="T16">c ≡ b</text:span><text:span text:style-name="T17">e</text:span><text:span text:style-name="T16"><text:s/>(mod m)</text:span></text:p>
      <text:p text:style-name="P4"><text:span text:style-name="T6">Modular exponentiation can be performed with a negative exponent<text:s/></text:span><text:span text:style-name="T16">e</text:span><text:span text:style-name="T6"><text:s/>by finding the<text:s/></text:span><text:span text:style-name="T16">d</text:span><text:span text:style-name="T6"><text:s/>of<text:s/></text:span><text:span text:style-name="T16">b</text:span><text:span text:style-name="T6"><text:s/>modulo<text:s/></text:span><text:span text:style-name="T16">m</text:span><text:span text:style-name="T6"><text:s/>using extended Euclidean algorithm:</text:span></text:p>
      <text:p text:style-name="P4"><text:soft-page-break/><text:span text:style-name="T16"><text:s text:c="3"/><text:tab/><text:tab/></text:span><text:span text:style-name="T19">c</text:span><text:span text:style-name="T20"> </text:span><text:span text:style-name="T19">≡</text:span><text:span text:style-name="T20"> </text:span><text:span text:style-name="T19">b</text:span><text:span text:style-name="T21">e</text:span><text:span text:style-name="T20"> </text:span><text:span text:style-name="T19">≡</text:span><text:span text:style-name="T20"> </text:span><text:span text:style-name="T19">d</text:span><text:span text:style-name="T21">−e</text:span><text:span text:style-name="T20"> </text:span><text:span text:style-name="T19">mod</text:span><text:span text:style-name="T20"> </text:span><text:span text:style-name="T19">m</text:span><text:span text:style-name="T20"> </text:span><text:span text:style-name="T22">where</text:span><text:span text:style-name="T20"> </text:span><text:span text:style-name="T19">e</text:span><text:span text:style-name="T20"> </text:span><text:span text:style-name="T19">&lt; 0</text:span><text:span text:style-name="T20"> </text:span><text:span text:style-name="T22">and</text:span><text:span text:style-name="T20"> </text:span><text:span text:style-name="T19">b</text:span><text:span text:style-name="T20"> </text:span><text:span text:style-name="T19">⋅</text:span><text:span text:style-name="T20"> </text:span><text:span text:style-name="T19">d</text:span><text:span text:style-name="T20"> </text:span><text:span text:style-name="T19">≡ 1 mod</text:span><text:span text:style-name="T20"> m</text:span></text:p>
      <text:p text:style-name="P4"><text:span text:style-name="T22">Straightforward method</text:span><text:span text:style-name="T23"><text:s/>of calculating a modular exponent is to calculate</text:span><text:span text:style-name="T24"> </text:span><text:span text:style-name="T19">b</text:span><text:span text:style-name="T21">e</text:span><text:span text:style-name="T24"> </text:span><text:span text:style-name="T23">directly, then to take this number<text:s/></text:span><text:span text:style-name="T22">modulo</text:span><text:span text:style-name="T20"> </text:span><text:span text:style-name="T19">m</text:span><text:span text:style-name="T23">.<text:s/></text:span></text:p>
      <text:p text:style-name="P4"><text:span text:style-name="T22">Memory-efficient method</text:span><text:span text:style-name="T23"><text:s/>requires more operations and the required memory is substantially less, however, operations take less time than before. The end result is that algorithm is faster.</text:span></text:p>
      <text:p text:style-name="P4"><text:span text:style-name="T6">In<text:s/></text:span><text:span text:style-name="T16">cryptography</text:span><text:span text:style-name="T6"><text:s/>it is important to be able to find<text:s/></text:span><text:span text:style-name="T16">b</text:span><text:span text:style-name="T17">n</text:span><text:span text:style-name="T6"><text:s/></text:span><text:span text:style-name="T16">mod</text:span><text:span text:style-name="T6"><text:s/></text:span><text:span text:style-name="T16">m</text:span><text:span text:style-name="T6"><text:s/>efficiently, where<text:s/></text:span><text:span text:style-name="T16">b</text:span><text:span text:style-name="T6">,<text:s/></text:span><text:span text:style-name="T16">n</text:span><text:span text:style-name="T6">, and<text:s/></text:span><text:span text:style-name="T16">m</text:span><text:span text:style-name="T6"><text:s/>are large integers. It is impractical to first compute<text:s/></text:span><text:span text:style-name="T16">b</text:span><text:span text:style-name="T17">n</text:span><text:span text:style-name="T6"><text:s/>and then find its remainder when divided by<text:s/></text:span><text:span text:style-name="T16">m</text:span><text:span text:style-name="T6"><text:s/>because<text:s/></text:span><text:span text:style-name="T16">b</text:span><text:span text:style-name="T17">n</text:span><text:span text:style-name="T6"><text:s/>will be a huge number.<text:s/></text:span></text:p>
      <text:p text:style-name="P4"><text:span text:style-name="T6">Instead, we can use an algorithm that employs the binary expansion of the exponent<text:s/></text:span><text:span text:style-name="T16">n</text:span><text:span text:style-name="T6">.<text:s/></text:span></text:p>
      <text:p text:style-name="P14"/>
      <text:p text:style-name="P4"><text:span text:style-name="T11">2.2.1 Basic idea:</text:span></text:p>
      <text:p text:style-name="P4"><text:span text:style-name="T6">Use the<text:s/></text:span><text:span text:style-name="T16">binary expansion of n, say n = (a</text:span><text:span text:style-name="T25">k−1</text:span><text:span text:style-name="T16">...a</text:span><text:span text:style-name="T25">1</text:span><text:span text:style-name="T16">a</text:span><text:span text:style-name="T25">0</text:span><text:span text:style-name="T16">)</text:span><text:span text:style-name="T25">2</text:span><text:span text:style-name="T16">, to compute b</text:span><text:span text:style-name="T17">n</text:span><text:span text:style-name="T6">.<text:s/></text:span></text:p>
      <text:list text:style-name="L21" xml:id="list-c6595989-b6ba-495a-b09c-1e2767193371">
        <text:list-item text:start-value="1">
          <text:number>1.</text:number>
          <text:p text:style-name="P15"><text:span text:style-name="T6">First, note that<text:s/></text:span><text:span text:style-name="T16">b</text:span><text:span text:style-name="T17">n</text:span><text:span text:style-name="T16"><text:s/>= b</text:span><text:span text:style-name="T17">a</text:span><text:span text:style-name="T25">k−1</text:span><text:span text:style-name="T17">·2^k−1+···+a</text:span><text:span text:style-name="T25">1</text:span><text:span text:style-name="T17">·2+a</text:span><text:span text:style-name="T25">0</text:span><text:span text:style-name="T16"><text:s/>= b</text:span><text:span text:style-name="T17">a</text:span><text:span text:style-name="T25">k−1</text:span><text:span text:style-name="T17">·2^k−1<text:s/></text:span><text:span text:style-name="T16">··· b</text:span><text:span text:style-name="T17">a</text:span><text:span text:style-name="T25">1</text:span><text:span text:style-name="T17">·2<text:s/></text:span><text:span text:style-name="T16">· b</text:span><text:span text:style-name="T17">a</text:span><text:span text:style-name="T25">0</text:span><text:span text:style-name="T6"><text:s/>. This shows that to compute<text:s/></text:span><text:span text:style-name="T16">b</text:span><text:span text:style-name="T17">n</text:span><text:span text:style-name="T6">, we need only compute the values of b, b</text:span><text:span text:style-name="T18">2</text:span><text:span text:style-name="T6">, (b</text:span><text:span text:style-name="T18">2</text:span><text:span text:style-name="T6">)</text:span><text:span text:style-name="T18">2</text:span><text:span text:style-name="T6"><text:s/>= b</text:span><text:span text:style-name="T18">4</text:span><text:span text:style-name="T6">, (b</text:span><text:span text:style-name="T18">4</text:span><text:span text:style-name="T6">)</text:span><text:span text:style-name="T18">2</text:span><text:span text:style-name="T6"><text:s/>= b</text:span><text:span text:style-name="T18">8</text:span><text:span text:style-name="T6">,...,b</text:span><text:span text:style-name="T18">2^k</text:span><text:span text:style-name="T6"><text:s/>.<text:s/></text:span></text:p>
        </text:list-item>
      </text:list>
      <text:list text:style-name="L22" text:continue-list="list-c6595989-b6ba-495a-b09c-1e2767193371" xml:id="list-aac41178-47c4-4ff1-b1dc-1301a14759df">
        <text:list-item>
          <text:number>2.</text:number>
          <text:p text:style-name="P15"><text:span text:style-name="T6">Multiply the terms b</text:span><text:span text:style-name="T18">2^j</text:span><text:span text:style-name="T6"><text:s/>in this list, where a</text:span><text:span text:style-name="T26">j</text:span><text:span text:style-name="T6"><text:s/>= 1. (For efficiency, after multiplying by each term, we reduce the result modulo m.)<text:s/></text:span></text:p>
        </text:list-item>
      </text:list>
      <text:list text:style-name="L23" text:continue-list="list-aac41178-47c4-4ff1-b1dc-1301a14759df" xml:id="list-59dea1e5-4dec-4f0c-aa2f-9c9a8a2889ef">
        <text:list-item>
          <text:number>3.</text:number>
          <text:p text:style-name="P15"><text:span text:style-name="T6">Thus,</text:span><text:span text:style-name="T16"><text:s/>b</text:span><text:span text:style-name="T17">n<text:s text:c="2"/></text:span><text:span text:style-name="T6">is calculated.</text:span></text:p>
        </text:list-item>
      </text:list>
      <text:p text:style-name="P9"/>
      <text:p text:style-name="P4"><text:span text:style-name="T6">The algorithm successively<text:s/></text:span><text:span text:style-name="T16">finds b</text:span><text:span text:style-name="T6"><text:s/></text:span><text:span text:style-name="T16">mod m</text:span><text:span text:style-name="T6">,<text:s/></text:span><text:span text:style-name="T16">b</text:span><text:span text:style-name="T17">2</text:span><text:span text:style-name="T16"><text:s/>mod m</text:span><text:span text:style-name="T6">,<text:s/></text:span><text:span text:style-name="T16">b</text:span><text:span text:style-name="T17">4</text:span><text:span text:style-name="T16"><text:s/>mod m</text:span><text:span text:style-name="T6">, . . . ,<text:s/></text:span><text:span text:style-name="T16">b</text:span><text:span text:style-name="T17">2^k−1</text:span><text:span text:style-name="T16"><text:s/>mod m</text:span><text:span text:style-name="T6"><text:s/></text:span><text:span text:style-name="T16">and multiplies</text:span><text:span text:style-name="T6"><text:s/></text:span><text:span text:style-name="T16">together</text:span><text:span text:style-name="T6"><text:s/>those terms<text:s/></text:span><text:span text:style-name="T16">b</text:span><text:span text:style-name="T17">2^j</text:span><text:span text:style-name="T16"><text:s/>mod m</text:span><text:span text:style-name="T6"><text:s/>where<text:s/></text:span><text:span text:style-name="T16">a</text:span><text:span text:style-name="T25">j</text:span><text:span text:style-name="T16"><text:s/>= 1</text:span><text:span text:style-name="T6">, finding the remainder of the product when divided by<text:s/></text:span><text:span text:style-name="T16">m</text:span><text:span text:style-name="T6"><text:s/>after each multiplication.<text:s/></text:span></text:p>
      <text:p text:style-name="P4"/>
      <text:p text:style-name="P4"/>
      <text:p text:style-name="P4"/>
      <text:p text:style-name="P4"><draw:custom-shape draw:style-name="gr1" xml:id="shape-1" draw:id="shape-1" draw:z-index="2048" svg:x="5.20000000000pt" svg:y="-53.40000000000pt" text:anchor-type="char" svg:width="413.00000000000pt" svg:height="166.65000000000pt"><text:p text:style-name="P16"><text:span text:style-name="T16">Pseudo Code:</text:span><text:span text:style-name="T1"><text:s/></text:span><text:span text:style-name="T27">Modular Exponentiation:</text:span></text:p><text:p text:style-name="P16"/><text:p text:style-name="P16"><text:span text:style-name="DefaultParagraphFont1"><text:s/></text:span><text:span text:style-name="T1">procedure</text:span><text:span text:style-name="DefaultParagraphFont1"><text:s/></text:span><text:span text:style-name="T28">modular exponentiation</text:span><text:span text:style-name="DefaultParagraphFont1">(</text:span><text:span text:style-name="T28">b</text:span><text:span text:style-name="DefaultParagraphFont1">: integer,<text:s/></text:span><text:span text:style-name="T28">n</text:span><text:span text:style-name="DefaultParagraphFont1"><text:s/>= (a</text:span><text:span text:style-name="T30">k−1</text:span><text:span text:style-name="DefaultParagraphFont1">a</text:span><text:span text:style-name="T30">k−2</text:span><text:span text:style-name="DefaultParagraphFont1"><text:s/>...a</text:span><text:span text:style-name="T30">1</text:span><text:span text:style-name="DefaultParagraphFont1">a</text:span><text:span text:style-name="T30">0</text:span><text:span text:style-name="DefaultParagraphFont1">)</text:span><text:span text:style-name="T30">2</text:span><text:span text:style-name="DefaultParagraphFont1">,<text:s/></text:span><text:span text:style-name="T28">m</text:span><text:span text:style-name="DefaultParagraphFont1">: positive integers)<text:s/></text:span></text:p><text:p text:style-name="P17"><text:span text:style-name="T28">x</text:span><text:span text:style-name="DefaultParagraphFont1"><text:s/>:= 1<text:s/></text:span></text:p><text:p text:style-name="P17"><text:span text:style-name="T28">power</text:span><text:span text:style-name="DefaultParagraphFont1"><text:s/>:= b<text:s/></text:span><text:span text:style-name="T1">mod</text:span><text:span text:style-name="DefaultParagraphFont1"><text:s/>m<text:s/></text:span></text:p><text:p text:style-name="P18"><text:span text:style-name="T1">for</text:span><text:span text:style-name="DefaultParagraphFont1"><text:s/></text:span><text:span text:style-name="T28">i</text:span><text:span text:style-name="DefaultParagraphFont1"><text:s/>:= 0<text:s/></text:span><text:span text:style-name="T1">to</text:span><text:span text:style-name="DefaultParagraphFont1"><text:s/></text:span><text:span text:style-name="T28">k − 1</text:span><text:span text:style-name="DefaultParagraphFont1"><text:s/></text:span></text:p><text:p text:style-name="P19"><text:span text:style-name="T1">if</text:span><text:span text:style-name="DefaultParagraphFont1"><text:s/></text:span><text:span text:style-name="T28">a</text:span><text:span text:style-name="T31">i</text:span><text:span text:style-name="DefaultParagraphFont1"><text:s/>= 1<text:s/></text:span><text:span text:style-name="T1">then</text:span><text:span text:style-name="DefaultParagraphFont1"><text:s/></text:span><text:span text:style-name="T28">x</text:span><text:span text:style-name="DefaultParagraphFont1"><text:s/>:= (</text:span><text:span text:style-name="T28">x</text:span><text:span text:style-name="DefaultParagraphFont1"><text:s/>·<text:s/></text:span><text:span text:style-name="T28">power</text:span><text:span text:style-name="DefaultParagraphFont1">)<text:s/></text:span><text:span text:style-name="T1">mod</text:span><text:span text:style-name="DefaultParagraphFont1"><text:s/></text:span><text:span text:style-name="T28">m</text:span><text:span text:style-name="DefaultParagraphFont1"><text:s/></text:span></text:p><text:p text:style-name="P19"><text:span text:style-name="T28">power</text:span><text:span text:style-name="DefaultParagraphFont1"><text:s/>:= (</text:span><text:span text:style-name="T28">power</text:span><text:span text:style-name="DefaultParagraphFont1"><text:s/>·<text:s/></text:span><text:span text:style-name="T28">power</text:span><text:span text:style-name="DefaultParagraphFont1">)<text:s/></text:span><text:span text:style-name="T1">mod</text:span><text:span text:style-name="DefaultParagraphFont1"><text:s/></text:span><text:span text:style-name="T28">m</text:span><text:span text:style-name="DefaultParagraphFont1"><text:s/></text:span></text:p><text:p text:style-name="P17"><text:span text:style-name="T1">return</text:span><text:span text:style-name="DefaultParagraphFont1"><text:s/>x{x equals b</text:span><text:span text:style-name="T32">n</text:span><text:span text:style-name="DefaultParagraphFont1"><text:s/></text:span><text:span text:style-name="T1">mod</text:span><text:span text:style-name="DefaultParagraphFont1"><text:s/></text:span><text:span text:style-name="T28">m</text:span><text:span text:style-name="DefaultParagraphFont1">}</text:span></text:p><text:p text:style-name="P20"/><draw:enhanced-geometry svg:viewBox="0 0 21600 21600" draw:modifiers="" draw:enhanced-path="M0 0 L0 21600 L21600 21600 L21600 0 Z N"/><draw:glue-point draw:id="4" svg:x="0.50000000000pt" svg:y="0.50000000000pt" draw:align="center"/><draw:glue-point draw:id="5" svg:x="0.50000000000pt" svg:y="0.50000000000pt" draw:align="center"/></draw:custom-shape></text:p>
      <text:p text:style-name="P21"/>
      <text:p text:style-name="P21"/>
      <text:p text:style-name="P21"/>
      <text:p text:style-name="P22"/>
      <text:p text:style-name="P5"/>
      <text:p text:style-name="P5"/>
      <text:p text:style-name="P4"><text:span text:style-name="T4">2.3. Extended Euclidean Algorithm</text:span></text:p>
      <text:p text:style-name="P4"><text:span text:style-name="T4"><text:s/></text:span><text:span text:style-name="T6">The Extended Euclidean algorithm is an extension to the Euclidean algorithm , which computes, besides the greatest common divisor of integers a and b, the coefficients of Bézout's identity, that is integers x and y such that</text:span></text:p>
      <text:p text:style-name="P23"><text:span text:style-name="T16">a</text:span><text:span text:style-name="T13">x</text:span><text:span text:style-name="T16">+b</text:span><text:span text:style-name="T13">y</text:span><text:span text:style-name="T16">=gcd(a,b)</text:span></text:p>
      <text:p text:style-name="P4"><text:span text:style-name="T6"><text:s/>where<text:s/></text:span><text:span text:style-name="T16">a</text:span><text:span text:style-name="T6"><text:s/>and<text:s/></text:span><text:span text:style-name="T16">b</text:span><text:span text:style-name="T6"><text:s/>co-prime , since<text:s/></text:span><text:span text:style-name="T16">x</text:span><text:span text:style-name="T6"><text:s/>is the modular multiplicative inverse of<text:s/></text:span><text:span text:style-name="T16">a modulo b</text:span><text:span text:style-name="T6"><text:s/>, and<text:s/></text:span><text:span text:style-name="T16">y</text:span><text:span text:style-name="T6"><text:s/>is the modular multiplicative inverse of<text:s/></text:span><text:span text:style-name="T16">b modulo a</text:span><text:span text:style-name="T6">.<text:s/></text:span></text:p>
      <text:p text:style-name="P4"><text:span text:style-name="T22">Widely used in</text:span><text:span text:style-name="T20"> </text:span><text:span text:style-name="T33">cryptography</text:span><text:span text:style-name="T23">. In particular, the computation of the modular multiplicative inverse is an essential step in RSA</text:span><text:span text:style-name="T24"> </text:span><text:span text:style-name="T23">public-key encryption method.</text:span></text:p>
      <text:p text:style-name="P4"><text:span text:style-name="T23"><draw:custom-shape draw:style-name="gr1" xml:id="shape-2" draw:id="shape-2" draw:z-index="5120" svg:x="72.75000000000pt" svg:y="82.40000000000pt" text:anchor-type="char" svg:width="248.40000000000pt" svg:height="128.50000000000pt"><text:p text:style-name="P16"><text:span text:style-name="T1"><text:s text:c="24"/>r</text:span><text:span text:style-name="T34">0<text:s text:c="2"/></text:span><text:span text:style-name="T1">= a</text:span></text:p><text:p text:style-name="P16"><text:span text:style-name="T1"><text:s text:c="25"/>r</text:span><text:span text:style-name="T34">1<text:s/></text:span><text:span text:style-name="T1">= b</text:span></text:p><text:p text:style-name="P16"><text:span text:style-name="T1"><text:s text:c="21"/><text:tab/>.</text:span></text:p><text:p text:style-name="P16"><text:span text:style-name="T1"><text:s text:c="21"/><text:tab/>.</text:span></text:p><text:p text:style-name="P16"><text:span text:style-name="T1"><text:s text:c="23"/>r</text:span><text:span text:style-name="T34">i+1<text:s text:c="2"/></text:span><text:span text:style-name="T1">= r</text:span><text:span text:style-name="T34">i-1<text:s text:c="3"/></text:span><text:span text:style-name="T1">- q</text:span><text:span text:style-name="T34">i<text:s/></text:span><text:span text:style-name="T1">r</text:span><text:span text:style-name="T34">i<text:s text:c="4"/></text:span><text:span text:style-name="T1"><text:s/>and <text:s/>0 &lt;= r</text:span><text:span text:style-name="T34">i+1<text:s text:c="2"/></text:span><text:span text:style-name="T1">&lt; |r</text:span><text:span text:style-name="T34">i</text:span><text:span text:style-name="T1">|</text:span></text:p><text:p text:style-name="P16"><text:span text:style-name="T1"><text:tab/><text:tab/>.</text:span></text:p><text:p text:style-name="P16"><text:span text:style-name="T1"><text:tab/><text:tab/>.</text:span></text:p><text:p text:style-name="P16"><text:span text:style-name="T1"><text:tab/><text:tab/>.</text:span><text:span text:style-name="T34"><text:s text:c="13"/></text:span></text:p><text:p text:style-name="P20"/><draw:enhanced-geometry svg:viewBox="0 0 21600 21600" draw:modifiers="" draw:enhanced-path="M0 0 L0 21600 L21600 21600 L21600 0 Z N"/><draw:glue-point draw:id="4" svg:x="0.50000000000pt" svg:y="0.50000000000pt" draw:align="center"/><draw:glue-point draw:id="5" svg:x="0.50000000000pt" svg:y="0.50000000000pt" draw:align="center"/></draw:custom-shape><text:s/>The standard Euclidean algorithm proceeds by a succession<text:s/></text:span><text:span text:style-name="T35">of</text:span><text:span text:style-name="T36"> </text:span><text:span text:style-name="T35">Eucidean</text:span><text:span text:style-name="T6"><text:s/>divisions</text:span><text:span text:style-name="T24"> </text:span><text:span text:style-name="T23">whose quotients are not used, only the</text:span><text:span text:style-name="T24"> </text:span><text:span text:style-name="T37">remainders</text:span><text:span text:style-name="T24"> </text:span><text:span text:style-name="T23">are kept. For the extended algorithm, the<text:s/></text:span><text:span text:style-name="T22">successive quotients are used</text:span><text:span text:style-name="T23">. More precisely, the standard Euclidean algorithm with</text:span><text:span text:style-name="T24"> </text:span><text:span text:style-name="T37">a</text:span><text:span text:style-name="T24"> </text:span><text:span text:style-name="T23">and</text:span><text:span text:style-name="T24"> </text:span><text:span text:style-name="T37">b</text:span><text:span text:style-name="T24"> </text:span><text:span text:style-name="T23">as input, consists of computing a sequence<text:s/></text:span><text:span text:style-name="T22">q</text:span><text:span text:style-name="T38">1</text:span><text:span text:style-name="T20"> ,….,q</text:span><text:span text:style-name="T39">k</text:span><text:span text:style-name="T40"><text:s text:c="3"/></text:span><text:span text:style-name="T6">of <text:s/>quotients and a sequence<text:s/></text:span><text:span text:style-name="T16">r</text:span><text:span text:style-name="T25">0<text:s/></text:span><text:span text:style-name="T16">,….,r</text:span><text:span text:style-name="T25">k +1</text:span><text:span text:style-name="T26"><text:s/></text:span><text:span text:style-name="T6"><text:s/>of remainders such that</text:span></text:p>
      <text:p text:style-name="P24"/>
      <text:p text:style-name="P24"/>
      <text:p text:style-name="P24"/>
      <text:p text:style-name="P24"/>
      <text:p text:style-name="P24"/>
      <text:p text:style-name="P24"/>
      <text:p text:style-name="P4"><text:span text:style-name="T41">It is the main property of</text:span><text:span text:style-name="T42"> Euclidean division </text:span><text:span text:style-name="T41">that the inequalities on the right define uniquely<text:s text:c="2"/></text:span><text:span text:style-name="T43">q</text:span><text:span text:style-name="T44">i</text:span><text:span text:style-name="T45"> </text:span><text:span text:style-name="T46"> </text:span><text:span text:style-name="T42"> and<text:s/></text:span><text:span text:style-name="T47">r</text:span><text:span text:style-name="T45">i+1</text:span><text:span text:style-name="T46"><text:s text:c="3"/></text:span><text:span text:style-name="T42">from<text:s text:c="2"/></text:span><text:span text:style-name="T47">r</text:span><text:span text:style-name="T45">i-1</text:span><text:span text:style-name="T42"><text:s text:c="2"/>and<text:s/></text:span><text:span text:style-name="T47">r</text:span><text:span text:style-name="T45">i</text:span></text:p>
      <text:p text:style-name="P25"><text:span text:style-name="T48">The computation stops when one reaches a remainder<text:s/></text:span><text:span text:style-name="T49">r</text:span><text:span text:style-name="T50">k+1</text:span><text:span text:style-name="T48"><text:s/>which is zero ; the greatest common divisor is then the last non zero remainder<text:s/></text:span><text:span text:style-name="T49">r</text:span><text:span text:style-name="T50">k</text:span><text:span text:style-name="T48"><text:s/>.</text:span></text:p>
      <text:p text:style-name="P25"><text:span text:style-name="T48">The extended Euclidean algorithm proceeds similarly, but adds two other sequences , as follows</text:span></text:p>
      <text:p text:style-name="P26"><draw:custom-shape draw:style-name="gr1" xml:id="shape-3" draw:id="shape-3" draw:z-index="4096" svg:x="35.15000000000pt" svg:y="9.45000000000pt" text:anchor-type="char" svg:width="340.15000000000pt" svg:height="144.60000000000pt"><text:p text:style-name="P16"><text:span text:style-name="T1">r</text:span><text:span text:style-name="T34">0<text:s text:c="2"/></text:span><text:span text:style-name="T1">= a<text:tab/><text:tab/><text:tab/><text:tab/><text:tab/>r</text:span><text:span text:style-name="T34">1</text:span><text:span text:style-name="T1"><text:s/>= b</text:span></text:p><text:p text:style-name="P16"><text:span text:style-name="T1">s</text:span><text:span text:style-name="T34">0<text:s text:c="2"/></text:span><text:span text:style-name="T1">= 1<text:tab/><text:tab/><text:tab/><text:tab/><text:tab/>s</text:span><text:span text:style-name="T34">1</text:span><text:span text:style-name="T1"><text:s/>= 0</text:span></text:p><text:p text:style-name="P16"><text:span text:style-name="T1">t</text:span><text:span text:style-name="T34">0</text:span><text:span text:style-name="T1"><text:s/>= 0<text:tab/><text:tab/><text:tab/><text:tab/><text:tab/>t</text:span><text:span text:style-name="T34">1</text:span><text:span text:style-name="T1"><text:s/>= 1</text:span></text:p><text:p text:style-name="P16"><text:span text:style-name="T1"><text:s text:c="5"/>.<text:tab/><text:tab/><text:tab/><text:tab/><text:tab/> <text:s text:c="4"/>.<text:tab/><text:tab/><text:tab/></text:span></text:p><text:p text:style-name="P16"><text:span text:style-name="T1"><text:s text:c="5"/>.<text:tab/><text:tab/><text:tab/><text:tab/><text:tab/> <text:s text:c="4"/>. <text:s text:c="18"/><text:tab/></text:span></text:p><text:p text:style-name="P16"><text:span text:style-name="T1">r</text:span><text:span text:style-name="T34">i+1<text:s text:c="2"/></text:span><text:span text:style-name="T1">= r</text:span><text:span text:style-name="T34">i-1<text:s text:c="3"/></text:span><text:span text:style-name="T1">- q</text:span><text:span text:style-name="T34">i<text:s/></text:span><text:span text:style-name="T1">r</text:span><text:span text:style-name="T34">i<text:s text:c="4"/></text:span><text:span text:style-name="T1"><text:s/><text:tab/><text:tab/>and <text:s/>0 &lt;= r</text:span><text:span text:style-name="T34">i+1<text:s text:c="2"/></text:span><text:span text:style-name="T1">&lt; |r</text:span><text:span text:style-name="T34">i</text:span><text:span text:style-name="T1">| <text:s/>(this defines q</text:span><text:span text:style-name="T34">i</text:span><text:span text:style-name="T1">)</text:span></text:p><text:p text:style-name="P16"><text:span text:style-name="T1">s</text:span><text:span text:style-name="T34">i+1<text:s/></text:span><text:span text:style-name="T1">= s</text:span><text:span text:style-name="T34">i-1</text:span><text:span text:style-name="T1"><text:s/>– q</text:span><text:span text:style-name="T34">i</text:span><text:span text:style-name="T1">s</text:span><text:span text:style-name="T34">i</text:span></text:p><text:p text:style-name="P16"><text:span text:style-name="T1">t</text:span><text:span text:style-name="T34">i+1</text:span><text:span text:style-name="T1">=t</text:span><text:span text:style-name="T34">i-1<text:s/></text:span><text:span text:style-name="T1">- q</text:span><text:span text:style-name="T34">i</text:span><text:span text:style-name="T1">t</text:span><text:span text:style-name="T34">i</text:span></text:p><text:p text:style-name="P16"><text:span text:style-name="T1"><text:s text:c="6"/>.</text:span></text:p><text:p text:style-name="P16"><text:span text:style-name="T1"><text:s text:c="6"/>.</text:span></text:p><text:p text:style-name="P27"/><draw:enhanced-geometry svg:viewBox="0 0 21600 21600" draw:modifiers="" draw:enhanced-path="M0 0 L0 21600 L21600 21600 L21600 0 Z N"/><draw:glue-point draw:id="4" svg:x="0.50000000000pt" svg:y="0.50000000000pt" draw:align="center"/><draw:glue-point draw:id="5" svg:x="0.50000000000pt" svg:y="0.50000000000pt" draw:align="center"/></draw:custom-shape></text:p>
      <text:p text:style-name="P28"/>
      <text:p text:style-name="P28"/>
      <text:p text:style-name="P28"/>
      <text:p text:style-name="P26"><text:soft-page-break/><text:span text:style-name="T41">The computation also stops when </text:span><text:span text:style-name="T43">r</text:span><text:span text:style-name="T44">k+1</text:span><text:span text:style-name="T43"><text:s/>= 0</text:span><text:span text:style-name="T41"> and gives</text:span></text:p>
      <text:list text:style-name="L3" xml:id="list-885920e1-2df0-457f-a17d-e1e072d5eb30">
        <text:list-item>
          <text:p text:style-name="P29"><text:span text:style-name="T43">r</text:span><text:span text:style-name="T44">k</text:span><text:span text:style-name="T41"> is the greatest common divisor of the input </text:span><text:span text:style-name="T43">a=r</text:span><text:span text:style-name="T44">0</text:span><text:span text:style-name="T41"> and </text:span><text:span text:style-name="T43">b=r</text:span><text:span text:style-name="T44">1</text:span></text:p>
        </text:list-item>
      </text:list>
      <text:list text:style-name="L3" xml:id="list-90e6dbda-7442-49c2-b469-8345990f6c0e">
        <text:list-item>
          <text:p text:style-name="P29"><text:span text:style-name="T41">The<text:s/></text:span><text:span text:style-name="T43">Bézout coefficients are</text:span><text:span text:style-name="T41"> </text:span><text:span text:style-name="T43">s</text:span><text:span text:style-name="T44">k</text:span><text:span text:style-name="T41"> and </text:span><text:span text:style-name="T43">t</text:span><text:span text:style-name="T44">k</text:span><text:span text:style-name="T41"> that is </text:span><text:span text:style-name="T43">gcd(a,b) = r</text:span><text:span text:style-name="T44">k<text:s/></text:span><text:span text:style-name="T43">=as</text:span><text:span text:style-name="T44">k</text:span><text:span text:style-name="T43">+ bt</text:span><text:span text:style-name="T44">k</text:span></text:p>
        </text:list-item>
      </text:list>
      <text:list text:style-name="L3" xml:id="list-8d0edeef-0ef6-4367-ba19-85db6f898410">
        <text:list-item>
          <text:p text:style-name="P29"><text:span text:style-name="T23">The quotients of</text:span><text:span text:style-name="T24"> </text:span><text:span text:style-name="T51">a</text:span><text:span text:style-name="T24"> </text:span><text:span text:style-name="T23">and</text:span><text:span text:style-name="T24"> </text:span><text:span text:style-name="T51">b</text:span><text:span text:style-name="T24"> </text:span><text:span text:style-name="T23">by their greatest common divisor are given by<text:s/></text:span></text:p>
        </text:list-item>
      </text:list>
      <text:p text:style-name="P30"><text:span text:style-name="T22">s</text:span><text:span text:style-name="T38">k+1<text:s/></text:span><text:span text:style-name="T22">= +- b/gcd(a,b) and t</text:span><text:span text:style-name="T38">k+1<text:s/></text:span><text:span text:style-name="T22">= +- a/gcd(a,b)</text:span></text:p>
      <text:p text:style-name="P31"><text:span text:style-name="T23">Moreover, if</text:span><text:span text:style-name="T24"> </text:span><text:span text:style-name="T37">a</text:span><text:span text:style-name="T24"> </text:span><text:span text:style-name="T23">and</text:span><text:span text:style-name="T24"> </text:span><text:span text:style-name="T37">b</text:span><text:span text:style-name="T24"> </text:span><text:span text:style-name="T23">are both positive and</text:span><text:span text:style-name="T24"> </text:span><text:span text:style-name="T20">gcd(a,b) != min(a,b)</text:span><text:span text:style-name="T22">,</text:span><text:span text:style-name="T23"><text:s/>then</text:span></text:p>
      <text:p text:style-name="P32"/>
      <text:p text:style-name="P4"><text:span text:style-name="T26"><text:s text:c="3"/><text:tab/></text:span><text:span text:style-name="T16">|s</text:span><text:span text:style-name="T25">i</text:span><text:span text:style-name="T16">| &lt; b/gcd(a,b) and |t</text:span><text:span text:style-name="T25">i</text:span><text:span text:style-name="T16">| &lt; a/gcd(a,b)</text:span></text:p>
      <text:p text:style-name="P4"><text:span text:style-name="T23">for</text:span><text:span text:style-name="T24"> </text:span><text:span text:style-name="T22">0&lt;= i &lt;= k</text:span><text:span text:style-name="T23">. This means that the pair of Bézout's coefficients provided by the extended Euclidean algorithm is one of the two minimal pairs of Bézout coefficients. In addition it means that the algorithm can be done without</text:span><text:span text:style-name="T6"> </text:span><text:a xlink:type="simple" xlink:href="https://en.wikipedia.org/wiki/Integer_overflow"><text:span text:style-name="T41">integer overflow</text:span></text:a><text:span text:style-name="T6"> </text:span><text:span text:style-name="T23">when</text:span><text:span text:style-name="T6"> </text:span><text:span text:style-name="T23">a</text:span><text:span text:style-name="T6"> </text:span><text:span text:style-name="T23">and</text:span><text:span text:style-name="T6"> </text:span><text:span text:style-name="T23">b</text:span><text:span text:style-name="T6"> </text:span><text:span text:style-name="T23">are representable integers.</text:span></text:p>
      <text:p text:style-name="P4"><draw:custom-shape draw:style-name="gr1" xml:id="shape-4" draw:id="shape-4" draw:z-index="7168" svg:x="27.90000000000pt" svg:y="11.20000000000pt" text:anchor-type="char" svg:width="423.55000000000pt" svg:height="212.35000000000pt"><text:p text:style-name="P16"><text:span text:style-name="T22">Pseudo Code:<text:s text:c="2"/></text:span><text:span text:style-name="T52">Extended Algorithm</text:span></text:p><text:p text:style-name="P33"/><text:p text:style-name="P16"><text:span text:style-name="T53"><text:s text:c="2"/>function</text:span><text:span text:style-name="T54"><text:s/></text:span><text:span text:style-name="T55">extended _gcd(a,b)</text:span></text:p><text:p text:style-name="P16"><text:span text:style-name="T54"><text:s text:c="5"/>s := 0; old s := 1</text:span></text:p><text:p text:style-name="P16"><text:span text:style-name="T54"><text:s text:c="5"/>t := 1; <text:s/>old t := 0</text:span></text:p><text:p text:style-name="P16"><text:span text:style-name="T54"><text:s text:c="5"/>r := b; <text:s/>old r := a</text:span></text:p><text:p text:style-name="P16"><text:span text:style-name="T54"><text:s text:c="6"/></text:span><text:span text:style-name="T53">while</text:span><text:span text:style-name="T54"><text:s/>r!= 0</text:span></text:p><text:p text:style-name="P16"><text:span text:style-name="T54"><text:s text:c="11"/>quotient := old_ r<text:s/></text:span><text:span text:style-name="T53">div</text:span><text:span text:style-name="T54"><text:s/>r<text:s/></text:span></text:p><text:p text:style-name="P16"><text:span text:style-name="T54"><text:s text:c="11"/>(old_r, r) := (r, old_r-quotient*r)</text:span></text:p><text:p text:style-name="P16"><text:span text:style-name="T54"><text:s text:c="11"/>(old_s,s) := (s,old_s-quotient*s)</text:span></text:p><text:p text:style-name="P16"><text:span text:style-name="T54"><text:s text:c="11"/>(old_t,t) := (t, old_t-quotient*t)</text:span></text:p><text:p text:style-name="P16"><text:span text:style-name="T54"><text:s text:c="4"/></text:span><text:span text:style-name="T53">Output</text:span><text:span text:style-name="T54">”Bezout coefficients:”,(old_s,old_t)</text:span></text:p><text:p text:style-name="P16"><text:span text:style-name="T54"><text:s text:c="4"/></text:span><text:span text:style-name="T53">Output</text:span><text:span text:style-name="T54">”greatest common divisor:”,old_r</text:span></text:p><text:p text:style-name="P16"><text:span text:style-name="T53"><text:s text:c="4"/>Output</text:span><text:span text:style-name="T54">”quotients by the gcd:”,(t,s)</text:span></text:p><text:p text:style-name="P33"/><draw:enhanced-geometry svg:viewBox="0 0 21600 21600" draw:modifiers="" draw:enhanced-path="M0 0 L0 21600 L21600 21600 L21600 0 Z N"/><draw:glue-point draw:id="4" svg:x="0.50000000000pt" svg:y="0.50000000000pt" draw:align="center"/><draw:glue-point draw:id="5" svg:x="0.50000000000pt" svg:y="0.50000000000pt" draw:align="center"/></draw:custom-shape></text:p>
      <text:p text:style-name="P4"><text:span text:style-name="T56"><text:s text:c="10"/></text:span></text:p>
      <text:p text:style-name="P4"><text:span text:style-name="T56"><text:s text:c="2"/></text:span></text:p>
      <text:p text:style-name="P34"/>
      <text:p text:style-name="P34"/>
      <text:p text:style-name="P34"/>
      <text:p text:style-name="P34"/>
      <text:p text:style-name="P34"/>
      <text:p text:style-name="P35"/>
      <text:p text:style-name="P3"><text:span text:style-name="T4">2.4. <text:s/>Multiplicative Inverse</text:span></text:p>
      <text:p text:style-name="P3"><text:span text:style-name="T6">A Modular multiplicative inverse of an integer a is an integer x such that the product ax is congruent to 1 with respect to the modulus m.</text:span></text:p>
      <text:p text:style-name="P3"><text:span text:style-name="T15"><text:tab/><text:tab/><text:tab/><text:s text:c="3"/></text:span><text:span text:style-name="T6">ax <text:s/>1 (mod N)</text:span></text:p>
      <text:p text:style-name="P4"><text:span text:style-name="T23">In cryptography, the use of modular arithmetic permits some operations to be carried out more quickly and with less storage requirements, while other operations become more difficult.<text:s/></text:span><text:span text:style-name="T24"> </text:span><text:span text:style-name="T23">In<text:s/></text:span><text:soft-page-break/><text:span text:style-name="T23">particular, in the RSA algorithm, encrypting and decrypting a message is done using a pair of numbers that are multiplicative inverses with respect to a carefully selected modulus.<text:s/></text:span></text:p>
      <text:p text:style-name="P4"><text:span text:style-name="T23">One of these numbers is made public and can be used in a rapid encryption procedure, while the other, used in the decryption procedure, which is kept hidden. Determining the hidden number from the public number is considered to be computationally infeasible and this is what makes the system work to ensure privacy.</text:span></text:p>
      <text:list text:style-name="L1" xml:id="list-76645b3d-a973-42ed-8872-3969a7e4621a">
        <text:list-item>
          <text:p text:style-name="P36"><draw:custom-shape draw:style-name="gr2" xml:id="shape-5" draw:id="shape-5" draw:z-index="9216" svg:x="-0.85000000000pt" svg:y="1.10000000000pt" text:anchor-type="char" svg:width="512.35000000000pt" svg:height="187.35000000000pt"><text:p text:style-name="P20"><text:span text:style-name="T57">Algorithm:</text:span></text:p><text:list text:style-name="L1" xml:id="list-2e23147a-47fc-4314-9f63-705d250837bf"><text:list-item><text:p text:style-name="P7"><text:span text:style-name="T6">Every real number<text:s/></text:span><text:span text:style-name="T59">a</text:span><text:span text:style-name="T6"><text:s/>≠ 0 has an inverse 1/</text:span><text:span text:style-name="T59">a</text:span><text:span text:style-name="T6">, which equals one<text:s/></text:span><text:span text:style-name="T16">(a · 1/a = 1)</text:span><text:span text:style-name="T6"><text:s/></text:span></text:p></text:list-item></text:list><text:list text:style-name="L1" xml:id="list-80202702-bf01-4510-bed1-c47f872f0602"><text:list-item><text:p text:style-name="P7"><text:span text:style-name="T6">Dividing by<text:s/></text:span><text:span text:style-name="T59">a<text:s/></text:span><text:span text:style-name="T6">is the same as multiplying by the inverse 1/</text:span><text:span text:style-name="T59">a</text:span></text:p></text:list-item></text:list><text:list text:style-name="L1" xml:id="list-97af7d03-9a47-489d-8d2b-e8b0892bf42d"><text:list-item><text:p text:style-name="P7"><text:span text:style-name="T6">In modular arithmetic we say that<text:s/></text:span><text:span text:style-name="T59">x</text:span><text:span text:style-name="T6"><text:s/>is the multiplicative inverse of<text:s/></text:span><text:span text:style-name="T59">a</text:span><text:span text:style-name="T6"><text:s/>modulo<text:s/></text:span><text:span text:style-name="T59">N<text:s/></text:span><text:span text:style-name="T6">if<text:s/></text:span></text:p></text:list-item></text:list><text:p text:style-name="P4"><text:span text:style-name="T6"><text:tab/><text:tab/><text:tab/><text:tab/></text:span><text:span text:style-name="T16">ax = 1 (mod N)</text:span></text:p><text:list text:style-name="L1" xml:id="list-d1056bde-44ab-4c3f-8171-72a466937a7e"><text:list-item><text:p text:style-name="P7"><text:span text:style-name="T6">In fact, the only time<text:s/></text:span><text:span text:style-name="T59">a</text:span><text:span text:style-name="T6"><text:s/>has a multiplicative inverse mod<text:s/></text:span><text:span text:style-name="T59">N<text:s/></text:span><text:span text:style-name="T6">is when<text:s/></text:span><text:span text:style-name="T59">a</text:span><text:span text:style-name="T6"><text:s/>and<text:s/></text:span><text:span text:style-name="T59">N<text:s/></text:span><text:span text:style-name="T6">are relatively prime</text:span></text:p></text:list-item></text:list><text:list text:style-name="L1" xml:id="list-abfc9093-1453-47f0-bcb7-278fc9a88765"><text:list-item><text:p text:style-name="P7"><text:span text:style-name="T6">Two numbers<text:s/></text:span><text:span text:style-name="T59">a</text:span><text:span text:style-name="T6"><text:s/>and<text:s/></text:span><text:span text:style-name="T59">b</text:span><text:span text:style-name="T6"><text:s/>are relatively prime if their gcd is 1 i.e.,<text:s/></text:span><text:span text:style-name="T16">gcd(a,b) = 1</text:span></text:p></text:list-item></text:list><text:list text:style-name="L4" xml:id="list-4dabd073-6229-4b50-912d-938a9e16377d"><text:list-item><text:p text:style-name="P37"><text:span text:style-name="T6">Hence, If<text:s/></text:span><text:span text:style-name="T59">a</text:span><text:span text:style-name="T6"><text:s/>and<text:s/></text:span><text:span text:style-name="T59">N<text:s/></text:span><text:span text:style-name="T6">are relatively prime then as we know the multiplicative inverse exists.</text:span></text:p></text:list-item></text:list><draw:enhanced-geometry svg:viewBox="0 0 21600 21600" draw:modifiers="" draw:enhanced-path="M0 0 L0 21600 L21600 21600 L21600 0 Z N"/><draw:glue-point draw:id="4" svg:x="0.50000000000pt" svg:y="0.50000000000pt" draw:align="center"/><draw:glue-point draw:id="5" svg:x="0.50000000000pt" svg:y="0.50000000000pt" draw:align="center"/></draw:custom-shape></text:p>
        </text:list-item>
      </text:list>
      <text:p text:style-name="P38"/>
      <text:p text:style-name="P38"/>
      <text:p text:style-name="P38"/>
      <text:p text:style-name="P38"/>
      <text:p text:style-name="P38"/>
      <text:p text:style-name="P38"/>
      <text:p text:style-name="P38"/>
      <text:p text:style-name="P4"><text:span text:style-name="T6">So we use the Extended Euclidean Algorithm to find the Modular multiplicative inverse:<text:tab/></text:span></text:p>
      <text:list text:style-name="L5" xml:id="list-40d2db22-78e2-4315-ada4-c411719b3d35">
        <text:list-item>
          <text:p text:style-name="P39"><text:span text:style-name="T6">The Extended Euclidean Algorithm returns integers x, y, d such that d = gcd(a,b) and ax+by = d i.e., ax+by = gcd(a,b)</text:span></text:p>
        </text:list-item>
      </text:list>
      <text:list text:style-name="L5" xml:id="list-021a8110-06ed-410c-9c37-0758ce3231cd">
        <text:list-item>
          <text:p text:style-name="P39"><text:span text:style-name="T6">To confirm that a and N are relatively prime, initially it must return d = 1 as the gcd</text:span></text:p>
        </text:list-item>
      </text:list>
      <text:list text:style-name="L5" xml:id="list-86376db9-94b0-45ce-817f-af36d099a323">
        <text:list-item>
          <text:p text:style-name="P39"><text:span text:style-name="T6">If so, it finds the multiplicative inverse x of a mod N</text:span></text:p>
        </text:list-item>
      </text:list>
      <text:list text:style-name="L6" xml:id="list-6935da9e-0ff4-4498-b8c8-6cebf25884e0">
        <text:list-item>
          <text:p text:style-name="P40"><text:span text:style-name="T6">If a and N</text:span><text:span text:style-name="T59"><text:s/></text:span><text:span text:style-name="T6">are relatively prime, then ax + Ny = 1</text:span></text:p>
        </text:list-item>
      </text:list>
      <text:list text:style-name="L6" xml:id="list-045b2f06-e44e-4cb6-a280-423cff9daf67">
        <text:list-item>
          <text:p text:style-name="P40"><text:span text:style-name="T6">Ny = 0 (mod N) for all integers y</text:span></text:p>
        </text:list-item>
      </text:list>
      <text:list text:style-name="L6" xml:id="list-1dbf2e58-880b-4e72-a387-4b820fbfd417">
        <text:list-item>
          <text:p text:style-name="P40"><text:span text:style-name="T6">Thus, ax <text:s/>1 (mod N)</text:span></text:p>
        </text:list-item>
      </text:list>
      <text:list text:style-name="L6" xml:id="list-8feaabdc-ac8a-48fb-a707-9c2ea87db2f5">
        <text:list-item>
          <text:p text:style-name="P40"><text:span text:style-name="T6">Then x is the multiplicative inverse of a modulo N</text:span></text:p>
        </text:list-item>
      </text:list>
      <text:p text:style-name="P4"><text:span text:style-name="T6">Modular<text:s/></text:span><text:span text:style-name="T59">N<text:s/></text:span><text:span text:style-name="T6">division can only be done for numbers relatively prime to<text:s/></text:span><text:span text:style-name="T59">N<text:s/></text:span><text:span text:style-name="T6">and the division is actually carried out by multiplying by the inverse.</text:span></text:p>
      <text:p text:style-name="P34"/>
      <text:p text:style-name="P41"/>
      <text:p text:style-name="P41"/>
      <text:p text:style-name="P41"/>
      <text:p text:style-name="P41"/>
      <text:p text:style-name="P41"/>
      <text:p text:style-name="P41"/>
      <text:p text:style-name="P3"><text:soft-page-break/><text:span text:style-name="T3">3. <text:s/>RSA CRYPTOGRAPHY</text:span></text:p>
      <text:p text:style-name="P4"><text:span text:style-name="T6">In the RSA cryptosystem, each individual has an<text:s/></text:span><text:span text:style-name="T16">encryption key (n, e)</text:span><text:span text:style-name="T6"><text:s/>where the<text:s/></text:span><text:span text:style-name="T16">modulus ‘n’</text:span><text:span text:style-name="T6"><text:s/>is the product of two large primes p and q, say with 200 digits each, and an<text:s/></text:span><text:span text:style-name="T16">exponent e</text:span><text:span text:style-name="T6"><text:s/>that is relatively prime to (p − 1)(q − 1). <text:tab/></text:span></text:p>
      <text:p text:style-name="P13"><text:span text:style-name="T16">n = pq</text:span></text:p>
      <text:p text:style-name="P4"><text:span text:style-name="T16"><text:tab/><text:tab/><text:tab/>e relatively prime to (p-1)(q-1)</text:span></text:p>
      <text:p text:style-name="P4"><text:span text:style-name="T6">The public and the private key-generation algorithm is the most complex part of RSA cryptography. Two large prime numbers, p and q, are generated using the Rabin-Miller primality test algorithm. A modulus n is calculated by multiplying p and q n = pq with approximately 400 digits, cannot be factored in a reasonable length of time. This number is used by both the public and private keys and provides the link between them. Its length, usually expressed in bits, is called the key length.<text:s/></text:span></text:p>
      <text:p text:style-name="P4"><text:span text:style-name="T6">Decryption cannot be done quickly without a separate decryption key.</text:span></text:p>
      <text:p text:style-name="P4"><text:span text:style-name="T6">RSA derives its security from the difficulty of factoring large integers that are the product of two large prime numbers. Multiplying these two numbers is easy, but determining the original prime numbers from the total is considered infeasible due to the time it would take even using today’s super computers.</text:span></text:p>
      <text:p text:style-name="P4"><text:span text:style-name="T6">RSA keys are typically 1024- or 2048-bits long, but experts believe that 1024-bit keys could be broken in the near future, which is why government and industry are moving to a minimum key length of 2048-bits.<text:s/></text:span></text:p>
      <text:p text:style-name="P4"><text:span text:style-name="T6">The public key consists of the modulus n, and a public exponent, e (as it's a prime number that is not too large). The e doesn't have to be a secretly selected prime number as the public key is shared with everyone.<text:s/></text:span></text:p>
      <text:p text:style-name="P4"><text:span text:style-name="T6">The private key consists of the modulus n and the private exponent d, which is calculated using the Extended Euclidean algorithm to find the multiplicative inverse with respect to the totient of n.</text:span></text:p>
      <text:list text:style-name="L1" xml:id="list-e3f7284e-8549-4497-b792-4588aceb2224">
        <text:list-item>
          <text:p text:style-name="P7"><text:span text:style-name="T6">the </text:span><text:span text:style-name="T16">public key</text:span><text:span text:style-name="T6"> is the pair<text:s/></text:span><text:span text:style-name="T16">(e,n)</text:span></text:p>
        </text:list-item>
      </text:list>
      <text:list text:style-name="L1" xml:id="list-6b152e2a-cd53-479f-8ce6-4595e734e578">
        <text:list-item>
          <text:p text:style-name="P7"><text:span text:style-name="T6">the </text:span><text:span text:style-name="T16">private key</text:span><text:span text:style-name="T6"> is the pair<text:s/></text:span><text:span text:style-name="T16">(d,n)</text:span></text:p>
        </text:list-item>
      </text:list>
      <text:p text:style-name="P9"/>
      <text:p text:style-name="P4"><text:span text:style-name="T6">Only the public key (e,n) is published; all the other numbers involved (p,q,φ,d) must be kept private! The main property of this construction is that it is 'difficult' to compute d just from the numbers e and n ('difficult' in the sense that the computation is more and more time-consuming the larger numbers are involved).<text:s/></text:span></text:p>
      <text:p text:style-name="P4"><text:span text:style-name="T6">More precisely:</text:span></text:p>
      <text:list text:style-name="L1" xml:id="list-b777dccc-5763-4492-9655-26d8990f2fe2">
        <text:list-item>
          <text:p text:style-name="P7"><text:soft-page-break/><text:span text:style-name="T6">It is 'difficult' to compute d without knowing φ.</text:span></text:p>
        </text:list-item>
      </text:list>
      <text:list text:style-name="L1" xml:id="list-cb0c6810-e9e0-4928-a482-e06030e34177">
        <text:list-item>
          <text:p text:style-name="P7"><text:span text:style-name="T6">It is 'difficult' to factorize n into p.q (which is needed for computing φ).</text:span></text:p>
        </text:list-item>
      </text:list>
      <text:list text:style-name="L81" xml:id="list-bf2ab227-eff2-4fca-bceb-ad7191563522">
        <text:list-item>
          <text:number>1.</text:number>
          <text:p text:style-name="P42"><draw:custom-shape draw:style-name="gr2" xml:id="shape-6" draw:id="shape-6" draw:z-index="11264" svg:x="10.95000000000pt" svg:y="3.20000000000pt" text:anchor-type="char" svg:width="444.70000000000pt" svg:height="124.80000000000pt"><text:p text:style-name="P20"><text:span text:style-name="T60">Algorithm:</text:span><text:span text:style-name="T61"><text:s/></text:span><text:span text:style-name="T62">RSA PARAMETER GENERATION</text:span></text:p><text:list text:style-name="L71" xml:id="list-8e943f5e-5172-4f1f-a678-357e3ef43806"><text:list-item text:start-value="1"><text:number>1.</text:number><text:p text:style-name="P43"><text:span text:style-name="DefaultParagraphFont1">Generate two large primes,<text:s/></text:span><text:span text:style-name="T28">p</text:span><text:span text:style-name="DefaultParagraphFont1"><text:s/>and<text:s/></text:span><text:span text:style-name="T28">q<text:s/></text:span><text:span text:style-name="DefaultParagraphFont1">, such that<text:s/></text:span><text:span text:style-name="T28">p ≠</text:span><text:span text:style-name="DefaultParagraphFont1"><text:s/></text:span><text:span text:style-name="T28">q</text:span></text:p></text:list-item></text:list><text:list text:style-name="L72" text:continue-list="list-8e943f5e-5172-4f1f-a678-357e3ef43806" xml:id="list-91e8240b-1892-403c-80af-587d2a94ef63"><text:list-item><text:number>2.</text:number><text:p text:style-name="P43"><text:span text:style-name="T28">n</text:span><text:span text:style-name="DefaultParagraphFont1"><text:s text:c="2"/></text:span><text:span text:style-name="T28">pq<text:s/></text:span><text:span text:style-name="DefaultParagraphFont1">and ᴓ(</text:span><text:span text:style-name="T28">n</text:span><text:span text:style-name="DefaultParagraphFont1">) (</text:span><text:span text:style-name="T28">p -</text:span><text:span text:style-name="DefaultParagraphFont1">1)(</text:span><text:span text:style-name="T28">q</text:span><text:span text:style-name="DefaultParagraphFont1">-1)</text:span></text:p></text:list-item></text:list><text:list text:style-name="L73" text:continue-list="list-91e8240b-1892-403c-80af-587d2a94ef63" xml:id="list-845ca535-bfab-4c72-8548-2f8fb43ca712"><text:list-item><text:number>3.</text:number><text:p text:style-name="P43"><text:span text:style-name="DefaultParagraphFont1">Choose a random e (1&lt; e &lt; ᴓ(</text:span><text:span text:style-name="T28">n</text:span><text:span text:style-name="DefaultParagraphFont1">)) such that gcd(e, ᴓ(</text:span><text:span text:style-name="T28">n</text:span><text:span text:style-name="DefaultParagraphFont1">))=1</text:span></text:p></text:list-item></text:list><text:list text:style-name="L74" text:continue-list="list-845ca535-bfab-4c72-8548-2f8fb43ca712" xml:id="list-a360b41a-967e-4957-a23c-bcfec9ee7e8b"><text:list-item><text:number>4.</text:number><text:p text:style-name="P43"><text:span text:style-name="DefaultParagraphFont1">de</text:span><text:span text:style-name="T32">-1</text:span><text:span text:style-name="DefaultParagraphFont1"><text:s/>mod ᴓ(</text:span><text:span text:style-name="T28">n</text:span><text:span text:style-name="DefaultParagraphFont1">)</text:span></text:p></text:list-item></text:list><text:list text:style-name="L75" text:continue-list="list-a360b41a-967e-4957-a23c-bcfec9ee7e8b" xml:id="list-44a48145-9030-44cf-aaf2-5142a204d8f2"><text:list-item><text:number>5.</text:number><text:p text:style-name="P43"><text:span text:style-name="DefaultParagraphFont1">The public key is (n,e) and he private key is (p,q,d).</text:span></text:p></text:list-item></text:list><draw:enhanced-geometry svg:viewBox="0 0 21600 21600" draw:modifiers="" draw:enhanced-path="M0 0 L0 21600 L21600 21600 L21600 0 Z N"/><draw:glue-point draw:id="4" svg:x="0.50000000000pt" svg:y="0.50000000000pt" draw:align="center"/><draw:glue-point draw:id="5" svg:x="0.50000000000pt" svg:y="0.50000000000pt" draw:align="center"/></draw:custom-shape></text:p>
        </text:list-item>
      </text:list>
      <text:p text:style-name="P5"/>
      <text:p text:style-name="P5"/>
      <text:p text:style-name="P5"/>
      <text:p text:style-name="P5"/>
      <text:list text:style-name="L91" xml:id="list-339f3ece-a087-4596-8293-272a3521f029">
        <text:list-item text:start-value="1">
          <text:number>1.</text:number>
          <text:list text:style-name="L91" xml:id="list-e60394c3-5752-49c2-92d0-4a7be644e1b0">
            <text:list-item text:start-value="1">
              <text:number>1.</text:number>
              <text:p text:style-name="P44"><text:span text:style-name="T4">RSA Encryption</text:span></text:p>
            </text:list-item>
          </text:list>
        </text:list-item>
      </text:list>
      <text:p text:style-name="P4"><text:span text:style-name="T6">To encrypt messages using a particular key (n, e):</text:span></text:p>
      <text:list text:style-name="L24" xml:id="list-4b489c10-fdae-4bba-96d0-9ee681bfa78c">
        <text:list-item text:start-value="1">
          <text:number>1.</text:number>
          <text:p text:style-name="P15"><text:span text:style-name="T6">Translate plain text message M into sequence of integers.</text:span></text:p>
        </text:list-item>
      </text:list>
      <text:list text:style-name="L10" xml:id="list-aef3adbd-77d0-4716-9709-26f295f567b7">
        <text:list-item>
          <text:p text:style-name="P45"><text:span text:style-name="T6">First translate each plain text letter into two-digit number i.e., include a intial zero for letters A through J so that A <text:s/>00, B <text:s/>01 . . . . J 09.</text:span></text:p>
        </text:list-item>
      </text:list>
      <text:list text:style-name="L10" xml:id="list-bb505583-7cb6-4663-9cfd-d8940d665532">
        <text:list-item>
          <text:p text:style-name="P45"><text:span text:style-name="T6">Concatenate these two-digits into strings of digits.</text:span></text:p>
        </text:list-item>
      </text:list>
      <text:p text:style-name="P9"/>
      <text:list text:style-name="L25" text:continue-list="list-4b489c10-fdae-4bba-96d0-9ee681bfa78c" xml:id="list-0650c44b-47e5-448e-af06-75f422c1e4e2">
        <text:list-item>
          <text:number>2.</text:number>
          <text:p text:style-name="P15"><text:span text:style-name="T6"><text:s/>Divide the strinfg into equally sizd blocks of 2N digits</text:span></text:p>
        </text:list-item>
      </text:list>
      <text:p text:style-name="P4"><text:span text:style-name="T6"><text:s text:c="6"/>where, 2N – largest even number suc that 2525 … 25 with 2N digits does not exceed <text:s/>n.<text:s/></text:span></text:p>
      <text:list text:style-name="L26" text:continue-list="list-0650c44b-47e5-448e-af06-75f422c1e4e2" xml:id="list-046e6f8c-14bf-45bd-bbb9-0ad76688482c">
        <text:list-item>
          <text:number>3.</text:number>
          <text:p text:style-name="P15"><text:span text:style-name="T6">Now, we have translated the plaintext message M into a sequence of integers m1, m2,...,mk for some integer k.<text:s/></text:span></text:p>
        </text:list-item>
      </text:list>
      <text:p text:style-name="P9"/>
      <text:list text:style-name="L27" text:continue-list="list-046e6f8c-14bf-45bd-bbb9-0ad76688482c" xml:id="list-2bbc7920-9e81-4712-9b46-a512ee84b81d">
        <text:list-item>
          <text:number>4.</text:number>
          <text:p text:style-name="P15"><text:span text:style-name="T6">Encryption proceeds by transforming each block m</text:span><text:span text:style-name="T26">i</text:span><text:span text:style-name="T6"><text:s/>to a ciphertext block c</text:span><text:span text:style-name="T26">i</text:span><text:span text:style-name="T6">.<text:s/></text:span></text:p>
        </text:list-item>
      </text:list>
      <text:p text:style-name="P46"><text:span text:style-name="T6">This is done using the function<text:s/></text:span><text:span text:style-name="T16">C = M</text:span><text:span text:style-name="T17">e</text:span><text:span text:style-name="T16"><text:s/>mod n</text:span></text:p>
      <text:p text:style-name="P47"/>
      <text:list text:style-name="L121" xml:id="list-8ce662ac-2873-4c72-b78d-bcc95b348063">
        <text:list-item>
          <text:number>1.</text:number>
          <text:p text:style-name="P48"><draw:custom-shape draw:style-name="gr2" xml:id="shape-7" draw:id="shape-7" draw:z-index="16384" svg:x="25.35000000000pt" svg:y="8.65000000000pt" text:anchor-type="char" svg:width="445.50000000000pt" svg:height="120.15000000000pt"><text:p text:style-name="P20"><text:span text:style-name="T57">Sender A does the following:-</text:span></text:p><text:list text:style-name="L111" xml:id="list-c5d8c221-7b46-4520-a446-aaca6f0cf29d"><text:list-item text:start-value="1"><text:number>1.</text:number><text:p text:style-name="P49"><text:span text:style-name="T63">Obtains the recipient B’s public key (n,e).</text:span></text:p></text:list-item></text:list><text:list text:style-name="L112" text:continue-list="list-c5d8c221-7b46-4520-a446-aaca6f0cf29d" xml:id="list-335695aa-6e4f-4e63-9a26-e02812f74173"><text:list-item><text:number>2.</text:number><text:p text:style-name="P49"><text:span text:style-name="T63">Represents the plaintext message as a positive integer<text:s/></text:span><text:span text:style-name="T64">m,<text:s/></text:span><text:span text:style-name="T63">1&lt; m &lt;n</text:span></text:p></text:list-item></text:list><text:list text:style-name="L113" text:continue-list="list-335695aa-6e4f-4e63-9a26-e02812f74173" xml:id="list-6bb9a6b7-c854-4065-aad7-13d4f906d5f6"><text:list-item><text:number>3.</text:number><text:p text:style-name="P49"><text:span text:style-name="T63">Computes the ciphertext c = m</text:span><text:span text:style-name="T65">e<text:s/></text:span><text:span text:style-name="T63">mod n</text:span></text:p></text:list-item></text:list><text:list text:style-name="L114" text:continue-list="list-6bb9a6b7-c854-4065-aad7-13d4f906d5f6" xml:id="list-b395cc75-0224-4a62-9ce4-424bbf2a9652"><text:list-item><text:number>4.</text:number><text:p text:style-name="P49"><text:span text:style-name="T63">Sends the ciphertext c to B</text:span></text:p></text:list-item></text:list><draw:enhanced-geometry svg:viewBox="0 0 21600 21600" draw:modifiers="" draw:enhanced-path="M0 0 L0 21600 L21600 21600 L21600 0 Z N"/><draw:glue-point draw:id="4" svg:x="0.50000000000pt" svg:y="0.50000000000pt" draw:align="center"/><draw:glue-point draw:id="5" svg:x="0.50000000000pt" svg:y="0.50000000000pt" draw:align="center"/></draw:custom-shape></text:p>
        </text:list-item>
      </text:list>
      <text:p text:style-name="P47"/>
      <text:p text:style-name="P47"/>
      <text:p text:style-name="P47"/>
      <text:p text:style-name="P47"/>
      <text:p text:style-name="P47"/>
      <text:p text:style-name="P47"/>
      <text:list text:style-name="L92" text:continue-list="list-339f3ece-a087-4596-8293-272a3521f029" xml:id="list-3f487c46-a441-41d5-aab2-9d10b01977ea">
        <text:list-item>
          <text:number>2.</text:number>
          <text:list text:style-name="L92" text:continue-list="list-339f3ece-a087-4596-8293-272a3521f029" xml:id="list-e6ee5d1a-2030-4d8c-aab4-ac3b9062487c">
            <text:list-item>
              <text:number>2.</text:number>
              <text:p text:style-name="P44"><text:soft-page-break/><text:span text:style-name="T4">RSA Decryption</text:span></text:p>
            </text:list-item>
          </text:list>
        </text:list-item>
      </text:list>
      <text:p text:style-name="P9"/>
      <text:p text:style-name="P4"><text:span text:style-name="T6">The plaintext message can be quickly recovered from a ciphertext message when the<text:s/></text:span><text:span text:style-name="T16">decryption key d</text:span><text:span text:style-name="T6">, an inverse of<text:s/></text:span><text:span text:style-name="T16">e modulo (p − 1)(q − 1)</text:span><text:span text:style-name="T6">, is known.<text:s/></text:span></text:p>
      <text:p text:style-name="P4"><text:span text:style-name="T6">[Such an inverse exists because<text:s/></text:span><text:span text:style-name="T16">gcd(e, (p − 1)(q − 1)) = 1</text:span><text:span text:style-name="T6">]</text:span></text:p>
      <text:p text:style-name="P4"><text:span text:style-name="T6"><text:s/>If de ≡ 1 (mod (p − 1)(q − 1)), there is an integer k such that de = 1 + k(p − 1)(q − 1).<text:s/></text:span></text:p>
      <text:p text:style-name="P4"><text:span text:style-name="T6">It follows that C</text:span><text:span text:style-name="T18">d</text:span><text:span text:style-name="T6"><text:s/>≡ (M</text:span><text:span text:style-name="T18">e</text:span><text:span text:style-name="T6"><text:s/>)</text:span><text:span text:style-name="T18"><text:s/>d</text:span><text:span text:style-name="T6"><text:s/>= M</text:span><text:span text:style-name="T18">de</text:span><text:span text:style-name="T6"><text:s/>= M</text:span><text:span text:style-name="T18">1+k(p−1)(q−1)</text:span><text:span text:style-name="T6"><text:s/>(mod n).</text:span></text:p>
      <text:p text:style-name="P4"><text:span text:style-name="T6">By Fermat’s little theorem [assuming that gcd(M, p) = gcd(M, q) = 1], it follows that M</text:span><text:span text:style-name="T18">p−1</text:span><text:span text:style-name="T6"><text:s/>≡ 1 (mod p) and M</text:span><text:span text:style-name="T18">q−1</text:span><text:span text:style-name="T6"><text:s/>≡ 1 (mod q). Consequently,<text:s/></text:span></text:p>
      <text:p text:style-name="P46"><text:span text:style-name="T6">C</text:span><text:span text:style-name="T18">d</text:span><text:span text:style-name="T6"><text:s/>≡ M · (M</text:span><text:span text:style-name="T18">p−1</text:span><text:span text:style-name="T6">)</text:span><text:span text:style-name="T18"><text:s/>k(q−1)<text:s/></text:span><text:span text:style-name="T6">≡ M · 1 = M (mod p)<text:s/></text:span></text:p>
      <text:p text:style-name="P4"><text:span text:style-name="T6">and<text:s/></text:span></text:p>
      <text:p text:style-name="P46"><text:span text:style-name="T6">C</text:span><text:span text:style-name="T18">d</text:span><text:span text:style-name="T6"><text:s/>≡ M · (M</text:span><text:span text:style-name="T18">q−1</text:span><text:span text:style-name="T6">)<text:s/></text:span><text:span text:style-name="T18">k(p−1)</text:span><text:span text:style-name="T6"><text:s/>≡ M · 1 = M (mod q).<text:s/></text:span></text:p>
      <text:p text:style-name="P4"><text:span text:style-name="T6">Because gcd(p, q) = 1, it follows by the Chinese remainder theorem that C</text:span><text:span text:style-name="T18">d</text:span><text:span text:style-name="T6"><text:s/>≡ M (mod pq).</text:span></text:p>
      <text:list text:style-name="L28" xml:id="list-146150c0-1a97-47fd-aadb-d10f7cfeda75">
        <text:list-item>
          <text:number>1.</text:number>
          <text:p text:style-name="P50"><draw:custom-shape draw:style-name="gr2" xml:id="shape-8" draw:id="shape-8" draw:z-index="18432" svg:x="-4.15000000000pt" svg:y="19.10000000000pt" text:anchor-type="char" svg:width="468.75000000000pt" svg:height="102.85000000000pt"><text:p text:style-name="P20"><text:span text:style-name="T16">Decryption:</text:span></text:p><text:p text:style-name="P20"><text:span text:style-name="DefaultParagraphFont1">Recipient B does the following:-</text:span></text:p><text:list text:style-name="L76" xml:id="list-6926c0a7-4245-47df-accc-00f3730a0383"><text:list-item text:start-value="1"><text:number>1.</text:number><text:p text:style-name="P43"><text:span text:style-name="DefaultParagraphFont1">Uses his private key (n,d) to compute<text:s/></text:span><text:span text:style-name="T28">m = c</text:span><text:span text:style-name="T66">d</text:span><text:span text:style-name="T28"><text:s/>mod n</text:span></text:p></text:list-item></text:list><text:list text:style-name="L77" text:continue-list="list-6926c0a7-4245-47df-accc-00f3730a0383" xml:id="list-01579072-66c3-4f29-ad81-5a407bf14a0a"><text:list-item><text:number>2.</text:number><text:p text:style-name="P43"><text:span text:style-name="DefaultParagraphFont1">Extracts the plaintext from he message representative<text:s/></text:span><text:span text:style-name="T28">m.</text:span></text:p></text:list-item></text:list><draw:enhanced-geometry svg:viewBox="0 0 21600 21600" draw:modifiers="" draw:enhanced-path="M0 0 L0 21600 L21600 21600 L21600 0 Z N"/><draw:glue-point draw:id="4" svg:x="0.50000000000pt" svg:y="0.50000000000pt" draw:align="center"/><draw:glue-point draw:id="5" svg:x="0.50000000000pt" svg:y="0.50000000000pt" draw:align="center"/></draw:custom-shape></text:p>
        </text:list-item>
      </text:list>
      <text:p text:style-name="P51"/>
      <text:p text:style-name="P51"/>
      <text:p text:style-name="P51"/>
      <text:p text:style-name="P51"/>
      <text:p text:style-name="P52"/>
      <text:p text:style-name="P4"><text:span text:style-name="T67">3.3. <text:s/>RSA Algorithm steps</text:span></text:p>
      <text:list text:style-name="L131" xml:id="list-089435d6-1839-4475-b2f4-7a1e2a9791b9">
        <text:list-item text:start-value="1">
          <text:number>1.</text:number>
          <text:p text:style-name="P53"><text:span text:style-name="T6">Generate two random large primes<text:s/></text:span><text:span text:style-name="T59">p<text:s/></text:span><text:span text:style-name="T6">and<text:s/></text:span><text:span text:style-name="T59">q</text:span></text:p>
        </text:list-item>
      </text:list>
      <text:list text:style-name="L132" text:continue-list="list-089435d6-1839-4475-b2f4-7a1e2a9791b9" xml:id="list-2154ed10-03c2-482c-8cb5-04f38fa9d9ba">
        <text:list-item>
          <text:number>2.</text:number>
          <text:p text:style-name="P53"><text:span text:style-name="T6"><text:s/>Calculate<text:s/></text:span><text:span text:style-name="T59">n</text:span><text:span text:style-name="T6"><text:s/>such that<text:s/></text:span><text:span text:style-name="T59">n = pq</text:span></text:p>
        </text:list-item>
      </text:list>
      <text:list text:style-name="L133" text:continue-list="list-2154ed10-03c2-482c-8cb5-04f38fa9d9ba" xml:id="list-b0ade99d-ec31-4d36-b645-7bfb95f1ab93">
        <text:list-item>
          <text:number>3.</text:number>
          <text:p text:style-name="P53"><text:span text:style-name="T6">Calculate<text:s/></text:span><text:span text:style-name="T59">phi</text:span><text:span text:style-name="T6">, such that<text:s/></text:span><text:span text:style-name="T59">ᴓ(n) = (p-1)(q-1)</text:span></text:p>
        </text:list-item>
      </text:list>
      <text:list text:style-name="L134" text:continue-list="list-b0ade99d-ec31-4d36-b645-7bfb95f1ab93" xml:id="list-2beaadae-2a36-4f0e-b976-91012cda1cb9">
        <text:list-item>
          <text:number>4.</text:number>
          <text:p text:style-name="P53"><text:span text:style-name="T6">Choose random encryption key<text:s/></text:span><text:span text:style-name="T59">e</text:span><text:span text:style-name="T6">, such that</text:span></text:p>
        </text:list-item>
      </text:list>
      <text:p text:style-name="P54"><text:span text:style-name="T6"><text:s/></text:span><text:span text:style-name="T59">0 &lt; e &lt; ᴓ(n)<text:s/></text:span><text:span text:style-name="T6">and<text:s/></text:span><text:span text:style-name="T59">gcd(e, ᴓ(n)) =1</text:span></text:p>
      <text:list text:style-name="L135" text:continue-list="list-2beaadae-2a36-4f0e-b976-91012cda1cb9" xml:id="list-eaf057c2-9094-4ca8-a1ae-f3472c0488af">
        <text:list-item>
          <text:number>5.</text:number>
          <text:p text:style-name="P53"><text:span text:style-name="T6">Calculate decryption key<text:s/></text:span><text:span text:style-name="T59">d<text:s/></text:span><text:span text:style-name="T6">using<text:s/></text:span><text:span text:style-name="T59">d=e</text:span><text:span text:style-name="T68">-1</text:span><text:span text:style-name="T59">mod ᴓ(n)</text:span></text:p>
        </text:list-item>
      </text:list>
      <text:list text:style-name="L136" text:continue-list="list-eaf057c2-9094-4ca8-a1ae-f3472c0488af" xml:id="list-da0b71d6-f825-48fe-be15-17d16a5076cc">
        <text:list-item>
          <text:number>6.</text:number>
          <text:p text:style-name="P53"><text:span text:style-name="T6">Generate cipher text<text:s/></text:span><text:span text:style-name="T59">c</text:span><text:span text:style-name="T6"><text:s/>using<text:s/></text:span><text:span text:style-name="T59">c = m</text:span><text:span text:style-name="T68">e</text:span><text:span text:style-name="T59"><text:s/>mod n, 1&lt;m&lt;n</text:span></text:p>
        </text:list-item>
      </text:list>
      <text:list text:style-name="L137" text:continue-list="list-da0b71d6-f825-48fe-be15-17d16a5076cc" xml:id="list-db26ce51-1417-43cb-b823-8362a67e07ef">
        <text:list-item>
          <text:number>7.</text:number>
          <text:p text:style-name="P53"><text:span text:style-name="T6">Decrypt the cipher text<text:s/></text:span><text:span text:style-name="T59">c</text:span><text:span text:style-name="T6"><text:s/>using<text:s/></text:span><text:span text:style-name="T59">m = c</text:span><text:span text:style-name="T68">d</text:span><text:span text:style-name="T59"><text:s/>mod n</text:span><text:span text:style-name="T6">, to get original message<text:s/></text:span><text:span text:style-name="T59">m</text:span></text:p>
        </text:list-item>
      </text:list>
      <text:list text:style-name="L141" xml:id="list-fbc21313-fbf9-4910-bca0-4085ecb0e209">
        <text:list-item text:start-value="4">
          <text:number>4.</text:number>
          <text:list text:style-name="L141" xml:id="list-de1b8585-a8a5-40f4-8643-2d75adbb6d69">
            <text:list-item text:start-value="4">
              <text:number>4.</text:number>
              <text:p text:style-name="P55"><text:soft-page-break/><text:span text:style-name="T67">PROOF (It works)</text:span></text:p>
            </text:list-item>
          </text:list>
        </text:list-item>
      </text:list>
      <text:p text:style-name="P4"><text:span text:style-name="T6">In order for RSA to work we must have the property :<text:s/></text:span></text:p>
      <text:p text:style-name="P56"><text:span text:style-name="T60">(m<text:s/></text:span><text:span text:style-name="T69">e</text:span><text:span text:style-name="T60"><text:s/>)<text:s/></text:span><text:span text:style-name="T69">d</text:span><text:span text:style-name="T60"><text:s/>= m mod n</text:span></text:p>
      <text:p text:style-name="P4"><text:span text:style-name="T70">3.4.1 Proof 1:<text:s/></text:span></text:p>
      <text:list text:style-name="L1" xml:id="list-32091dd7-830f-43e0-bb3d-1b90f949acab">
        <text:list-item>
          <text:p text:style-name="P7"><text:span text:style-name="T6">Take a message m &lt; n and choose e relatively prime to φ(n) and find d such that ed=1mod φ(n).<text:s/></text:span></text:p>
        </text:list-item>
      </text:list>
      <text:list text:style-name="L1" xml:id="list-10b62635-fceb-491b-abc8-9ed613b56ac2">
        <text:list-item>
          <text:p text:style-name="P7"><text:span text:style-name="T6">Now compute (m</text:span><text:span text:style-name="T18">e</text:span><text:span text:style-name="T6"><text:s/>)<text:s/></text:span><text:span text:style-name="T18">d</text:span><text:span text:style-name="T6"><text:s/>using modulo n arithmetic:<text:s/></text:span></text:p>
        </text:list-item>
      </text:list>
      <text:p text:style-name="P8"><text:span text:style-name="T6">(m</text:span><text:span text:style-name="T18">e</text:span><text:span text:style-name="T6">)</text:span><text:span text:style-name="T18">d</text:span><text:span text:style-name="T6"><text:s/>= m</text:span><text:span text:style-name="T18"><text:s/>kφ(n) + 1<text:s/></text:span><text:span text:style-name="T6">= m<text:s/></text:span><text:span text:style-name="T18">kφ(n)</text:span><text:span text:style-name="T6"><text:s/>m = m<text:s/></text:span><text:span text:style-name="T18">φ(n)</text:span><text:span text:style-name="T6"><text:s/>m<text:s/></text:span><text:span text:style-name="T18">φ(n)</text:span><text:span text:style-name="T6"><text:s/>… … m<text:s/></text:span><text:span text:style-name="T18">φ(n)</text:span><text:span text:style-name="T6"><text:s/>m<text:s/></text:span></text:p>
      <text:list text:style-name="L1" xml:id="list-ec138278-b301-43e1-b3c1-afb560b541b5">
        <text:list-item>
          <text:p text:style-name="P7"><text:span text:style-name="T6">Take the modulo of the last term and since m<text:s/></text:span><text:span text:style-name="T18">φ(n)</text:span><text:span text:style-name="T6"><text:s/>= 1 mod n, then result is m.<text:s/></text:span></text:p>
        </text:list-item>
      </text:list>
      <text:list text:style-name="L1" xml:id="list-a7ede456-a46f-4001-8b32-6d03968eaf0f">
        <text:list-item>
          <text:p text:style-name="P7"><text:span text:style-name="T6">Hence (m</text:span><text:span text:style-name="T18">e</text:span><text:span text:style-name="T6"><text:s/>)<text:s/></text:span><text:span text:style-name="T18">d</text:span><text:span text:style-name="T6"><text:s/>= m mod n<text:s/></text:span></text:p>
        </text:list-item>
      </text:list>
      <text:p text:style-name="P9"/>
      <text:p text:style-name="P8"><text:span text:style-name="T1">Z*n = {b</text:span><text:span text:style-name="T34">1</text:span><text:span text:style-name="T1">, b</text:span><text:span text:style-name="T34">2</text:span><text:span text:style-name="T1">, … , b</text:span><text:span text:style-name="T34">φ(n)</text:span><text:span text:style-name="T1">}</text:span></text:p>
      <text:p text:style-name="P4"><text:span text:style-name="T6">Deficiency of this proof: The proof is for all messages in Z*n If n=512 bit number, then the chance of a number being in Zn but not in Z*n is about 10–25. That is negligible.</text:span></text:p>
      <text:p text:style-name="P4"><text:span text:style-name="T6"><text:s/>To fix this problem: There is a proof that all numbers in have the above property, but that proof is rather complex.<text:s/></text:span></text:p>
      <text:p text:style-name="P4"><text:span text:style-name="T70">3.4.2 Proof 2:</text:span></text:p>
      <text:p text:style-name="P4"><text:span text:style-name="T16">Theorem :</text:span><text:span text:style-name="T6"><text:s/>Prove m = C<text:s/></text:span><text:span text:style-name="T18">d</text:span><text:span text:style-name="T6"><text:s/>(mod n).</text:span></text:p>
      <text:p text:style-name="P4"><text:span text:style-name="T16">Proof:</text:span><text:span text:style-name="T6"><text:s text:c="2"/>It suffices to prove m=C<text:s/></text:span><text:span text:style-name="T18">d</text:span><text:span text:style-name="T6">(mod p) and m=C<text:s/></text:span><text:span text:style-name="T18">d</text:span><text:span text:style-name="T6">(mod q), because they lead to m=C</text:span><text:span text:style-name="T18">d</text:span><text:span text:style-name="T6">(mod n).<text:s/></text:span></text:p>
      <text:list text:style-name="L1" xml:id="list-43aa2ca0-cc41-44fe-994d-f7647c693741">
        <text:list-item>
          <text:p text:style-name="P7"><text:span text:style-name="T6">First, we prove m=C</text:span><text:span text:style-name="T18">d</text:span><text:span text:style-name="T6"><text:s/>(mod p). From C=m</text:span><text:span text:style-name="T18">e</text:span><text:span text:style-name="T6"><text:s/>(mod n), we know C= m</text:span><text:span text:style-name="T18">e</text:span><text:span text:style-name="T6"><text:s/>(mod p), and hence, C</text:span><text:span text:style-name="T18">d</text:span><text:span text:style-name="T6">= m</text:span><text:span text:style-name="T18">ed</text:span><text:span text:style-name="T6"><text:s/>(mod p).<text:s/></text:span></text:p>
        </text:list-item>
      </text:list>
      <text:list text:style-name="L1" xml:id="list-0bff112f-41a2-4213-9ae0-eb8e8d71540a">
        <text:list-item>
          <text:p text:style-name="P7"><text:span text:style-name="T6">As ed = 1 (mod (p − 1)(q − 1)), we know that ed = t(p − 1)(q − 1) + 1 for some integer t.<text:s/></text:span></text:p>
        </text:list-item>
      </text:list>
      <text:list text:style-name="L1" xml:id="list-a287d5b5-749e-4840-a179-235763553a8c">
        <text:list-item>
          <text:p text:style-name="P7"><text:span text:style-name="T6">Therefore: m</text:span><text:span text:style-name="T18">ed</text:span><text:span text:style-name="T6"><text:s/><text:tab/>= m · m t(p−1)(q−1) (mod p)<text:s/></text:span></text:p>
        </text:list-item>
      </text:list>
      <text:p text:style-name="P23"><text:span text:style-name="T6">= m · (m (p−1)) t(q−1) (mod p) (Fermat’s Little Theorem)<text:s/></text:span></text:p>
      <text:p text:style-name="P23"><text:span text:style-name="T6">= m · (1)t(q−1) (mod p)<text:s/></text:span></text:p>
      <text:p text:style-name="P23"><text:span text:style-name="T6">= m (mod p)<text:s/></text:span></text:p>
      <text:p text:style-name="P4"><text:span text:style-name="T6"><text:s text:c="2"/>By symmetry, we also have m</text:span><text:span text:style-name="T18">ed</text:span><text:span text:style-name="T6"><text:s/>= m (mod q)</text:span></text:p>
      <text:p text:style-name="P57"/>
      <text:p text:style-name="P57"/>
      <text:p text:style-name="P57"/>
      <text:p text:style-name="P58"><text:soft-page-break/><text:span text:style-name="T3">4. <text:s/>IMPLEMENTATION</text:span></text:p>
      <text:p text:style-name="P57"/>
      <text:list text:style-name="L151" xml:id="list-bd760083-f418-4b4d-b055-bc33c83c5a53">
        <text:list-item text:start-value="1">
          <text:number>1.</text:number>
          <text:list text:style-name="L151" xml:id="list-dbd0ff51-b5c8-4170-855c-7208adb13428">
            <text:list-item text:start-value="1">
              <text:number>1.</text:number>
              <text:p text:style-name="P59"><text:span text:style-name="T4">CODE:</text:span></text:p>
            </text:list-item>
          </text:list>
        </text:list-item>
      </text:list>
      <text:p text:style-name="P60"/>
      <text:p text:style-name="P61"><text:span text:style-name="T6">import java.util.Scanner;</text:span></text:p>
      <text:p text:style-name="P61"><text:span text:style-name="T6">import java.math.BigInteger;</text:span></text:p>
      <text:p text:style-name="P61"><text:span text:style-name="T6">import java.util.Random;</text:span></text:p>
      <text:p text:style-name="P61"><text:span text:style-name="T6">import java.math.*;</text:span></text:p>
      <text:p text:style-name="P61"><text:span text:style-name="T6">import java.util.ArrayList;</text:span></text:p>
      <text:p text:style-name="P61"><text:span text:style-name="T6">import java.util.List;</text:span></text:p>
      <text:p text:style-name="P62"/>
      <text:p text:style-name="P61"><text:span text:style-name="T6">public class JavaApplication1 {</text:span></text:p>
      <text:p text:style-name="P62"/>
      <text:p text:style-name="P61"><text:span text:style-name="T6"><text:s text:c="4"/>public static void main(String[] args) {</text:span></text:p>
      <text:p text:style-name="P62"/>
      <text:p text:style-name="P61"><text:span text:style-name="T6"><text:s text:c="8"/>Scanner s = new Scanner(System.in);<text:s text:c="12"/></text:span></text:p>
      <text:p text:style-name="P63"/>
      <text:p text:style-name="P16"><text:span text:style-name="T6">//Enter message</text:span></text:p>
      <text:p text:style-name="P61"><text:span text:style-name="T6"><text:s text:c="8"/>System.out.println("Enter message");<text:s text:c="12"/></text:span></text:p>
      <text:p text:style-name="P61"><text:span text:style-name="T6"><text:s text:c="8"/>String msg = s.nextLine();</text:span></text:p>
      <text:p text:style-name="P61"><text:span text:style-name="T6"><text:s text:c="7"/></text:span></text:p>
      <text:p text:style-name="P16"><text:span text:style-name="T6">//Enter primes</text:span></text:p>
      <text:p text:style-name="P61"><text:span text:style-name="T6"><text:s text:c="8"/>System.out.println("Enter Primes");</text:span></text:p>
      <text:p text:style-name="P61"><text:span text:style-name="T6"><text:s text:c="8"/>BigInteger p = s.nextBigInteger();</text:span></text:p>
      <text:p text:style-name="P61"><text:span text:style-name="T6"><text:s text:c="8"/>BigInteger q = s.nextBigInteger();</text:span></text:p>
      <text:p text:style-name="P61"><text:span text:style-name="T6"><text:s text:c="15"/></text:span></text:p>
      <text:p text:style-name="P16"><text:span text:style-name="T6">/*<text:s/></text:span></text:p>
      <text:p text:style-name="P61"><text:span text:style-name="T6">* Calculating phi(n) or m=(p-1)*(q-1)<text:s text:c="8"/></text:span></text:p>
      <text:p text:style-name="P61"><text:span text:style-name="T6">* a = (p-1)</text:span></text:p>
      <text:p text:style-name="P61"><text:span text:style-name="T6">* b = (q-1)</text:span></text:p>
      <text:p text:style-name="P61"><text:span text:style-name="T6">* m = a * b</text:span></text:p>
      <text:p text:style-name="P16"><text:span text:style-name="T6">*/</text:span></text:p>
      <text:p text:style-name="P61"><text:span text:style-name="T6"><text:s text:c="8"/>BigInteger a = p.subtract(BigInteger.valueOf(1));</text:span></text:p>
      <text:p text:style-name="P61"><text:span text:style-name="T6"><text:s text:c="8"/>BigInteger b = q.subtract(BigInteger.valueOf(1));<text:s text:c="8"/></text:span></text:p>
      <text:p text:style-name="P61"><text:span text:style-name="T6"><text:s text:c="8"/>BigInteger m= (a).multiply((b));<text:s text:c="8"/></text:span></text:p>
      <text:p text:style-name="P63"/>
      <text:p text:style-name="P63"/>
      <text:p text:style-name="P16"><text:span text:style-name="T6">/*</text:span></text:p>
      <text:p text:style-name="P61"><text:span text:style-name="T6">* Generate random 'e' values of max 'm' bitlength<text:s text:c="4"/></text:span></text:p>
      <text:p text:style-name="P16"><text:span text:style-name="T6">*/</text:span></text:p>
      <text:p text:style-name="P61"><text:span text:style-name="T6"><text:s text:c="8"/>int mlength <text:s/>= m.bitLength();</text:span></text:p>
      <text:p text:style-name="P62"/>
      <text:p text:style-name="P16"><text:soft-page-break/><text:span text:style-name="T6">/*</text:span></text:p>
      <text:p text:style-name="P64"><text:span text:style-name="T6">* Calculating 'n' value i.e.,</text:span></text:p>
      <text:p text:style-name="P61"><text:span text:style-name="T6">* n = p * q</text:span></text:p>
      <text:p text:style-name="P16"><text:span text:style-name="T6">*/<text:s text:c="8"/></text:span></text:p>
      <text:p text:style-name="P65"><text:span text:style-name="T6">BigInteger n= p.multiply(q);<text:s/></text:span></text:p>
      <text:p text:style-name="P62"/>
      <text:p text:style-name="P61"><text:span text:style-name="T6"><text:s text:c="8"/></text:span></text:p>
      <text:p text:style-name="P16"><text:span text:style-name="T6">/*</text:span></text:p>
      <text:p text:style-name="P61"><text:span text:style-name="T6">* Calculating the length of n</text:span></text:p>
      <text:p text:style-name="P61"><text:span text:style-name="T6">* nlength = length of 'n'</text:span></text:p>
      <text:p text:style-name="P16"><text:span text:style-name="T6">*/</text:span></text:p>
      <text:p text:style-name="P61"><text:span text:style-name="T6"><text:s text:c="8"/>String str = n.toString();</text:span></text:p>
      <text:p text:style-name="P61"><text:span text:style-name="T6"><text:s text:c="8"/>int nlength <text:s/>= str.length();<text:s text:c="8"/></text:span></text:p>
      <text:p text:style-name="P62"/>
      <text:p text:style-name="P61"><text:span text:style-name="T6"><text:s text:c="7"/>System.out.println("n is:"+n); <text:s text:c="5"/>//System.out.println("length:"+nlength);</text:span></text:p>
      <text:p text:style-name="P61"><text:span text:style-name="T6"><text:s text:c="7"/>System.out.println("m is:"+m); <text:s text:c="5"/>//System.out.println("length:"+mlength);<text:s text:c="8"/></text:span></text:p>
      <text:p text:style-name="P62"/>
      <text:p text:style-name="P61"><text:span text:style-name="T6"><text:s text:c="16"/></text:span></text:p>
      <text:p text:style-name="P16"><text:span text:style-name="T6">/*</text:span></text:p>
      <text:p text:style-name="P61"><text:span text:style-name="T6">* Converting msg to integer</text:span></text:p>
      <text:p text:style-name="P16"><text:span text:style-name="T6">*/</text:span></text:p>
      <text:p text:style-name="P62"/>
      <text:p text:style-name="P61"><text:span text:style-name="T6"><text:s text:c="8"/>BigInteger[] em = new BigInteger[100];</text:span></text:p>
      <text:p text:style-name="P61"><text:span text:style-name="T6"><text:s text:c="8"/>int i=0;</text:span></text:p>
      <text:p text:style-name="P61"><text:span text:style-name="T6"><text:s text:c="8"/>char[] ch <text:s/>= msg.toCharArray();<text:s/></text:span></text:p>
      <text:p text:style-name="P61"><text:span text:style-name="T6"><text:s text:c="8"/></text:span></text:p>
      <text:p text:style-name="P61"><text:span text:style-name="T6"><text:s text:c="12"/>for(char c : ch)</text:span></text:p>
      <text:p text:style-name="P61"><text:span text:style-name="T6"><text:s text:c="16"/>{</text:span></text:p>
      <text:p text:style-name="P61"><text:span text:style-name="T6"><text:s text:c="16"/>int temp = (int)c;</text:span></text:p>
      <text:p text:style-name="P61"><text:span text:style-name="T6"><text:s text:c="16"/>int temp_integer1 = 96; //for lower case</text:span></text:p>
      <text:p text:style-name="P61"><text:span text:style-name="T6"><text:s text:c="16"/>int temp_integer2 = 64; //for upper case</text:span></text:p>
      <text:p text:style-name="P61"><text:span text:style-name="T6"><text:s text:c="16"/></text:span></text:p>
      <text:p text:style-name="P61"><text:span text:style-name="T6"><text:s text:c="21"/>if(temp&lt;=122 &amp; temp&gt;=97)</text:span></text:p>
      <text:p text:style-name="P61"><text:span text:style-name="T6"><text:s text:c="24"/>{</text:span></text:p>
      <text:p text:style-name="P61"><text:span text:style-name="T6"><text:s text:c="25"/>em[i] =BigInteger.valueOf(temp-temp_integer1);</text:span></text:p>
      <text:p text:style-name="P61"><text:span text:style-name="T6"><text:s text:c="24"/>i++;</text:span></text:p>
      <text:p text:style-name="P61"><text:span text:style-name="T6"><text:s text:c="24"/>}<text:s text:c="19"/></text:span></text:p>
      <text:p text:style-name="P61"><text:span text:style-name="T6"><text:s text:c="20"/>else if(temp&lt;=90 &amp; temp&gt;=65)</text:span></text:p>
      <text:p text:style-name="P61"><text:span text:style-name="T6"><text:s text:c="24"/>{</text:span></text:p>
      <text:p text:style-name="P61"><text:span text:style-name="T6"><text:s text:c="24"/>em[i] =BigInteger.valueOf(temp-temp_integer2);</text:span></text:p>
      <text:p text:style-name="P61"><text:span text:style-name="T6"><text:s text:c="24"/>i++;</text:span></text:p>
      <text:p text:style-name="P61"><text:span text:style-name="T6"><text:s text:c="25"/>}<text:s text:c="3"/></text:span></text:p>
      <text:p text:style-name="P61"><text:span text:style-name="T6"><text:s text:c="20"/></text:span></text:p>
      <text:p text:style-name="P61"><text:span text:style-name="T6"><text:s text:c="17"/>}<text:s text:c="19"/></text:span></text:p>
      <text:p text:style-name="P61"><text:soft-page-break/><text:span text:style-name="T6"><text:s text:c="8"/>System.out.println("\nENTERED MESSAGE IS:" + msg);</text:span></text:p>
      <text:p text:style-name="P61"><text:span text:style-name="T6"><text:s text:c="8"/></text:span></text:p>
      <text:p text:style-name="P63"/>
      <text:p text:style-name="P16"><text:span text:style-name="T6">/*<text:s/></text:span></text:p>
      <text:p text:style-name="P61"><text:span text:style-name="T6">* String after converting to integer 'comnum'</text:span></text:p>
      <text:p text:style-name="P16"><text:span text:style-name="T6">*/<text:s text:c="8"/></text:span></text:p>
      <text:p text:style-name="P62"/>
      <text:p text:style-name="P61"><text:span text:style-name="T6"><text:s text:c="8"/>BigInteger comnum =BigInteger.valueOf(0);</text:span></text:p>
      <text:p text:style-name="P62"/>
      <text:p text:style-name="P61"><text:span text:style-name="T6"><text:s text:c="8"/>for(int k=0;k&lt;i;k++)</text:span></text:p>
      <text:p text:style-name="P61"><text:span text:style-name="T6"><text:s text:c="16"/>{</text:span></text:p>
      <text:p text:style-name="P61"><text:span text:style-name="T6"><text:s text:c="20"/>comnum = (comnum.multiply(BigInteger.valueOf(100))).add(em[k]);<text:s text:c="2"/></text:span></text:p>
      <text:p text:style-name="P61"><text:span text:style-name="T6"><text:s text:c="16"/>}</text:span></text:p>
      <text:p text:style-name="P61"><text:span text:style-name="T6"><text:s text:c="20"/></text:span></text:p>
      <text:p text:style-name="P61"><text:span text:style-name="T6"><text:s text:c="8"/>int j;</text:span></text:p>
      <text:p text:style-name="P61"><text:span text:style-name="T6"><text:s text:c="8"/>int chunklength=0;</text:span></text:p>
      <text:p text:style-name="P61"><text:span text:style-name="T6"><text:s text:c="7"/></text:span></text:p>
      <text:p text:style-name="P63"/>
      <text:p text:style-name="P16"><text:span text:style-name="T6">/*</text:span></text:p>
      <text:p text:style-name="P61"><text:span text:style-name="T6">* Calculating/generating the parts of string less than n</text:span></text:p>
      <text:p text:style-name="P16"><text:span text:style-name="T6">*/<text:s text:c="6"/></text:span></text:p>
      <text:p text:style-name="P62"/>
      <text:p text:style-name="P61"><text:span text:style-name="T6"><text:s text:c="8"/>BigInteger finalres = null;</text:span></text:p>
      <text:p text:style-name="P61"><text:span text:style-name="T6"><text:s text:c="8"/>int l;</text:span></text:p>
      <text:p text:style-name="P61"><text:span text:style-name="T6"><text:s text:c="8"/>int res;<text:s text:c="13"/></text:span></text:p>
      <text:p text:style-name="P61"><text:span text:style-name="T6"><text:s text:c="8"/>BigInteger result=BigInteger.valueOf(0);</text:span></text:p>
      <text:p text:style-name="P62"/>
      <text:p text:style-name="P61"><text:span text:style-name="T6"><text:s text:c="12"/>for (l =0; l &lt; nlength; l++)<text:s/></text:span></text:p>
      <text:p text:style-name="P61"><text:span text:style-name="T6"><text:s text:c="16"/>{</text:span></text:p>
      <text:p text:style-name="P61"><text:span text:style-name="T6"><text:s text:c="20"/>result = (result.multiply(BigInteger.valueOf(100))).add(em[l]);</text:span></text:p>
      <text:p text:style-name="P61"><text:span text:style-name="T6"><text:s text:c="20"/>res = result.compareTo(n);</text:span></text:p>
      <text:p text:style-name="P61"><text:span text:style-name="T6"><text:s text:c="24"/>if(res &lt;=0)</text:span></text:p>
      <text:p text:style-name="P61"><text:span text:style-name="T6"><text:s text:c="24"/>{</text:span></text:p>
      <text:p text:style-name="P61"><text:span text:style-name="T6"><text:s text:c="24"/>finalres=result;</text:span></text:p>
      <text:p text:style-name="P61"><text:span text:style-name="T6"><text:s text:c="24"/>chunklength++;</text:span></text:p>
      <text:p text:style-name="P61"><text:span text:style-name="T6"><text:s text:c="24"/>}</text:span></text:p>
      <text:p text:style-name="P61"><text:span text:style-name="T6"><text:s text:c="16"/>}</text:span></text:p>
      <text:p text:style-name="P61"><text:span text:style-name="T6"><text:s text:c="27"/></text:span></text:p>
      <text:p text:style-name="P61"><text:span text:style-name="T6"><text:s text:c="12"/></text:span></text:p>
      <text:p text:style-name="P16"><text:span text:style-name="T6">// Conversion of Integer array to string;</text:span></text:p>
      <text:p text:style-name="P62"/>
      <text:p text:style-name="P61"><text:span text:style-name="T6"><text:s text:c="8"/>String strcomnum=String.format("%02d",comnum);<text:s text:c="40"/></text:span></text:p>
      <text:p text:style-name="P61"><text:span text:style-name="T6"><text:s text:c="7"/>System.out.println("INTERMEDIATE TEXT:"+strcomnum);</text:span></text:p>
      <text:p text:style-name="P62"/>
      <text:p text:style-name="P16"><text:soft-page-break/><text:span text:style-name="T6">/*</text:span></text:p>
      <text:p text:style-name="P61"><text:span text:style-name="T6">* Calculating random 'e' value</text:span></text:p>
      <text:p text:style-name="P61"><text:span text:style-name="T6">* "getrandomBigInteger('m-length')" function is used to generate random 'e' value<text:s text:c="4"/></text:span></text:p>
      <text:p text:style-name="P61"><text:span text:style-name="T6"><text:s text:c="3"/>which is less than or equal to 'm' value</text:span></text:p>
      <text:p text:style-name="P61"><text:span text:style-name="T6">* "gcd(random 'e','m')" function is used to generate gcd of random 'e' value and m</text:span></text:p>
      <text:p text:style-name="P16"><text:span text:style-name="T6">*/<text:s text:c="9"/></text:span></text:p>
      <text:p text:style-name="P62"/>
      <text:p text:style-name="P61"><text:span text:style-name="T6"><text:s text:c="9"/>BigInteger e;</text:span></text:p>
      <text:p text:style-name="P61"><text:span text:style-name="T6"><text:s text:c="9"/>BigInteger rnd=getrandomBigInteger(mlength);<text:s text:c="8"/></text:span></text:p>
      <text:p text:style-name="P61"><text:span text:style-name="T6"><text:s text:c="9"/>BigInteger gcdres[]=gcd(rnd,m);<text:s text:c="30"/></text:span></text:p>
      <text:p text:style-name="P63"/>
      <text:p text:style-name="P16"><text:span text:style-name="T6">// generate random values until gcdres is '1' and gcdres is less than or equal to m</text:span></text:p>
      <text:p text:style-name="P63"/>
      <text:p text:style-name="P16"><text:span text:style-name="T6"><text:s text:c="5"/>while(!BigInteger.ONE.equals(gcdres[0]) || BigInteger.ONE.equals(gcdres[0].compareTo(m)))<text:s/></text:span></text:p>
      <text:p text:style-name="P61"><text:span text:style-name="T6"><text:s text:c="16"/>{</text:span></text:p>
      <text:p text:style-name="P61"><text:span text:style-name="T6"><text:s text:c="20"/>rnd=getrandomBigInteger(mlength);<text:s text:c="32"/></text:span></text:p>
      <text:p text:style-name="P61"><text:span text:style-name="T6"><text:s text:c="20"/>gcdres=gcd(rnd,m);<text:s text:c="33"/></text:span></text:p>
      <text:p text:style-name="P61"><text:span text:style-name="T6"><text:s text:c="16"/>}</text:span></text:p>
      <text:p text:style-name="P61"><text:span text:style-name="T6"><text:s text:c="7"/></text:span></text:p>
      <text:p text:style-name="P16"><text:span text:style-name="T6">// final 'e' value generated</text:span></text:p>
      <text:p text:style-name="P63"/>
      <text:p text:style-name="P61"><text:span text:style-name="T6"><text:s text:c="12"/>e=rnd;<text:s text:c="67"/></text:span></text:p>
      <text:p text:style-name="P61"><text:span text:style-name="T6"><text:s text:c="12"/>BigInteger ab1=gcdres[1];</text:span></text:p>
      <text:p text:style-name="P61"><text:span text:style-name="T6"><text:s text:c="12"/>BigInteger ab2=gcdres[2];</text:span></text:p>
      <text:p text:style-name="P61"><text:span text:style-name="T6"><text:s text:c="12"/>BigInteger ab3=gcdres[3];</text:span></text:p>
      <text:p text:style-name="P61"><text:span text:style-name="T6"><text:s text:c="17"/></text:span></text:p>
      <text:p text:style-name="P16"><text:span text:style-name="T6">// Calculate d</text:span></text:p>
      <text:p text:style-name="P62"/>
      <text:p text:style-name="P61"><text:span text:style-name="T6"><text:s text:c="4"/>BigInteger dval = modInv(e,m);</text:span></text:p>
      <text:p text:style-name="P16"><text:span text:style-name="T6"><text:s text:c="10"/></text:span></text:p>
      <text:p text:style-name="P16"><text:span text:style-name="T6"><text:s text:c="3"/></text:span><text:span text:style-name="DefaultParagraphFont1">while(BigInteger.ONE.equals(dval.compareTo(m))&amp;&amp;BigInteger.ONE.equals(dval.multiply(e).mod(m)))</text:span></text:p>
      <text:p text:style-name="P61"><text:span text:style-name="T6"><text:s text:c="12"/>{</text:span></text:p>
      <text:p text:style-name="P16"><text:span text:style-name="T6"><text:s text:c="4"/>while (!BigInteger.ONE.equals(gcdres[0]) || BigInteger.ONE.equals(gcdres[0].compareTo(m)))</text:span></text:p>
      <text:p text:style-name="P61"><text:span text:style-name="T6"><text:s text:c="20"/></text:span></text:p>
      <text:p text:style-name="P61"><text:span text:style-name="T6"><text:s text:c="4"/>{</text:span></text:p>
      <text:p text:style-name="P61"><text:span text:style-name="T6"><text:s text:c="8"/>e=getrandomBigInteger(mlength);<text:s text:c="2"/></text:span></text:p>
      <text:p text:style-name="P61"><text:span text:style-name="T6"><text:s text:c="8"/>gcdres=gcd(e,m);<text:s text:c="2"/></text:span></text:p>
      <text:p text:style-name="P61"><text:span text:style-name="T6"><text:s text:c="4"/>}</text:span></text:p>
      <text:p text:style-name="P61"><text:span text:style-name="T6"><text:s text:c="7"/>dval = modInv(e,m);</text:span></text:p>
      <text:p text:style-name="P61"><text:span text:style-name="T6"><text:s text:c="7"/></text:span></text:p>
      <text:p text:style-name="P61"><text:span text:style-name="T6"><text:s text:c="2"/>}</text:span></text:p>
      <text:p text:style-name="P61"><text:span text:style-name="T6"><text:s text:c="3"/></text:span></text:p>
      <text:p text:style-name="P61"><text:span text:style-name="T6"><text:s text:c="4"/>System.out.println("Encryption Key :"+e);<text:s text:c="3"/></text:span></text:p>
      <text:p text:style-name="P61"><text:span text:style-name="T6"><text:s text:c="4"/>BigInteger d =dval;</text:span></text:p>
      <text:p text:style-name="P61"><text:soft-page-break/><text:span text:style-name="T6"><text:s text:c="4"/></text:span></text:p>
      <text:p text:style-name="P61"><text:span text:style-name="T6"><text:s text:c="4"/>System.out.println("Decrypted Key: "+d);</text:span></text:p>
      <text:p text:style-name="P62"/>
      <text:p text:style-name="P62"/>
      <text:p text:style-name="P16"><text:span text:style-name="T6">/*</text:span></text:p>
      <text:p text:style-name="P61"><text:span text:style-name="T6">* Generate the Cipher text from the given 'msg'<text:s/></text:span></text:p>
      <text:p text:style-name="P61"><text:span text:style-name="T6">* modexp(chunk,Binary number of 'e',m,'z'is the chunk number) function is used to<text:s text:c="3"/></text:span></text:p>
      <text:p text:style-name="P61"><text:span text:style-name="T6"><text:s text:c="2"/>find the modular exponentiation of all the chunks<text:s/></text:span></text:p>
      <text:p text:style-name="P64"><text:span text:style-name="T6">* Generates the RESULT</text:span></text:p>
      <text:p text:style-name="P16"><text:span text:style-name="T6">*/</text:span></text:p>
      <text:p text:style-name="P62"/>
      <text:p text:style-name="P61"><text:span text:style-name="T6"><text:s text:c="12"/>for (int z=0; z&lt;strcomnum.length(); z+=chunklength)</text:span></text:p>
      <text:p text:style-name="P61"><text:span text:style-name="T6"><text:s text:c="16"/>{</text:span></text:p>
      <text:p text:style-name="P62"/>
      <text:p text:style-name="P61"><text:span text:style-name="T6"><text:s text:c="16"/>String chunk = strcomnum.substring(z, Math.min(strcomnum.length(), z + chunklength));</text:span></text:p>
      <text:p text:style-name="P61"><text:span text:style-name="T6"><text:s text:c="16"/>System.out.println("**Chunk Text"+chunk+"**");</text:span></text:p>
      <text:p text:style-name="P61"><text:span text:style-name="T6"><text:s text:c="16"/>BigInteger chunk1 = new BigInteger(chunk);</text:span></text:p>
      <text:p text:style-name="P62"/>
      <text:p text:style-name="P61"><text:span text:style-name="T6"><text:s text:c="16"/>String BinaryNumber = e.toString(2);<text:s text:c="4"/></text:span></text:p>
      <text:p text:style-name="P61"><text:span text:style-name="T6"><text:s text:c="16"/>BigInteger RESULT = modexp(chunk1,BinaryNumber,n);</text:span></text:p>
      <text:p text:style-name="P62"/>
      <text:p text:style-name="P61"><text:span text:style-name="T6"><text:s text:c="16"/>String strd = d.toString(2);<text:s text:c="18"/></text:span></text:p>
      <text:p text:style-name="P61"><text:span text:style-name="T6"><text:s text:c="16"/>BigInteger RES2 = modexp(RESULT,strd,n);</text:span></text:p>
      <text:p text:style-name="P62"/>
      <text:p text:style-name="P61"><text:span text:style-name="T6"><text:s text:c="16"/>System.out.println("**Cipher Text:"+RESULT+"**");</text:span></text:p>
      <text:p text:style-name="P61"><text:span text:style-name="T6"><text:s text:c="16"/>System.out.println("**Decrypted Text:"+RES2+"**");</text:span></text:p>
      <text:p text:style-name="P61"><text:span text:style-name="T6"><text:s text:c="16"/>System.out.println();</text:span></text:p>
      <text:p text:style-name="P61"><text:span text:style-name="T6"><text:s text:c="16"/>}<text:s text:c="2"/></text:span></text:p>
      <text:p text:style-name="P61"><text:span text:style-name="T6"><text:s text:c="12"/>System.out.println();</text:span></text:p>
      <text:p text:style-name="P61"><text:span text:style-name="T6"><text:s text:c="12"/></text:span></text:p>
      <text:p text:style-name="P16"><text:span text:style-name="T6"><text:s text:c="9"/>}//main<text:s text:c="2"/></text:span></text:p>
      <text:p text:style-name="P63"/>
      <text:p text:style-name="P63"/>
      <text:p text:style-name="P16"><text:span text:style-name="T6">/*</text:span></text:p>
      <text:p text:style-name="P61"><text:span text:style-name="T6"><text:s text:c="4"/>* modexp() function is used to find the modular exponentiation of given inputs</text:span></text:p>
      <text:p text:style-name="P61"><text:span text:style-name="T6"><text:s text:c="4"/>* the generated the output will be of form (chunk)^e mod n</text:span></text:p>
      <text:p text:style-name="P16"><text:span text:style-name="T6">*/<text:s text:c="6"/></text:span></text:p>
      <text:p text:style-name="P62"/>
      <text:p text:style-name="P61"><text:span text:style-name="T6"><text:s text:c="3"/>public static BigInteger modexp(BigInteger chunk,String e,BigInteger n)</text:span></text:p>
      <text:p text:style-name="P62"/>
      <text:p text:style-name="P61"><text:span text:style-name="T6"><text:s text:c="4"/>{</text:span></text:p>
      <text:p text:style-name="P62"/>
      <text:p text:style-name="P61"><text:span text:style-name="T6"><text:s text:c="8"/>String Result;</text:span></text:p>
      <text:p text:style-name="P61"><text:soft-page-break/><text:span text:style-name="T6"><text:s text:c="8"/>BigInteger d=BigInteger.valueOf(1);</text:span></text:p>
      <text:p text:style-name="P61"><text:span text:style-name="T6"><text:s text:c="8"/></text:span></text:p>
      <text:p text:style-name="P61"><text:span text:style-name="T6"><text:s text:c="8"/>BigInteger power=chunk.mod(n);</text:span></text:p>
      <text:p text:style-name="P61"><text:span text:style-name="T6"><text:s text:c="13"/></text:span></text:p>
      <text:p text:style-name="P61"><text:span text:style-name="T6"><text:s text:c="14"/>for(int z=0;z&lt;e.length();z++)</text:span></text:p>
      <text:p text:style-name="P61"><text:span text:style-name="T6"><text:s text:c="16"/>{</text:span></text:p>
      <text:p text:style-name="P61"><text:span text:style-name="T6"><text:s text:c="18"/>Result=String.valueOf(e.charAt(z));</text:span></text:p>
      <text:p text:style-name="P61"><text:span text:style-name="T6"><text:s text:c="8"/></text:span></text:p>
      <text:p text:style-name="P61"><text:span text:style-name="T6"><text:s text:c="22"/>if(Result.equals("1"))</text:span></text:p>
      <text:p text:style-name="P61"><text:span text:style-name="T6"><text:s text:c="24"/>{</text:span></text:p>
      <text:p text:style-name="P61"><text:span text:style-name="T6"><text:s text:c="28"/>d=d.multiply(d);</text:span></text:p>
      <text:p text:style-name="P61"><text:span text:style-name="T6"><text:s text:c="27"/>if(d.multiply(chunk).mod(n).compareTo(n)==-1)</text:span></text:p>
      <text:p text:style-name="P61"><text:span text:style-name="T6"><text:s text:c="32"/>d=d.multiply(chunk).mod(n);</text:span></text:p>
      <text:p text:style-name="P61"><text:span text:style-name="T6"><text:s text:c="27"/></text:span></text:p>
      <text:p text:style-name="P61"><text:span text:style-name="T6"><text:s text:c="24"/>}</text:span></text:p>
      <text:p text:style-name="P61"><text:span text:style-name="T6"><text:s text:c="22"/>else {</text:span></text:p>
      <text:p text:style-name="P61"><text:span text:style-name="T6"><text:s text:c="26"/>if(d.multiply(d).mod(n).compareTo(n)==-1)</text:span></text:p>
      <text:p text:style-name="P61"><text:span text:style-name="T6"><text:s text:c="26"/>{</text:span></text:p>
      <text:p text:style-name="P61"><text:span text:style-name="T6"><text:s text:c="30"/>d=d.multiply(d).mod(n);</text:span></text:p>
      <text:p text:style-name="P61"><text:span text:style-name="T6"><text:s text:c="26"/></text:span></text:p>
      <text:p text:style-name="P61"><text:span text:style-name="T6"><text:s text:c="26"/>}</text:span></text:p>
      <text:p text:style-name="P61"><text:span text:style-name="T6"><text:s text:c="22"/>}<text:s text:c="3"/></text:span></text:p>
      <text:p text:style-name="P61"><text:span text:style-name="T6"><text:s text:c="16"/>}</text:span></text:p>
      <text:p text:style-name="P61"><text:span text:style-name="T6"><text:s text:c="8"/>return d;</text:span></text:p>
      <text:p text:style-name="P61"><text:span text:style-name="T6"><text:s text:c="4"/>}// modexp function</text:span></text:p>
      <text:p text:style-name="P62"/>
      <text:p text:style-name="P62"/>
      <text:p text:style-name="P16"><text:span text:style-name="T6">/*</text:span></text:p>
      <text:p text:style-name="P61"><text:span text:style-name="T6"><text:s text:c="4"/>* Calculating the gcd of 'e' and 'm'</text:span></text:p>
      <text:p text:style-name="P61"><text:span text:style-name="T6"><text:s text:c="4"/>* Expoential Eucledian Algorithm is implemented in this gcd() function</text:span></text:p>
      <text:p text:style-name="P61"><text:span text:style-name="T6"><text:s text:c="4"/>* 'e' is generated randomly which would be less than or equal to 'm'<text:s text:c="4"/></text:span></text:p>
      <text:p text:style-name="P16"><text:span text:style-name="T6">*/</text:span></text:p>
      <text:p text:style-name="P61"><text:span text:style-name="T6"><text:s text:c="4"/></text:span></text:p>
      <text:p text:style-name="P61"><text:span text:style-name="T6"><text:s text:c="4"/>public static BigInteger[] gcd(BigInteger e, BigInteger m)</text:span></text:p>
      <text:p text:style-name="P61"><text:span text:style-name="T6"><text:s text:c="4"/>{</text:span></text:p>
      <text:p text:style-name="P61"><text:span text:style-name="T6"><text:s text:c="8"/>BigInteger rem;</text:span></text:p>
      <text:p text:style-name="P61"><text:span text:style-name="T6"><text:s text:c="8"/>int i=1;<text:s text:c="8"/></text:span></text:p>
      <text:p text:style-name="P61"><text:span text:style-name="T6"><text:s text:c="4"/>BigInteger[] Q =new BigInteger[100]; <text:s text:c="7"/>//q</text:span></text:p>
      <text:p text:style-name="P61"><text:span text:style-name="T6"><text:s text:c="4"/>BigInteger[] R =new BigInteger[100];</text:span></text:p>
      <text:p text:style-name="P61"><text:span text:style-name="T6"><text:s text:c="4"/>BigInteger[] S = new BigInteger[100]; <text:s text:c="5"/>//s</text:span></text:p>
      <text:p text:style-name="P61"><text:span text:style-name="T6"><text:s text:c="4"/>BigInteger[] T = new BigInteger[100]; <text:s text:c="6"/>//t</text:span></text:p>
      <text:p text:style-name="P61"><text:span text:style-name="T6"><text:s text:c="4"/></text:span></text:p>
      <text:p text:style-name="P62"/>
      <text:p text:style-name="P61"><text:span text:style-name="T6"><text:s text:c="12"/>R[0]=e;</text:span></text:p>
      <text:p text:style-name="P61"><text:soft-page-break/><text:span text:style-name="T6"><text:s text:c="12"/>R[1]=m;</text:span></text:p>
      <text:p text:style-name="P61"><text:span text:style-name="T6"><text:s text:c="12"/>S[0]=BigInteger.valueOf(1);</text:span></text:p>
      <text:p text:style-name="P61"><text:span text:style-name="T6"><text:s text:c="12"/>S[1]=BigInteger.valueOf(0);</text:span></text:p>
      <text:p text:style-name="P61"><text:span text:style-name="T6"><text:s text:c="12"/>T[0]=BigInteger.valueOf(0);</text:span></text:p>
      <text:p text:style-name="P61"><text:span text:style-name="T6"><text:s text:c="12"/>T[1]=BigInteger.valueOf(1);</text:span></text:p>
      <text:p text:style-name="P61"><text:span text:style-name="T6"><text:s text:c="8"/></text:span></text:p>
      <text:p text:style-name="P61"><text:span text:style-name="T6"><text:s text:c="8"/>while(!BigInteger.ZERO.equals(R[i]))</text:span></text:p>
      <text:p text:style-name="P61"><text:span text:style-name="T6"><text:s text:c="12"/>{</text:span></text:p>
      <text:p text:style-name="P61"><text:span text:style-name="T6"><text:s text:c="16"/>i=i+1;</text:span></text:p>
      <text:p text:style-name="P61"><text:span text:style-name="T6"><text:s text:c="15"/>Q[i-1]=R[i-2].divide(R[i-1]);</text:span></text:p>
      <text:p text:style-name="P61"><text:span text:style-name="T6"><text:s text:c="15"/>S[i]=S[i-2].subtract(Q[i-1].multiply(S[i-1]));</text:span></text:p>
      <text:p text:style-name="P61"><text:span text:style-name="T6"><text:s text:c="15"/>R[i]=R[i-2].subtract(Q[i-1].multiply(R[i-1]));</text:span></text:p>
      <text:p text:style-name="P61"><text:span text:style-name="T6"><text:s text:c="15"/>T[i]=T[i-2].subtract(Q[i-1].multiply(T[i-1]));</text:span></text:p>
      <text:p text:style-name="P61"><text:span text:style-name="T6"><text:s text:c="12"/>}</text:span></text:p>
      <text:p text:style-name="P62"/>
      <text:p text:style-name="P61"><text:span text:style-name="T6"><text:s text:c="8"/>BigInteger result[] = {R[i-1],S[i-1],T[i-1],Q[i-1]};<text:s text:c="6"/></text:span></text:p>
      <text:p text:style-name="P61"><text:span text:style-name="T6"><text:s text:c="4"/>return result;</text:span></text:p>
      <text:p text:style-name="P66"><text:span text:style-name="T6">}// gcd function<text:s text:c="2"/></text:span></text:p>
      <text:p text:style-name="P63"/>
      <text:p text:style-name="P63"/>
      <text:p text:style-name="P16"><text:span text:style-name="T6">/*</text:span></text:p>
      <text:p text:style-name="P61"><text:span text:style-name="T6"><text:s text:c="4"/>* Generates random numbers less than given bit length<text:s/></text:span></text:p>
      <text:p text:style-name="P16"><text:span text:style-name="T6">*/</text:span></text:p>
      <text:p text:style-name="P62"/>
      <text:p text:style-name="P61"><text:span text:style-name="T6">public static BigInteger getrandomBigInteger(int len)</text:span></text:p>
      <text:p text:style-name="P61"><text:span text:style-name="T6"><text:s text:c="4"/>{</text:span></text:p>
      <text:p text:style-name="P61"><text:span text:style-name="T6"><text:s text:c="8"/></text:span></text:p>
      <text:p text:style-name="P61"><text:span text:style-name="T6"><text:s text:c="8"/>Random rand=new Random();</text:span></text:p>
      <text:p text:style-name="P61"><text:span text:style-name="T6"><text:s text:c="8"/>BigInteger randnum=new BigInteger(len,rand);</text:span></text:p>
      <text:p text:style-name="P61"><text:span text:style-name="T6"><text:s text:c="8"/>return randnum;</text:span></text:p>
      <text:p text:style-name="P61"><text:span text:style-name="T6"><text:s text:c="4"/>}// getrandomBigInteger function</text:span></text:p>
      <text:p text:style-name="P62"/>
      <text:p text:style-name="P62"/>
      <text:p text:style-name="P62"/>
      <text:p text:style-name="P16"><text:span text:style-name="T6">/*</text:span></text:p>
      <text:p text:style-name="P61"><text:span text:style-name="T6"><text:s text:c="4"/>* Generating modInv function</text:span></text:p>
      <text:p text:style-name="P62"/>
      <text:p text:style-name="P16"><text:span text:style-name="T6">*/</text:span></text:p>
      <text:p text:style-name="P62"/>
      <text:p text:style-name="P61"><text:span text:style-name="T6">public static BigInteger modInv(BigInteger e, BigInteger n)</text:span></text:p>
      <text:p text:style-name="P61"><text:span text:style-name="T6">{</text:span></text:p>
      <text:p text:style-name="P61"><text:span text:style-name="T6"><text:s text:c="4"/>BigInteger m0 = n, t, q;</text:span></text:p>
      <text:p text:style-name="P61"><text:span text:style-name="T6"><text:s text:c="4"/>BigInteger x0 = BigInteger.valueOf(0), x1 = BigInteger.valueOf(1);</text:span></text:p>
      <text:p text:style-name="P61"><text:span text:style-name="T6"><text:s/></text:span></text:p>
      <text:p text:style-name="P61"><text:soft-page-break/><text:span text:style-name="T6"><text:s text:c="4"/>if (BigInteger.ONE.equals(n))</text:span></text:p>
      <text:p text:style-name="P61"><text:span text:style-name="T6"><text:s text:c="6"/>return BigInteger.valueOf(0);</text:span></text:p>
      <text:p text:style-name="P61"><text:span text:style-name="T6"><text:s/></text:span></text:p>
      <text:p text:style-name="P61"><text:span text:style-name="T6"><text:s text:c="4"/>while (e.compareTo(BigInteger.valueOf(1))== 1)</text:span></text:p>
      <text:p text:style-name="P61"><text:span text:style-name="T6"><text:s text:c="4"/>{</text:span></text:p>
      <text:p text:style-name="P61"><text:span text:style-name="T6"><text:s text:c="8"/>q = e.divide(n);</text:span></text:p>
      <text:p text:style-name="P61"><text:span text:style-name="T6"><text:s/></text:span></text:p>
      <text:p text:style-name="P61"><text:span text:style-name="T6"><text:s text:c="8"/>t = n;</text:span></text:p>
      <text:p text:style-name="P61"><text:span text:style-name="T6"><text:s/></text:span></text:p>
      <text:p text:style-name="P61"><text:span text:style-name="T6"><text:s text:c="8"/>n = e.remainder(n);</text:span></text:p>
      <text:p text:style-name="P61"><text:span text:style-name="T6"><text:s text:c="8"/>e = t;</text:span></text:p>
      <text:p text:style-name="P61"><text:span text:style-name="T6"><text:s/></text:span></text:p>
      <text:p text:style-name="P61"><text:span text:style-name="T6"><text:s text:c="8"/>t = x0;</text:span></text:p>
      <text:p text:style-name="P61"><text:span text:style-name="T6"><text:s/></text:span></text:p>
      <text:p text:style-name="P61"><text:span text:style-name="T6"><text:s text:c="8"/>x0 = x1.subtract(q .multiply(x0));</text:span></text:p>
      <text:p text:style-name="P61"><text:span text:style-name="T6"><text:s/></text:span></text:p>
      <text:p text:style-name="P61"><text:span text:style-name="T6"><text:s text:c="8"/>x1 = t;</text:span></text:p>
      <text:p text:style-name="P61"><text:span text:style-name="T6"><text:s text:c="4"/>}</text:span></text:p>
      <text:p text:style-name="P61"><text:span text:style-name="T6"><text:s/></text:span></text:p>
      <text:p text:style-name="P61"><text:span text:style-name="T6"><text:s text:c="4"/>if (x1.compareTo(BigInteger.valueOf(0))==-1)</text:span></text:p>
      <text:p text:style-name="P61"><text:span text:style-name="T6"><text:s text:c="7"/>x1=x1.add(m0);</text:span></text:p>
      <text:p text:style-name="P61"><text:span text:style-name="T6"><text:s/></text:span></text:p>
      <text:p text:style-name="P61"><text:span text:style-name="T6"><text:s text:c="4"/>return x1;</text:span></text:p>
      <text:p text:style-name="P61"><text:span text:style-name="T6">} // modInv function</text:span></text:p>
      <text:p text:style-name="P61"><text:span text:style-name="T6"><text:s text:c="3"/></text:span></text:p>
      <text:p text:style-name="P16"><text:span text:style-name="T6">}//class</text:span></text:p>
      <text:p text:style-name="P67"/>
      <text:p text:style-name="P67"/>
      <text:p text:style-name="P67"/>
      <text:p text:style-name="P67"/>
      <text:p text:style-name="P67"/>
      <text:p text:style-name="P4"><text:span text:style-name="T3">5. <text:s/>SECURITY</text:span></text:p>
      <text:p text:style-name="P68"/>
      <text:list text:style-name="L16" xml:id="list-b00c93dd-2a4d-459a-a53f-0b90e1a9d4fd">
        <text:list-item>
          <text:p text:style-name="P69"><text:span text:style-name="T6">RSA makes the public key infrastructure (PKI) encryption standards by which much of</text:span></text:p>
        </text:list-item>
      </text:list>
      <text:p text:style-name="P63"/>
      <text:p text:style-name="P70"><text:span text:style-name="T6">the Internet’s secure communication can run.</text:span></text:p>
      <text:p text:style-name="P71"/>
      <text:list text:style-name="L16" xml:id="list-a1a7c4de-feb3-4c0b-8dfb-0e0597e38b37">
        <text:list-item>
          <text:p text:style-name="P69"><text:span text:style-name="T6">RSA SecurID, formerly referred to as SecurID, is a mechanism developed by Security</text:span></text:p>
        </text:list-item>
      </text:list>
      <text:p text:style-name="P63"/>
      <text:p text:style-name="P16"><text:span text:style-name="T6"><text:s text:c="13"/>Dynamics for performing two-factor authentication for a user to a network resource.</text:span></text:p>
      <text:p text:style-name="P63"/>
      <text:list text:style-name="L16" xml:id="list-c320a611-2af4-4c05-9000-63aff98de217">
        <text:list-item>
          <text:p text:style-name="P69"><text:soft-page-break/><text:span text:style-name="T6">The RSA SecurID authentication mechanism consists of a &amp;quot;token&amp;quot; which can be either hardware (e.g. a key fob) or software (a soft token).</text:span></text:p>
        </text:list-item>
      </text:list>
      <text:p text:style-name="P63"/>
      <text:list text:style-name="L16" xml:id="list-3529f25f-dc51-417b-8759-89c7de9ac453">
        <text:list-item>
          <text:p text:style-name="P69"><text:span text:style-name="T6">RSA encryption is based on use of a public key and a private key. Typically a key</text:span></text:p>
        </text:list-item>
      </text:list>
      <text:p text:style-name="P16"><text:span text:style-name="T6"><text:s text:c="15"/>fob (such as an RSA SecurID security token) is used by employees in security-sensitive</text:span></text:p>
      <text:p text:style-name="P16"><text:span text:style-name="T6"><text:s text:c="15"/>companies, which is assigned to a computer user and generates an authentication<text:s text:c="10"/></text:span></text:p>
      <text:p text:style-name="P18"><text:span text:style-name="T6"><text:s/>code at fixed intervals usually for 60 seconds. Hence, this token generates a public<text:s text:c="4"/></text:span></text:p>
      <text:p text:style-name="P18"><text:span text:style-name="T6"><text:s/>key that changes every minute. This string is combined with a user’s password to make a hybrid one-time use password.</text:span></text:p>
      <text:p text:style-name="P63"/>
      <text:list text:style-name="L1" xml:id="list-95026e3e-5004-42a6-8cd4-f7a7e49a5c4e">
        <text:list-item>
          <text:p text:style-name="P72"><text:span text:style-name="T6">While RSA SecurID tokens offer a level of protection against password replay attacks,</text:span></text:p>
        </text:list-item>
      </text:list>
      <text:p text:style-name="P17"><text:span text:style-name="T6">they are not designed to offer protection against man in the middle type attacks when</text:span></text:p>
      <text:p text:style-name="P17"><text:span text:style-name="T6">used alone.</text:span></text:p>
      <text:p text:style-name="P67"/>
      <text:list text:style-name="L1" xml:id="list-1aa93db6-168d-4c3c-b0f1-faa6f738f157">
        <text:list-item>
          <text:p text:style-name="P72"><text:span text:style-name="T6">RSA enVision is a security information and event management (SIEM) platform, with</text:span></text:p>
        </text:list-item>
      </text:list>
      <text:p text:style-name="P18"><text:span text:style-name="T6">centralized log-management service that claims to &amp;quot;enable organizations to simplify compliance process as well as optimize security-incident management as they occur.</text:span></text:p>
      <text:p text:style-name="P67"/>
      <text:list text:style-name="L1" xml:id="list-4616a8a0-b85a-499e-99c8-7217d7045c30">
        <text:list-item>
          <text:p text:style-name="P72"><text:span text:style-name="T6">RSA is known for allegedly incorporating backdoors developed by the NSA in its</text:span></text:p>
        </text:list-item>
      </text:list>
      <text:p text:style-name="P17"><text:span text:style-name="T6">products. It also organizes the annual RSA Conference, an information security</text:span></text:p>
      <text:p text:style-name="P18"><text:span text:style-name="T6">conference.</text:span></text:p>
      <text:p text:style-name="P67"/>
      <text:p text:style-name="P67"/>
      <text:p text:style-name="P16"><text:span text:style-name="T3">6.CONCLUSION:</text:span></text:p>
      <text:p text:style-name="P67"/>
      <text:p text:style-name="P16"><text:span text:style-name="T6">RSA is a strong encryption algorithm that has stood a partial test of time. RSA implements a public-key cryptosystem that allows secure communications and “digital signatures”, and its security rests in part on the difficulty of factoring large numbers.<text:s/></text:span></text:p>
      <text:p text:style-name="P63"/>
      <text:p text:style-name="P16"><text:span text:style-name="T6">The authors urged anyone to attempt to break their code, whether by factorization techniques or otherwise, and nobody to date seems to have succeeded. This has in effect certified RSA, and will continue to assure its security for as long as it stands the test of time against such break-ins.<text:s/></text:span></text:p>
      <text:p text:style-name="P63"/>
      <text:p text:style-name="P16"><text:span text:style-name="T6">While the mathematics behind the algorithm are simple enough to be relatively easily understood, the complexity of dealing with very large prime numbers and the factoring of even large numbers into those primes is what makes this encryption standard so resilient.<text:s/></text:span></text:p>
      <text:p text:style-name="P63"/>
      <text:p text:style-name="P16"><text:span text:style-name="T6">Even as computers become faster and faster, the size of the keys are simply increased to adjust to the more powerful processors. However, RSA is ideal for the exchange of secret keys that can subsequently be used for the more traditional (and much faster) symmetric-key encryption and decryption of the message content.</text:span></text:p>
      <text:p text:style-name="P67"/>
      <text:p text:style-name="P16"><text:soft-page-break/><text:span text:style-name="T3">7.REFERENCES:</text:span></text:p>
      <text:p text:style-name="P73"/>
      <text:list text:style-name="L171" xml:id="list-f96c8446-4bb2-4085-8700-0e07315518ee">
        <text:list-item text:start-value="1">
          <text:number>1.</text:number>
          <text:p text:style-name="P74">https://www.tutorialspoint.com/cryptography/index.htm</text:p>
        </text:list-item>
        <text:list-item>
          <text:number>2.</text:number>
          <text:p text:style-name="P74">https://en.wikipedia.org/wiki/RSA_%28cryptosystem%29</text:p>
        </text:list-item>
        <text:list-item>
          <text:number>3.</text:number>
          <text:p text:style-name="P74"><text:a xlink:type="simple" xlink:href="http://www2.fiit.stuba.sk/~kvasnicka/Mathematics%20for%20Informatics/Rosen_Discrete_Mathematics_and_Its_Applications_7th_Edition.pdf"><text:span text:style-name="T73">http://www2.fiit.stuba.sk/~kvasnicka/Mathematics%20for%20Informatics/Rosen_Discrete_Mathematics_and_Its_Applications_7th_Edition.pdf</text:span></text:a></text:p>
        </text:list-item>
      </text:list>
      <text:list text:style-name="L181" text:continue-list="list-f96c8446-4bb2-4085-8700-0e07315518ee" xml:id="list-39c7c855-5f9b-4119-a462-b0aced1eb64a">
        <text:list-item>
          <text:number>4.</text:number>
          <text:p text:style-name="P75"><text:a xlink:type="simple" xlink:href="https://en.wikipedia.org/wiki/Modular_exponentiation"><text:span text:style-name="T73">https://en.wikipedia.org/wiki/Modular_exponentiation</text:span></text:a></text:p>
        </text:list-item>
      </text:list>
      <text:list text:style-name="L182" text:continue-list="list-39c7c855-5f9b-4119-a462-b0aced1eb64a" xml:id="list-48fc21f5-aae5-48d5-bcdd-ba409f09ba28">
        <text:list-item>
          <text:number>3.</text:number>
          <text:p text:style-name="P75"><text:a xlink:type="simple" xlink:href="https://en.wikipedia.org/wiki/Extended_Euclidean_algorithm"><text:span text:style-name="T73">https://en.wikipedia.org/wiki/Extended_Euclidean_algorithm</text:span></text:a></text:p>
        </text:list-item>
      </text:list>
      <text:list text:style-name="L191" text:continue-list="list-48fc21f5-aae5-48d5-bcdd-ba409f09ba28" xml:id="list-60fdda65-b260-49d2-bede-8ed9293d3679">
        <text:list-item>
          <text:number>4.</text:number>
          <text:p text:style-name="P76"><text:span text:style-name="T6">wikipedia.com</text:span></text:p>
        </text:list-item>
      </text:list>
      <text:list text:style-name="L172" text:continue-list="list-60fdda65-b260-49d2-bede-8ed9293d3679" xml:id="list-8fb6c75b-663a-478f-a6bd-917409c41b6c">
        <text:list-item>
          <text:number>5.</text:number>
          <text:p text:style-name="P74"><text:a xlink:type="simple" xlink:href="http://www.di-mgt.com.au/rsa_alg.html"><text:span text:style-name="T74">http://www.di-mgt.com.au/rsa_alg.html</text:span></text:a></text:p>
        </text:list-item>
      </text:list>
      <text:list text:style-name="L173" text:continue-list="list-8fb6c75b-663a-478f-a6bd-917409c41b6c" xml:id="list-ba62a23f-e013-49b8-af54-4ddeb4036ad2">
        <text:list-item>
          <text:number>6.</text:number>
          <text:p text:style-name="P74"><text:a xlink:type="simple" xlink:href="http://www2.fiit.stuba.sk/~kvasnicka/Mathematics%20for%20Informatics/Rosen_Discrete_Mathematics_and_Its_Applications_7th_Edition.pdf"><text:span text:style-name="T74">http://www2.fiit.stuba.sk/~kvasnicka/Mathematics%20for%20Informatics/Rosen_Discrete_Mathematics_and_Its_Applications_7th_Edition.pdf</text:span></text:a></text:p>
        </text:list-item>
      </text:list>
      <text:list text:style-name="L174" text:continue-list="list-ba62a23f-e013-49b8-af54-4ddeb4036ad2" xml:id="list-f0825957-d73c-412a-8ee1-cf2db96c9725">
        <text:list-item>
          <text:number>7.</text:number>
          <text:p text:style-name="P77"><text:span text:style-name="T6">de Borde, Duncan (2007-06- 28). &amp;quot;Two-factor authentication&amp;quot;(PDF). Siemens Insight Consulting. Retrieved 2009-01- 14.</text:span></text:p>
        </text:list-item>
      </text:list>
      <text:list text:style-name="L175" text:continue-list="list-f0825957-d73c-412a-8ee1-cf2db96c9725" xml:id="list-1c4b01b2-6ca1-45f5-9ca1-18d32fb21b12">
        <text:list-item>
          <text:number>8.</text:number>
          <text:p text:style-name="P77"><text:span text:style-name="T6">Rivest, R.; A. Shamir; L. Adleman (1978). &amp;quot;A Method for Obtaining Digital Signatures and Public-Key Cryptosystems&amp;quot;. Communications of the ACM 21 (2): 120–126. doi:10.1145/359340.35934<text:bookmark-end text:name="_GoBack"/></text:span></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text">
      <style:text-properties fo:country="US" fo:font-family="Calibri" fo:font-size="11.000000000000000pt" fo:language="en" style:use-window-font-color="true"/>
    </style:default-style>
    <style:default-style style:family="paragraph">
      <style:paragraph-properties fo:line-height="115%" fo:margin-bottom="10.000000000000000pt" style:tab-stop-distance="36.000000000000000pt"/>
      <style:text-properties fo:country="US" fo:font-family="Calibri" fo:font-size="11.000000000000000pt" fo:language="en" style:use-window-font-color="true"/>
    </style:default-style>
    <style:style style:name="DefaultParagraphFont1" style:display-name="DefaultParagraphFont" style:family="text"/>
    <style:style style:name="Footnote" style:display-name="Footnote" style:family="paragraph" style:next-style-name=""/>
    <style:style style:name="Endnote" style:display-name="Endnote" style:family="paragraph" style:next-style-name=""/>
    <style:style style:name="ListParagraph" style:display-name="ListParagraph" style:family="paragraph">
      <style:paragraph-properties fo:margin-left="36.000000000000000pt"/>
    </style:style>
    <style:style style:name="Normal" style:display-name="Normal" style:family="paragraph"/>
    <style:style style:name="BalloonText" style:display-name="BalloonText" style:family="paragraph">
      <style:paragraph-properties fo:line-height="100%" fo:margin-bottom="0.000000000000000pt"/>
      <style:text-properties fo:font-family="Tahoma" fo:font-size="8.000000000000000pt"/>
    </style:style>
    <style:style style:name="NormalWeb" style:display-name="NormalWeb" style:family="paragraph">
      <style:paragraph-properties fo:line-height="100%" fo:margin-bottom="10.000000000000000pt" fo:margin-top="5.000000000000000pt"/>
      <style:text-properties fo:country="IN" fo:font-family="Times New Roman" fo:font-size="12.000000000000000pt" fo:language="en"/>
    </style:style>
    <style:style style:name="Footer" style:display-name="Footer" style:family="paragraph">
      <style:paragraph-properties fo:line-height="100%" fo:margin-bottom="0.000000000000000pt">
        <style:tab-stops>
          <style:tab-stop style:position="225.65000000000pt" style:type="center" style:leader-type="none" style:leader-style="none" style:leader-width="auto" style:leader-color="font-color"/>
          <style:tab-stop style:position="451.30000000000pt" style:type="right" style:leader-type="none" style:leader-style="none" style:leader-width="auto" style:leader-color="font-color"/>
        </style:tab-stops>
      </style:paragraph-properties>
    </style:style>
    <style:style style:name="Contents_201" style:display-name="Contents 1" style:family="paragraph">
      <style:paragraph-properties fo:margin-left="0.000000000000000pt"/>
    </style:style>
    <style:style style:name="Header" style:display-name="Header" style:family="paragraph">
      <style:paragraph-properties fo:line-height="100%" fo:margin-bottom="0.000000000000000pt">
        <style:tab-stops>
          <style:tab-stop style:position="225.65000000000pt" style:type="center" style:leader-type="none" style:leader-style="none" style:leader-width="auto" style:leader-color="font-color"/>
          <style:tab-stop style:position="451.30000000000pt" style:type="right" style:leader-type="none" style:leader-style="none" style:leader-width="auto" style:leader-color="font-color"/>
        </style:tab-stops>
      </style:paragraph-properties>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texhtml" style:display-name="texhtml" style:family="text"/>
    <style:style style:name="T76" style:display-name="T76" style:family="text">
      <style:text-properties style:text-underline-style="none" style:text-underline-type="none"/>
    </style:style>
    <style:style style:name="T77" style:display-name="T77" style:family="text">
      <style:text-properties fo:font-size="16.000000000000000pt" fo:font-weight="bold" style:text-underline-style="none" style:text-underline-type="none"/>
    </style:style>
    <style:style style:name="T79" style:display-name="T79" style:family="text">
      <style:text-properties fo:country="IN" fo:language="en" style:text-underline-style="none" style:text-underline-type="none"/>
    </style:style>
    <style:style style:name="T58" style:display-name="T58" style:family="text">
      <style:text-properties fo:color="#222222" fo:font-family="Symbol" fo:font-size="10.000000000000000pt" fo:font-style="normal" fo:font-weight="normal" style:text-underline-style="none" style:text-underline-type="none"/>
    </style:style>
    <style:style style:name="eqn" style:display-name="eqn" style:family="text"/>
    <style:style style:name="T12" style:display-name="T12" style:family="text">
      <style:text-properties fo:font-family="Symbol" fo:font-size="12.000000000000000pt" fo:font-style="normal" fo:font-weight="normal" style:text-underline-style="none" style:text-underline-type="none"/>
    </style:style>
    <style:style style:name="DefaultParagraphFont" style:display-name="DefaultParagraphFont" style:family="text"/>
    <style:style style:name="T82" style:display-name="T82" style:family="text">
      <style:text-properties fo:font-size="12.000000000000000pt" fo:font-weight="bold" style:text-underline-style="none" style:text-underline-type="none"/>
    </style:style>
    <style:style style:name="FooterChar" style:display-name="FooterChar" style:family="text"/>
    <style:style style:name="apple-converted-space" style:display-name="apple-converted-space" style:family="text"/>
    <style:style style:name="Hyperlink" style:display-name="Hyperlink" style:family="text">
      <style:text-properties fo:color="#0000ff" style:text-underline-style="solid" style:text-underline-type="single" style:text-underline-width="auto"/>
    </style:style>
    <style:style style:name="HeaderChar" style:display-name="HeaderChar" style:family="text"/>
    <style:style style:name="HTMLVariable" style:display-name="HTMLVariable" style:family="text">
      <style:text-properties fo:font-style="italic"/>
    </style:style>
    <style:style style:name="T87" style:display-name="T87" style:family="text">
      <style:text-properties fo:background-color="#ffffff" fo:color="#222222" fo:font-size="16.000000000000000pt" fo:font-weight="bold" style:text-underline-style="none" style:text-underline-type="none"/>
    </style:style>
    <style:style style:name="HTMLDefinition" style:display-name="HTMLDefinition" style:family="text">
      <style:text-properties fo:font-style="italic"/>
    </style:styl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style:style style:name="T91" style:display-name="T91" style:family="text">
      <style:text-properties fo:font-family="Calibri" fo:font-size="12.000000000000000pt" style:text-underline-style="none" style:text-underline-type="none"/>
    </style:style>
    <style:style style:name="T92" style:display-name="T92" style:family="text">
      <style:text-properties fo:background-color="#ffffff" fo:color="#222222" fo:font-family="Calibri" fo:font-size="12.000000000000000pt" style:text-underline-style="none" style:text-underline-type="none"/>
    </style:style>
    <style:style style:name="BalloonTextChar" style:display-name="BalloonTextChar" style:family="text">
      <style:text-properties fo:font-family="Tahoma" fo:font-size="8.000000000000000pt"/>
    </style:style>
    <style:style style:name="T93" style:display-name="T93" style:family="text">
      <style:text-properties fo:font-family="Calibri" fo:font-size="12.000000000000000pt" style:text-underline-style="none" style:text-underline-type="none"/>
    </style:style>
    <style:style style:name="T71" style:display-name="T71" style:family="text">
      <style:text-properties fo:country="IN" fo:font-family="Symbol" fo:font-style="normal" fo:font-weight="normal" fo:language="en" style:text-underline-style="none" style:text-underline-type="none"/>
    </style:style>
    <style:style style:name="T72" style:display-name="T72" style:family="text">
      <style:text-properties fo:font-family="Wingdings" fo:font-size="12.000000000000000pt" fo:font-style="normal" fo:font-weight="normal" style:text-underline-style="none" style:text-underline-type="none"/>
    </style:style>
    <style:style style:name="T29" style:display-name="T29" style:family="text">
      <style:text-properties fo:font-size="12.000000000000000pt" style:text-underline-style="none" style:text-underline-type="none"/>
    </style:style>
    <style:style style:name="mwe-math-mathml-inline" style:display-name="mwe-math-mathml-inline" style:family="text"/>
    <text:list-style style:name="L11" style:display-name="L1">
      <text:list-level-style-bullet text:bullet-char="" text:style-name="T12" text:level="1">
        <style:list-level-properties text:list-level-position-and-space-mode="label-alignment" fo:text-align="left">
          <style:list-level-label-alignment text:label-followed-by="listtab" text:list-tab-stop-position="0.00000000000pt" fo:text-indent="-18.00000000000pt" fo:margin-left="36.00000000000pt"/>
        </style:list-level-properties>
      </text:list-level-style-bullet>
    </text:list-style>
    <text:list-style style:name="L2" style:display-name="L2">
      <text:list-level-style-number text:start-value="1" text:display-levels="1" style:num-format="1" text:style-name="T29" text:level="1" style:num-suffix=".">
        <style:list-level-properties text:list-level-position-and-space-mode="label-alignment" fo:text-align="left">
          <style:list-level-label-alignment text:label-followed-by="listtab" text:list-tab-stop-position="0.00000000000pt" fo:text-indent="-18.00000000000pt" fo:margin-left="36.00000000000pt"/>
        </style:list-level-properties>
      </text:list-level-style-number>
    </text:list-style>
    <text:list-style style:name="L31" style:display-name="L3">
      <text:list-level-style-bullet text:bullet-char="" text:style-name="T58" text:level="1">
        <style:list-level-properties text:list-level-position-and-space-mode="label-alignment" fo:text-align="left">
          <style:list-level-label-alignment text:label-followed-by="listtab" text:list-tab-stop-position="0.00000000000pt" fo:text-indent="-18.00000000000pt" fo:margin-left="36.00000000000pt"/>
        </style:list-level-properties>
      </text:list-level-style-bullet>
    </text:list-style>
    <text:list-style style:name="L41" style:display-name="L4">
      <text:list-level-style-bullet text:bullet-char="" text:style-name="T71" text:level="1">
        <style:list-level-properties text:list-level-position-and-space-mode="label-alignment" fo:text-align="left">
          <style:list-level-label-alignment text:label-followed-by="listtab" text:list-tab-stop-position="0.00000000000pt" fo:text-indent="-18.00000000000pt" fo:margin-left="36.00000000000pt"/>
        </style:list-level-properties>
      </text:list-level-style-bullet>
    </text:list-style>
    <text:list-style style:name="L51" style:display-name="L5">
      <text:list-level-style-bullet text:bullet-char="" text:style-name="T72" text:level="1">
        <style:list-level-properties text:list-level-position-and-space-mode="label-alignment" fo:text-align="left">
          <style:list-level-label-alignment text:label-followed-by="listtab" text:list-tab-stop-position="0.00000000000pt" fo:text-indent="-18.00000000000pt" fo:margin-left="36.00000000000pt"/>
        </style:list-level-properties>
      </text:list-level-style-bullet>
    </text:list-style>
    <text:list-style style:name="L61" style:display-name="L6">
      <text:list-level-style-bullet text:bullet-char="" text:style-name="T12" text:level="1">
        <style:list-level-properties text:list-level-position-and-space-mode="label-alignment" fo:text-align="left">
          <style:list-level-label-alignment text:label-followed-by="listtab" text:list-tab-stop-position="0.00000000000pt" fo:text-indent="-18.00000000000pt" fo:margin-left="90.00000000000pt"/>
        </style:list-level-properties>
      </text:list-level-style-bullet>
    </text:list-style>
    <text:list-style style:name="L8" style:display-name="L8">
      <text:list-level-style-number text:start-value="1" text:display-levels="1" style:num-format="1" text:style-name="T77" text:level="1" style:num-suffix=".">
        <style:list-level-properties text:list-level-position-and-space-mode="label-alignment" fo:text-align="left">
          <style:list-level-label-alignment text:label-followed-by="listtab" text:list-tab-stop-position="0.00000000000pt" fo:text-indent="-18.00000000000pt" fo:margin-left="36.00000000000pt"/>
        </style:list-level-properties>
      </text:list-level-style-number>
    </text:list-style>
    <text:list-style style:name="L7" style:display-name="L7">
      <text:list-level-style-number text:start-value="1" text:display-levels="1" style:num-format="1" text:style-name="T76" text:level="1" style:num-suffix=".">
        <style:list-level-properties text:list-level-position-and-space-mode="label-alignment" fo:text-align="left">
          <style:list-level-label-alignment text:label-followed-by="listtab" text:list-tab-stop-position="0.00000000000pt" fo:text-indent="-18.00000000000pt" fo:margin-left="36.00000000000pt"/>
        </style:list-level-properties>
      </text:list-level-style-number>
    </text:list-style>
    <text:list-style style:name="L9" style:display-name="L9">
      <text:list-level-style-number text:start-value="1" text:display-levels="1" style:num-format="1" text:style-name="T77" text:level="2" style:num-suffix=".">
        <style:list-level-properties text:list-level-position-and-space-mode="label-alignment" fo:text-align="left">
          <style:list-level-label-alignment text:label-followed-by="listtab" text:list-tab-stop-position="0.00000000000pt" fo:text-indent="-36.00000000000pt" fo:margin-left="36.00000000000pt"/>
        </style:list-level-properties>
      </text:list-level-style-number>
    </text:list-style>
    <text:list-style style:name="L101" style:display-name="L10">
      <text:list-level-style-bullet text:bullet-char="" text:style-name="T12" text:level="1">
        <style:list-level-properties text:list-level-position-and-space-mode="label-alignment" fo:text-align="left">
          <style:list-level-label-alignment text:label-followed-by="listtab" text:list-tab-stop-position="0.00000000000pt" fo:text-indent="-18.00000000000pt" fo:margin-left="72.00000000000pt"/>
        </style:list-level-properties>
      </text:list-level-style-bullet>
    </text:list-style>
    <text:list-style style:name="L12" style:display-name="L12">
      <text:list-level-style-number text:start-value="1" text:display-levels="1" style:num-format="1" text:style-name="T82" text:level="1" style:num-suffix=".">
        <style:list-level-properties text:list-level-position-and-space-mode="label-alignment" fo:text-align="left">
          <style:list-level-label-alignment text:label-followed-by="listtab" text:list-tab-stop-position="0.00000000000pt" fo:text-indent="-18.00000000000pt" fo:margin-left="36.00000000000pt"/>
        </style:list-level-properties>
      </text:list-level-style-number>
    </text:list-style>
    <text:list-style style:name="L115" style:display-name="L11">
      <text:list-level-style-number text:start-value="1" text:display-levels="1" style:num-format="1" text:style-name="T79" text:level="1" style:num-suffix=".">
        <style:list-level-properties text:list-level-position-and-space-mode="label-alignment" fo:text-align="left">
          <style:list-level-label-alignment text:label-followed-by="listtab" text:list-tab-stop-position="0.00000000000pt" fo:text-indent="-18.00000000000pt" fo:margin-left="36.00000000000pt"/>
        </style:list-level-properties>
      </text:list-level-style-number>
    </text:list-style>
    <text:list-style style:name="L13" style:display-name="L13">
      <text:list-level-style-number text:start-value="1" text:display-levels="1" style:num-format="1" text:style-name="T29" text:level="1" style:num-suffix=".">
        <style:list-level-properties text:list-level-position-and-space-mode="label-alignment" fo:text-align="left">
          <style:list-level-label-alignment text:label-followed-by="listtab" text:list-tab-stop-position="0.00000000000pt" fo:text-indent="-18.00000000000pt" fo:margin-left="54.00000000000pt"/>
        </style:list-level-properties>
      </text:list-level-style-number>
    </text:list-style>
    <text:list-style style:name="L14" style:display-name="L14">
      <text:list-level-style-number text:start-value="4" text:display-levels="1" style:num-format="1" text:style-name="T87" text:level="2" style:num-suffix=".">
        <style:list-level-properties text:list-level-position-and-space-mode="label-alignment" fo:text-align="left">
          <style:list-level-label-alignment text:label-followed-by="listtab" text:list-tab-stop-position="0.00000000000pt" fo:text-indent="-36.00000000000pt" fo:margin-left="36.00000000000pt"/>
        </style:list-level-properties>
      </text:list-level-style-number>
    </text:list-style>
    <text:list-style style:name="L15" style:display-name="L15">
      <text:list-level-style-number text:start-value="1" text:display-levels="1" style:num-format="1" text:style-name="T77" text:level="2" style:num-suffix=".">
        <style:list-level-properties text:list-level-position-and-space-mode="label-alignment" fo:text-align="left">
          <style:list-level-label-alignment text:label-followed-by="listtab" text:list-tab-stop-position="0.00000000000pt" fo:text-indent="-36.00000000000pt" fo:margin-left="61.10000000000pt"/>
        </style:list-level-properties>
      </text:list-level-style-number>
    </text:list-style>
    <text:list-style style:name="L161" style:display-name="L16">
      <text:list-level-style-bullet text:bullet-char="" text:style-name="T12" text:level="1">
        <style:list-level-properties text:list-level-position-and-space-mode="label-alignment" fo:text-align="left">
          <style:list-level-label-alignment text:label-followed-by="listtab" text:list-tab-stop-position="0.00000000000pt" fo:text-indent="-18.00000000000pt" fo:margin-left="38.75000000000pt"/>
        </style:list-level-properties>
      </text:list-level-style-bullet>
    </text:list-style>
    <text:list-style style:name="L17" style:display-name="L17">
      <text:list-level-style-number text:start-value="1" text:display-levels="1" style:num-format="1" text:style-name="T91" text:level="1" style:num-suffix=".">
        <style:list-level-properties text:list-level-position-and-space-mode="label-alignment" fo:text-align="left">
          <style:list-level-label-alignment text:label-followed-by="listtab" text:list-tab-stop-position="0.00000000000pt" fo:text-indent="-18.00000000000pt" fo:margin-left="25.10000000000pt"/>
        </style:list-level-properties>
      </text:list-level-style-number>
    </text:list-style>
    <text:list-style style:name="L18" style:display-name="L18">
      <text:list-level-style-number text:start-value="1" text:display-levels="1" style:num-format="1" text:style-name="T92" text:level="1" style:num-suffix=".">
        <style:list-level-properties text:list-level-position-and-space-mode="label-alignment" fo:text-align="left">
          <style:list-level-label-alignment text:label-followed-by="listtab" text:list-tab-stop-position="0.00000000000pt" fo:text-indent="-18.00000000000pt" fo:margin-left="25.10000000000pt"/>
        </style:list-level-properties>
      </text:list-level-style-number>
    </text:list-style>
    <text:list-style style:name="L19" style:display-name="L19">
      <text:list-level-style-number text:start-value="1" text:display-levels="1" style:num-format="1" text:style-name="T93" text:level="1" style:num-suffix=".">
        <style:list-level-properties text:list-level-position-and-space-mode="label-alignment" fo:text-align="left">
          <style:list-level-label-alignment text:label-followed-by="listtab" text:list-tab-stop-position="0.00000000000pt" fo:text-indent="-18.00000000000pt" fo:margin-left="25.10000000000pt"/>
        </style:list-level-properties>
      </text:list-level-style-number>
    </text:list-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72.000000000000000pt" fo:padding="0.000000000000000pt" fo:page-height="792.001372051999965pt" fo:page-width="612.001060221999978pt" style:print-orientation="portrait"/>
    </style:page-layout>
    <style:page-layout style:name="pm2" style:page-usage="all">
      <style:page-layout-properties calligra:specialborder-bottom="none" calligra:specialborder-left="none" calligra:specialborder-right="none" calligra:specialborder-top="none" fo:border="0pt none #000000" fo:margin="56.693011599999998pt" fo:padding="0.000000000000000pt" fo:page-height="792.001372051999965pt" fo:page-width="612.001060221999978pt" style:print-orientation="portrait"/>
    </style:page-layout>
  </office:automatic-styles>
  <office:master-styles>
    <style:master-page style:name="Standard1" style:page-layout-name="pm1"/>
    <style:master-page style:name="Standard" style:display-name="Default" style:page-layout-name="pm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9.11</meta:generator>
    <dc:title/>
    <meta:initial-creator>Unknown</meta:initial-creator>
    <meta:editing-cycles>2</meta:editing-cycles>
    <dc:date>2017-04-26T17:32:53</dc:date>
    <meta:creation-date>2017-04-26T13:26:29</meta:creation-date>
    <dc:creator>Lavanya Maganti</dc:creator>
  </office:meta>
</office:document-meta>
</file>